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6984in"/>
    </style:style>
    <style:style style:name="co2" style:family="table-column">
      <style:table-column-properties fo:break-before="auto" style:column-width="4.8075in"/>
    </style:style>
    <style:style style:name="co3" style:family="table-column">
      <style:table-column-properties fo:break-before="auto" style:column-width="1.5161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0.7547in"/>
    </style:style>
    <style:style style:name="co6" style:family="table-column">
      <style:table-column-properties fo:break-before="auto" style:column-width="0.7016in"/>
    </style:style>
    <style:style style:name="co7" style:family="table-column">
      <style:table-column-properties fo:break-before="auto" style:column-width="7.5417in"/>
    </style:style>
    <style:style style:name="co8" style:family="table-column">
      <style:table-column-properties fo:break-before="auto" style:column-width="3.8752in"/>
    </style:style>
    <style:style style:name="co9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1"/>
    <style:style style:name="ce2" style:family="table-cell" style:parent-style-name="Default" style:data-style-name="N84"/>
    <style:style style:name="ce3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volxkin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ce3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Cinema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Start ISO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ISO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oc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We Stand With Ukraine: Benefizkonzert aus dem Ernst-Happel-Stadion</text:p>
          </table:table-cell>
          <table:table-cell office:value-type="string" calcext:value-type="string">
            <text:p>2022-07-02T19:30:00Z</text:p>
          </table:table-cell>
          <table:table-cell table:formula="of:=MID([.C2];1;10)" office:value-type="string" office:string-value="2022-07-02" calcext:value-type="string">
            <text:p>2022-07-02</text:p>
          </table:table-cell>
          <table:table-cell table:formula="of:=MID([.C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2T21:30:00Z</text:p>
          </table:table-cell>
          <table:table-cell table:style-name="ce2" table:formula="of:=MID([.F2];1;10)" office:value-type="string" office:string-value="2022-07-02" calcext:value-type="string">
            <text:p>2022-07-02</text:p>
          </table:table-cell>
          <table:table-cell table:style-name="ce3" table:formula="of:=MID([.F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we-stand-with-ukraine-benefizkonzert-aus-dem-ernst-happel-stadio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Il Turco in Italia: zeitversetzte Live-Übertragung</text:p>
          </table:table-cell>
          <table:table-cell office:value-type="string" calcext:value-type="string">
            <text:p>2022-07-03T19:30:00Z</text:p>
          </table:table-cell>
          <table:table-cell table:formula="of:=MID([.C3];1;10)" office:value-type="string" office:string-value="2022-07-03" calcext:value-type="string">
            <text:p>2022-07-03</text:p>
          </table:table-cell>
          <table:table-cell table:formula="of:=MID([.C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3T21:30:00Z</text:p>
          </table:table-cell>
          <table:table-cell table:style-name="ce2" table:formula="of:=MID([.F3];1;10)" office:value-type="string" office:string-value="2022-07-03" calcext:value-type="string">
            <text:p>2022-07-03</text:p>
          </table:table-cell>
          <table:table-cell table:style-name="ce3" table:formula="of:=MID([.F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il-turco-in-italia-zeitversetzte-live-uebertragung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Falco Symphonic Live</text:p>
          </table:table-cell>
          <table:table-cell office:value-type="string" calcext:value-type="string">
            <text:p>2022-07-04T19:30:00Z</text:p>
          </table:table-cell>
          <table:table-cell table:formula="of:=MID([.C4];1;10)" office:value-type="string" office:string-value="2022-07-04" calcext:value-type="string">
            <text:p>2022-07-04</text:p>
          </table:table-cell>
          <table:table-cell table:formula="of:=MID([.C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4T20:30:00Z</text:p>
          </table:table-cell>
          <table:table-cell table:style-name="ce2" table:formula="of:=MID([.F4];1;10)" office:value-type="string" office:string-value="2022-07-04" calcext:value-type="string">
            <text:p>2022-07-04</text:p>
          </table:table-cell>
          <table:table-cell table:style-name="ce3" table:formula="of:=MID([.F4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falco-symphonic-live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avid Bowie: A Reality Tour</text:p>
          </table:table-cell>
          <table:table-cell office:value-type="string" calcext:value-type="string">
            <text:p>2022-07-04T20:31:00Z</text:p>
          </table:table-cell>
          <table:table-cell table:formula="of:=MID([.C5];1;10)" office:value-type="string" office:string-value="2022-07-04" calcext:value-type="string">
            <text:p>2022-07-04</text:p>
          </table:table-cell>
          <table:table-cell table:formula="of:=MID([.C5];12;8) + TIME(2;0;0)" office:value-type="time" office:time-value="PT22H31M00S" calcext:value-type="time">
            <text:p>22:31:00</text:p>
          </table:table-cell>
          <table:table-cell office:value-type="string" calcext:value-type="string">
            <text:p>2022-07-04T21:30:00Z</text:p>
          </table:table-cell>
          <table:table-cell table:style-name="ce2" table:formula="of:=MID([.F5];1;10)" office:value-type="string" office:string-value="2022-07-04" calcext:value-type="string">
            <text:p>2022-07-04</text:p>
          </table:table-cell>
          <table:table-cell table:style-name="ce3" table:formula="of:=MID([.F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david-bowie-a-reality-tour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Pavarotti: Live im Hyde Park</text:p>
          </table:table-cell>
          <table:table-cell office:value-type="string" calcext:value-type="string">
            <text:p>2022-07-05T19:30:00Z</text:p>
          </table:table-cell>
          <table:table-cell table:formula="of:=MID([.C6];1;10)" office:value-type="string" office:string-value="2022-07-05" calcext:value-type="string">
            <text:p>2022-07-05</text:p>
          </table:table-cell>
          <table:table-cell table:formula="of:=MID([.C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5T21:30:00Z</text:p>
          </table:table-cell>
          <table:table-cell table:style-name="ce2" table:formula="of:=MID([.F6];1;10)" office:value-type="string" office:string-value="2022-07-05" calcext:value-type="string">
            <text:p>2022-07-05</text:p>
          </table:table-cell>
          <table:table-cell table:style-name="ce3" table:formula="of:=MID([.F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pavarotti-live-im-hyde-park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Turandot</text:p>
          </table:table-cell>
          <table:table-cell office:value-type="string" calcext:value-type="string">
            <text:p>2022-07-06T19:30:00Z</text:p>
          </table:table-cell>
          <table:table-cell table:formula="of:=MID([.C7];1;10)" office:value-type="string" office:string-value="2022-07-06" calcext:value-type="string">
            <text:p>2022-07-06</text:p>
          </table:table-cell>
          <table:table-cell table:formula="of:=MID([.C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6T21:30:00Z</text:p>
          </table:table-cell>
          <table:table-cell table:style-name="ce2" table:formula="of:=MID([.F7];1;10)" office:value-type="string" office:string-value="2022-07-06" calcext:value-type="string">
            <text:p>2022-07-06</text:p>
          </table:table-cell>
          <table:table-cell table:style-name="ce3" table:formula="of:=MID([.F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turandot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Coldplay: Live In São Paulo</text:p>
          </table:table-cell>
          <table:table-cell office:value-type="string" calcext:value-type="string">
            <text:p>2022-07-07T19:30:00Z</text:p>
          </table:table-cell>
          <table:table-cell table:formula="of:=MID([.C8];1;10)" office:value-type="string" office:string-value="2022-07-07" calcext:value-type="string">
            <text:p>2022-07-07</text:p>
          </table:table-cell>
          <table:table-cell table:formula="of:=MID([.C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7T21:30:00Z</text:p>
          </table:table-cell>
          <table:table-cell table:style-name="ce2" table:formula="of:=MID([.F8];1;10)" office:value-type="string" office:string-value="2022-07-07" calcext:value-type="string">
            <text:p>2022-07-07</text:p>
          </table:table-cell>
          <table:table-cell table:style-name="ce3" table:formula="of:=MID([.F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coldplay-live-in-sao-paulo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2Cellos im Sydney Opera House</text:p>
          </table:table-cell>
          <table:table-cell office:value-type="string" calcext:value-type="string">
            <text:p>2022-07-08T19:30:00Z</text:p>
          </table:table-cell>
          <table:table-cell table:formula="of:=MID([.C9];1;10)" office:value-type="string" office:string-value="2022-07-08" calcext:value-type="string">
            <text:p>2022-07-08</text:p>
          </table:table-cell>
          <table:table-cell table:formula="of:=MID([.C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8T21:30:00Z</text:p>
          </table:table-cell>
          <table:table-cell table:style-name="ce2" table:formula="of:=MID([.F9];1;10)" office:value-type="string" office:string-value="2022-07-08" calcext:value-type="string">
            <text:p>2022-07-08</text:p>
          </table:table-cell>
          <table:table-cell table:style-name="ce3" table:formula="of:=MID([.F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2cellos-im-sydney-opera-house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B.B. King: Live At Montreux</text:p>
          </table:table-cell>
          <table:table-cell office:value-type="string" calcext:value-type="string">
            <text:p>2022-07-09T19:30:00Z</text:p>
          </table:table-cell>
          <table:table-cell table:formula="of:=MID([.C10];1;10)" office:value-type="string" office:string-value="2022-07-09" calcext:value-type="string">
            <text:p>2022-07-09</text:p>
          </table:table-cell>
          <table:table-cell table:formula="of:=MID([.C1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9T21:30:00Z</text:p>
          </table:table-cell>
          <table:table-cell table:style-name="ce2" table:formula="of:=MID([.F10];1;10)" office:value-type="string" office:string-value="2022-07-09" calcext:value-type="string">
            <text:p>2022-07-09</text:p>
          </table:table-cell>
          <table:table-cell table:style-name="ce3" table:formula="of:=MID([.F1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b-b-king-live-at-montreux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Werther</text:p>
          </table:table-cell>
          <table:table-cell office:value-type="string" calcext:value-type="string">
            <text:p>2022-07-10T19:15:00Z</text:p>
          </table:table-cell>
          <table:table-cell table:formula="of:=MID([.C11];1;10)" office:value-type="string" office:string-value="2022-07-10" calcext:value-type="string">
            <text:p>2022-07-10</text:p>
          </table:table-cell>
          <table:table-cell table:formula="of:=MID([.C11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0T21:30:00Z</text:p>
          </table:table-cell>
          <table:table-cell table:style-name="ce2" table:formula="of:=MID([.F11];1;10)" office:value-type="string" office:string-value="2022-07-10" calcext:value-type="string">
            <text:p>2022-07-10</text:p>
          </table:table-cell>
          <table:table-cell table:style-name="ce3" table:formula="of:=MID([.F1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werther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Seiler und Speer: Red Bull Symphonic</text:p>
          </table:table-cell>
          <table:table-cell office:value-type="string" calcext:value-type="string">
            <text:p>2022-07-11T19:15:00Z</text:p>
          </table:table-cell>
          <table:table-cell table:formula="of:=MID([.C12];1;10)" office:value-type="string" office:string-value="2022-07-11" calcext:value-type="string">
            <text:p>2022-07-11</text:p>
          </table:table-cell>
          <table:table-cell table:formula="of:=MID([.C12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1T21:30:00Z</text:p>
          </table:table-cell>
          <table:table-cell table:style-name="ce2" table:formula="of:=MID([.F12];1;10)" office:value-type="string" office:string-value="2022-07-11" calcext:value-type="string">
            <text:p>2022-07-11</text:p>
          </table:table-cell>
          <table:table-cell table:style-name="ce3" table:formula="of:=MID([.F1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seiler-und-speer-red-bull-symphonic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Thaïs</text:p>
          </table:table-cell>
          <table:table-cell office:value-type="string" calcext:value-type="string">
            <text:p>2022-07-12T19:15:00Z</text:p>
          </table:table-cell>
          <table:table-cell table:formula="of:=MID([.C13];1;10)" office:value-type="string" office:string-value="2022-07-12" calcext:value-type="string">
            <text:p>2022-07-12</text:p>
          </table:table-cell>
          <table:table-cell table:formula="of:=MID([.C13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2T21:30:00Z</text:p>
          </table:table-cell>
          <table:table-cell table:style-name="ce2" table:formula="of:=MID([.F13];1;10)" office:value-type="string" office:string-value="2022-07-12" calcext:value-type="string">
            <text:p>2022-07-12</text:p>
          </table:table-cell>
          <table:table-cell table:style-name="ce3" table:formula="of:=MID([.F1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thais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Martin Grubinger At Waldbühne 2021: American Rhythms</text:p>
          </table:table-cell>
          <table:table-cell office:value-type="string" calcext:value-type="string">
            <text:p>2022-07-13T19:15:00Z</text:p>
          </table:table-cell>
          <table:table-cell table:formula="of:=MID([.C14];1;10)" office:value-type="string" office:string-value="2022-07-13" calcext:value-type="string">
            <text:p>2022-07-13</text:p>
          </table:table-cell>
          <table:table-cell table:formula="of:=MID([.C14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3T21:30:00Z</text:p>
          </table:table-cell>
          <table:table-cell table:style-name="ce2" table:formula="of:=MID([.F14];1;10)" office:value-type="string" office:string-value="2022-07-13" calcext:value-type="string">
            <text:p>2022-07-13</text:p>
          </table:table-cell>
          <table:table-cell table:style-name="ce3" table:formula="of:=MID([.F1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martin-grubinger-at-waldbuehne-2021-american-rhythms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Queen: Hungarian Rhapsody Live In Budapest</text:p>
          </table:table-cell>
          <table:table-cell office:value-type="string" calcext:value-type="string">
            <text:p>2022-07-14T19:15:00Z</text:p>
          </table:table-cell>
          <table:table-cell table:formula="of:=MID([.C15];1;10)" office:value-type="string" office:string-value="2022-07-14" calcext:value-type="string">
            <text:p>2022-07-14</text:p>
          </table:table-cell>
          <table:table-cell table:formula="of:=MID([.C15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4T21:30:00Z</text:p>
          </table:table-cell>
          <table:table-cell table:style-name="ce2" table:formula="of:=MID([.F15];1;10)" office:value-type="string" office:string-value="2022-07-14" calcext:value-type="string">
            <text:p>2022-07-14</text:p>
          </table:table-cell>
          <table:table-cell table:style-name="ce3" table:formula="of:=MID([.F1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queen-hungarian-rhapsody-live-in-budapest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Sting: Live At The Olympia| Paris</text:p>
          </table:table-cell>
          <table:table-cell office:value-type="string" calcext:value-type="string">
            <text:p>2022-07-15T19:15:00Z</text:p>
          </table:table-cell>
          <table:table-cell table:formula="of:=MID([.C16];1;10)" office:value-type="string" office:string-value="2022-07-15" calcext:value-type="string">
            <text:p>2022-07-15</text:p>
          </table:table-cell>
          <table:table-cell table:formula="of:=MID([.C16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5T20:15:00Z</text:p>
          </table:table-cell>
          <table:table-cell table:style-name="ce2" table:formula="of:=MID([.F16];1;10)" office:value-type="string" office:string-value="2022-07-15" calcext:value-type="string">
            <text:p>2022-07-15</text:p>
          </table:table-cell>
          <table:table-cell table:style-name="ce3" table:formula="of:=MID([.F16];12;8) + TIME(2;0;0)" office:value-type="time" office:time-value="PT22H15M00S" calcext:value-type="time">
            <text:p>22:15:00</text:p>
          </table:table-cell>
          <table:table-cell office:value-type="string" calcext:value-type="string">
            <text:p>https://filmfestival-rathausplatz.at/event/sting-live-at-the-olympia-paris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Amy Winehouse: Live aus dem Shepherd's Bush Empire</text:p>
          </table:table-cell>
          <table:table-cell office:value-type="string" calcext:value-type="string">
            <text:p>2022-07-15T20:15:00Z</text:p>
          </table:table-cell>
          <table:table-cell table:formula="of:=MID([.C17];1;10)" office:value-type="string" office:string-value="2022-07-15" calcext:value-type="string">
            <text:p>2022-07-15</text:p>
          </table:table-cell>
          <table:table-cell table:formula="of:=MID([.C17];12;8) + TIME(2;0;0)" office:value-type="time" office:time-value="PT22H15M00S" calcext:value-type="time">
            <text:p>22:15:00</text:p>
          </table:table-cell>
          <table:table-cell office:value-type="string" calcext:value-type="string">
            <text:p>2022-07-15T21:30:00Z</text:p>
          </table:table-cell>
          <table:table-cell table:style-name="ce2" table:formula="of:=MID([.F17];1;10)" office:value-type="string" office:string-value="2022-07-15" calcext:value-type="string">
            <text:p>2022-07-15</text:p>
          </table:table-cell>
          <table:table-cell table:style-name="ce3" table:formula="of:=MID([.F1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amy-winehouse-live-aus-dem-shepherd-s-bush-empire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Schwanensee</text:p>
          </table:table-cell>
          <table:table-cell office:value-type="string" calcext:value-type="string">
            <text:p>2022-07-16T19:15:00Z</text:p>
          </table:table-cell>
          <table:table-cell table:formula="of:=MID([.C18];1;10)" office:value-type="string" office:string-value="2022-07-16" calcext:value-type="string">
            <text:p>2022-07-16</text:p>
          </table:table-cell>
          <table:table-cell table:formula="of:=MID([.C18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6T21:30:00Z</text:p>
          </table:table-cell>
          <table:table-cell table:style-name="ce2" table:formula="of:=MID([.F18];1;10)" office:value-type="string" office:string-value="2022-07-16" calcext:value-type="string">
            <text:p>2022-07-16</text:p>
          </table:table-cell>
          <table:table-cell table:style-name="ce3" table:formula="of:=MID([.F1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schwanensee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ie Fledermaus</text:p>
          </table:table-cell>
          <table:table-cell office:value-type="string" calcext:value-type="string">
            <text:p>2022-07-17T19:15:00Z</text:p>
          </table:table-cell>
          <table:table-cell table:formula="of:=MID([.C19];1;10)" office:value-type="string" office:string-value="2022-07-17" calcext:value-type="string">
            <text:p>2022-07-17</text:p>
          </table:table-cell>
          <table:table-cell table:formula="of:=MID([.C19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7T21:30:00Z</text:p>
          </table:table-cell>
          <table:table-cell table:style-name="ce2" table:formula="of:=MID([.F19];1;10)" office:value-type="string" office:string-value="2022-07-17" calcext:value-type="string">
            <text:p>2022-07-17</text:p>
          </table:table-cell>
          <table:table-cell table:style-name="ce3" table:formula="of:=MID([.F1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die-fledermaus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Subsurface</text:p>
          </table:table-cell>
          <table:table-cell office:value-type="string" calcext:value-type="string">
            <text:p>2022-07-18T19:15:00Z</text:p>
          </table:table-cell>
          <table:table-cell table:formula="of:=MID([.C20];1;10)" office:value-type="string" office:string-value="2022-07-18" calcext:value-type="string">
            <text:p>2022-07-18</text:p>
          </table:table-cell>
          <table:table-cell table:formula="of:=MID([.C20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8T20:15:00Z</text:p>
          </table:table-cell>
          <table:table-cell table:style-name="ce2" table:formula="of:=MID([.F20];1;10)" office:value-type="string" office:string-value="2022-07-18" calcext:value-type="string">
            <text:p>2022-07-18</text:p>
          </table:table-cell>
          <table:table-cell table:style-name="ce3" table:formula="of:=MID([.F20];12;8) + TIME(2;0;0)" office:value-type="time" office:time-value="PT22H15M00S" calcext:value-type="time">
            <text:p>22:15:00</text:p>
          </table:table-cell>
          <table:table-cell office:value-type="string" calcext:value-type="string">
            <text:p>https://filmfestival-rathausplatz.at/event/subsurface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ee Dee Bridgewater: Live At The Bayfront Jazz Festival</text:p>
          </table:table-cell>
          <table:table-cell office:value-type="string" calcext:value-type="string">
            <text:p>2022-07-18T19:22:00Z</text:p>
          </table:table-cell>
          <table:table-cell table:formula="of:=MID([.C21];1;10)" office:value-type="string" office:string-value="2022-07-18" calcext:value-type="string">
            <text:p>2022-07-18</text:p>
          </table:table-cell>
          <table:table-cell table:formula="of:=MID([.C21];12;8) + TIME(2;0;0)" office:value-type="time" office:time-value="PT21H22M00S" calcext:value-type="time">
            <text:p>21:22:00</text:p>
          </table:table-cell>
          <table:table-cell office:value-type="string" calcext:value-type="string">
            <text:p>2022-07-18T21:30:00Z</text:p>
          </table:table-cell>
          <table:table-cell table:style-name="ce2" table:formula="of:=MID([.F21];1;10)" office:value-type="string" office:string-value="2022-07-18" calcext:value-type="string">
            <text:p>2022-07-18</text:p>
          </table:table-cell>
          <table:table-cell table:style-name="ce3" table:formula="of:=MID([.F2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dee-dee-bridgewater-live-at-the-bayfront-jazz-festival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Neujahrskonzert 2022</text:p>
          </table:table-cell>
          <table:table-cell office:value-type="string" calcext:value-type="string">
            <text:p>2022-07-19T19:15:00Z</text:p>
          </table:table-cell>
          <table:table-cell table:formula="of:=MID([.C22];1;10)" office:value-type="string" office:string-value="2022-07-19" calcext:value-type="string">
            <text:p>2022-07-19</text:p>
          </table:table-cell>
          <table:table-cell table:formula="of:=MID([.C22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9T21:30:00Z</text:p>
          </table:table-cell>
          <table:table-cell table:style-name="ce2" table:formula="of:=MID([.F22];1;10)" office:value-type="string" office:string-value="2022-07-19" calcext:value-type="string">
            <text:p>2022-07-19</text:p>
          </table:table-cell>
          <table:table-cell table:style-name="ce3" table:formula="of:=MID([.F2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neujahrskonzert-202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Cold Storage</text:p>
          </table:table-cell>
          <table:table-cell office:value-type="string" calcext:value-type="string">
            <text:p>2022-07-20T19:15:00Z</text:p>
          </table:table-cell>
          <table:table-cell table:formula="of:=MID([.C23];1;10)" office:value-type="string" office:string-value="2022-07-20" calcext:value-type="string">
            <text:p>2022-07-20</text:p>
          </table:table-cell>
          <table:table-cell table:formula="of:=MID([.C23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0T20:15:00Z</text:p>
          </table:table-cell>
          <table:table-cell table:style-name="ce2" table:formula="of:=MID([.F23];1;10)" office:value-type="string" office:string-value="2022-07-20" calcext:value-type="string">
            <text:p>2022-07-20</text:p>
          </table:table-cell>
          <table:table-cell table:style-name="ce3" table:formula="of:=MID([.F23];12;8) + TIME(2;0;0)" office:value-type="time" office:time-value="PT22H15M00S" calcext:value-type="time">
            <text:p>22:15:00</text:p>
          </table:table-cell>
          <table:table-cell office:value-type="string" calcext:value-type="string">
            <text:p>https://filmfestival-rathausplatz.at/event/cold-storage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Herbert Pixner Projekt und das Tonkünstler-Orchester: Symphonic Alps</text:p>
          </table:table-cell>
          <table:table-cell office:value-type="string" calcext:value-type="string">
            <text:p>2022-07-20T19:23:00Z</text:p>
          </table:table-cell>
          <table:table-cell table:formula="of:=MID([.C24];1;10)" office:value-type="string" office:string-value="2022-07-20" calcext:value-type="string">
            <text:p>2022-07-20</text:p>
          </table:table-cell>
          <table:table-cell table:formula="of:=MID([.C24];12;8) + TIME(2;0;0)" office:value-type="time" office:time-value="PT21H23M00S" calcext:value-type="time">
            <text:p>21:23:00</text:p>
          </table:table-cell>
          <table:table-cell office:value-type="string" calcext:value-type="string">
            <text:p>2022-07-20T20:30:00Z</text:p>
          </table:table-cell>
          <table:table-cell table:style-name="ce2" table:formula="of:=MID([.F24];1;10)" office:value-type="string" office:string-value="2022-07-20" calcext:value-type="string">
            <text:p>2022-07-20</text:p>
          </table:table-cell>
          <table:table-cell table:style-name="ce3" table:formula="of:=MID([.F24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herbert-pixner-projekt-und-das-tonkuenstler-orchester-symphonic-alps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In Memoriam Willi Resetarits: BE A MENSCH</text:p>
          </table:table-cell>
          <table:table-cell office:value-type="string" calcext:value-type="string">
            <text:p>2022-07-20T20:34:00Z</text:p>
          </table:table-cell>
          <table:table-cell table:formula="of:=MID([.C25];1;10)" office:value-type="string" office:string-value="2022-07-20" calcext:value-type="string">
            <text:p>2022-07-20</text:p>
          </table:table-cell>
          <table:table-cell table:formula="of:=MID([.C25];12;8) + TIME(2;0;0)" office:value-type="time" office:time-value="PT22H34M00S" calcext:value-type="time">
            <text:p>22:34:00</text:p>
          </table:table-cell>
          <table:table-cell office:value-type="string" calcext:value-type="string">
            <text:p>2022-07-20T21:45:00Z</text:p>
          </table:table-cell>
          <table:table-cell table:style-name="ce2" table:formula="of:=MID([.F25];1;10)" office:value-type="string" office:string-value="2022-07-20" calcext:value-type="string">
            <text:p>2022-07-20</text:p>
          </table:table-cell>
          <table:table-cell table:style-name="ce3" table:formula="of:=MID([.F25];12;8) + TIME(2;0;0)" office:value-type="time" office:time-value="PT23H45M00S" calcext:value-type="time">
            <text:p>23:45:00</text:p>
          </table:table-cell>
          <table:table-cell office:value-type="string" calcext:value-type="string">
            <text:p>https://filmfestival-rathausplatz.at/event/in-memoriam-willi-resetarits-be-a-mensch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TINA: LIVE!</text:p>
          </table:table-cell>
          <table:table-cell office:value-type="string" calcext:value-type="string">
            <text:p>2022-07-21T19:15:00Z</text:p>
          </table:table-cell>
          <table:table-cell table:formula="of:=MID([.C26];1;10)" office:value-type="string" office:string-value="2022-07-21" calcext:value-type="string">
            <text:p>2022-07-21</text:p>
          </table:table-cell>
          <table:table-cell table:formula="of:=MID([.C26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1T21:30:00Z</text:p>
          </table:table-cell>
          <table:table-cell table:style-name="ce2" table:formula="of:=MID([.F26];1;10)" office:value-type="string" office:string-value="2022-07-21" calcext:value-type="string">
            <text:p>2022-07-21</text:p>
          </table:table-cell>
          <table:table-cell table:style-name="ce3" table:formula="of:=MID([.F2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tina-live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Hollywood In Vienna: The World Of Hans Zimmer</text:p>
          </table:table-cell>
          <table:table-cell office:value-type="string" calcext:value-type="string">
            <text:p>2022-07-22T19:15:00Z</text:p>
          </table:table-cell>
          <table:table-cell table:formula="of:=MID([.C27];1;10)" office:value-type="string" office:string-value="2022-07-22" calcext:value-type="string">
            <text:p>2022-07-22</text:p>
          </table:table-cell>
          <table:table-cell table:formula="of:=MID([.C27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2T21:30:00Z</text:p>
          </table:table-cell>
          <table:table-cell table:style-name="ce2" table:formula="of:=MID([.F27];1;10)" office:value-type="string" office:string-value="2022-07-22" calcext:value-type="string">
            <text:p>2022-07-22</text:p>
          </table:table-cell>
          <table:table-cell table:style-name="ce3" table:formula="of:=MID([.F2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hollywood-in-vienna-the-world-of-hans-zimmer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ie Toten Hosen: Nur zu Besuch MTV Unplugged</text:p>
          </table:table-cell>
          <table:table-cell office:value-type="string" calcext:value-type="string">
            <text:p>2022-07-23T19:15:00Z</text:p>
          </table:table-cell>
          <table:table-cell table:formula="of:=MID([.C28];1;10)" office:value-type="string" office:string-value="2022-07-23" calcext:value-type="string">
            <text:p>2022-07-23</text:p>
          </table:table-cell>
          <table:table-cell table:formula="of:=MID([.C28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3T21:30:00Z</text:p>
          </table:table-cell>
          <table:table-cell table:style-name="ce2" table:formula="of:=MID([.F28];1;10)" office:value-type="string" office:string-value="2022-07-23" calcext:value-type="string">
            <text:p>2022-07-23</text:p>
          </table:table-cell>
          <table:table-cell table:style-name="ce3" table:formula="of:=MID([.F2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die-toten-hosen-nur-zu-besuch-mtv-unplugged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2022-07-24T19:15:00Z</text:p>
          </table:table-cell>
          <table:table-cell table:formula="of:=MID([.C29];1;10)" office:value-type="string" office:string-value="2022-07-24" calcext:value-type="string">
            <text:p>2022-07-24</text:p>
          </table:table-cell>
          <table:table-cell table:formula="of:=MID([.C29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4T21:30:00Z</text:p>
          </table:table-cell>
          <table:table-cell table:style-name="ce2" table:formula="of:=MID([.F29];1;10)" office:value-type="string" office:string-value="2022-07-24" calcext:value-type="string">
            <text:p>2022-07-24</text:p>
          </table:table-cell>
          <table:table-cell table:style-name="ce3" table:formula="of:=MID([.F2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carme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Chucho Valdés: La Creación</text:p>
          </table:table-cell>
          <table:table-cell office:value-type="string" calcext:value-type="string">
            <text:p>2022-07-25T19:15:00Z</text:p>
          </table:table-cell>
          <table:table-cell table:formula="of:=MID([.C30];1;10)" office:value-type="string" office:string-value="2022-07-25" calcext:value-type="string">
            <text:p>2022-07-25</text:p>
          </table:table-cell>
          <table:table-cell table:formula="of:=MID([.C30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5T21:30:00Z</text:p>
          </table:table-cell>
          <table:table-cell table:style-name="ce2" table:formula="of:=MID([.F30];1;10)" office:value-type="string" office:string-value="2022-07-25" calcext:value-type="string">
            <text:p>2022-07-25</text:p>
          </table:table-cell>
          <table:table-cell table:style-name="ce3" table:formula="of:=MID([.F3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chucho-valdes-la-creacio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Galakonzert aus Berlin 2021</text:p>
          </table:table-cell>
          <table:table-cell office:value-type="string" calcext:value-type="string">
            <text:p>2022-07-26T19:15:00Z</text:p>
          </table:table-cell>
          <table:table-cell table:formula="of:=MID([.C31];1;10)" office:value-type="string" office:string-value="2022-07-26" calcext:value-type="string">
            <text:p>2022-07-26</text:p>
          </table:table-cell>
          <table:table-cell table:formula="of:=MID([.C31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6T21:30:00Z</text:p>
          </table:table-cell>
          <table:table-cell table:style-name="ce2" table:formula="of:=MID([.F31];1;10)" office:value-type="string" office:string-value="2022-07-26" calcext:value-type="string">
            <text:p>2022-07-26</text:p>
          </table:table-cell>
          <table:table-cell table:style-name="ce3" table:formula="of:=MID([.F3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galakonzert-aus-berlin-2021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Rolling Stones: Havana Moon</text:p>
          </table:table-cell>
          <table:table-cell office:value-type="string" calcext:value-type="string">
            <text:p>2022-07-27T19:15:00Z</text:p>
          </table:table-cell>
          <table:table-cell table:formula="of:=MID([.C32];1;10)" office:value-type="string" office:string-value="2022-07-27" calcext:value-type="string">
            <text:p>2022-07-27</text:p>
          </table:table-cell>
          <table:table-cell table:formula="of:=MID([.C32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7T21:30:00Z</text:p>
          </table:table-cell>
          <table:table-cell table:style-name="ce2" table:formula="of:=MID([.F32];1;10)" office:value-type="string" office:string-value="2022-07-27" calcext:value-type="string">
            <text:p>2022-07-27</text:p>
          </table:table-cell>
          <table:table-cell table:style-name="ce3" table:formula="of:=MID([.F3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rolling-stones-havana-moo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John Williams: Live In Vienna</text:p>
          </table:table-cell>
          <table:table-cell office:value-type="string" calcext:value-type="string">
            <text:p>2022-07-28T19:15:00Z</text:p>
          </table:table-cell>
          <table:table-cell table:formula="of:=MID([.C33];1;10)" office:value-type="string" office:string-value="2022-07-28" calcext:value-type="string">
            <text:p>2022-07-28</text:p>
          </table:table-cell>
          <table:table-cell table:formula="of:=MID([.C33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8T21:15:00Z</text:p>
          </table:table-cell>
          <table:table-cell table:style-name="ce2" table:formula="of:=MID([.F33];1;10)" office:value-type="string" office:string-value="2022-07-28" calcext:value-type="string">
            <text:p>2022-07-28</text:p>
          </table:table-cell>
          <table:table-cell table:style-name="ce3" table:formula="of:=MID([.F33];12;8) + TIME(2;0;0)" office:value-type="time" office:time-value="PT23H15M00S" calcext:value-type="time">
            <text:p>23:15:00</text:p>
          </table:table-cell>
          <table:table-cell office:value-type="string" calcext:value-type="string">
            <text:p>https://filmfestival-rathausplatz.at/event/john-williams-live-in-vienna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Nino und Julia</text:p>
          </table:table-cell>
          <table:table-cell office:value-type="string" calcext:value-type="string">
            <text:p>2022-07-29T19:15:00Z</text:p>
          </table:table-cell>
          <table:table-cell table:formula="of:=MID([.C34];1;10)" office:value-type="string" office:string-value="2022-07-29" calcext:value-type="string">
            <text:p>2022-07-29</text:p>
          </table:table-cell>
          <table:table-cell table:formula="of:=MID([.C34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9T19:45:00Z</text:p>
          </table:table-cell>
          <table:table-cell table:style-name="ce2" table:formula="of:=MID([.F34];1;10)" office:value-type="string" office:string-value="2022-07-29" calcext:value-type="string">
            <text:p>2022-07-29</text:p>
          </table:table-cell>
          <table:table-cell table:style-name="ce3" table:formula="of:=MID([.F34];12;8) + TIME(2;0;0)" office:value-type="time" office:time-value="PT21H45M00S" calcext:value-type="time">
            <text:p>21:45:00</text:p>
          </table:table-cell>
          <table:table-cell office:value-type="string" calcext:value-type="string">
            <text:p>https://filmfestival-rathausplatz.at/event/nino-und-julia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as große Musical-Konzert der Vereinigten Bühnen Wien</text:p>
          </table:table-cell>
          <table:table-cell office:value-type="string" calcext:value-type="string">
            <text:p>2022-07-29T19:20:00Z</text:p>
          </table:table-cell>
          <table:table-cell table:formula="of:=MID([.C35];1;10)" office:value-type="string" office:string-value="2022-07-29" calcext:value-type="string">
            <text:p>2022-07-29</text:p>
          </table:table-cell>
          <table:table-cell table:formula="of:=MID([.C35];12;8) + TIME(2;0;0)" office:value-type="time" office:time-value="PT21H20M00S" calcext:value-type="time">
            <text:p>21:20:00</text:p>
          </table:table-cell>
          <table:table-cell office:value-type="string" calcext:value-type="string">
            <text:p>2022-07-29T21:20:00Z</text:p>
          </table:table-cell>
          <table:table-cell table:style-name="ce2" table:formula="of:=MID([.F35];1;10)" office:value-type="string" office:string-value="2022-07-29" calcext:value-type="string">
            <text:p>2022-07-29</text:p>
          </table:table-cell>
          <table:table-cell table:style-name="ce3" table:formula="of:=MID([.F35];12;8) + TIME(2;0;0)" office:value-type="time" office:time-value="PT23H20M00S" calcext:value-type="time">
            <text:p>23:20:00</text:p>
          </table:table-cell>
          <table:table-cell office:value-type="string" calcext:value-type="string">
            <text:p>https://filmfestival-rathausplatz.at/event/das-grosse-musical-konzert-der-vereinigten-buehnen-wien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Herbert Blomstedt und Martha Argerich in Luzern: Beethoven</text:p>
          </table:table-cell>
          <table:table-cell office:value-type="string" calcext:value-type="string">
            <text:p>2022-07-30T19:15:00Z</text:p>
          </table:table-cell>
          <table:table-cell table:formula="of:=MID([.C36];1;10)" office:value-type="string" office:string-value="2022-07-30" calcext:value-type="string">
            <text:p>2022-07-30</text:p>
          </table:table-cell>
          <table:table-cell table:formula="of:=MID([.C36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30T20:30:00Z</text:p>
          </table:table-cell>
          <table:table-cell table:style-name="ce2" table:formula="of:=MID([.F36];1;10)" office:value-type="string" office:string-value="2022-07-30" calcext:value-type="string">
            <text:p>2022-07-30</text:p>
          </table:table-cell>
          <table:table-cell table:style-name="ce3" table:formula="of:=MID([.F36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herbert-blomstedt-und-martha-argerich-in-luzern-beethoven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Glenn Gould spielt Bach: Goldberg-Variationen</text:p>
          </table:table-cell>
          <table:table-cell office:value-type="string" calcext:value-type="string">
            <text:p>2022-07-30T20:35:00Z</text:p>
          </table:table-cell>
          <table:table-cell table:formula="of:=MID([.C37];1;10)" office:value-type="string" office:string-value="2022-07-30" calcext:value-type="string">
            <text:p>2022-07-30</text:p>
          </table:table-cell>
          <table:table-cell table:formula="of:=MID([.C37];12;8) + TIME(2;0;0)" office:value-type="time" office:time-value="PT22H35M00S" calcext:value-type="time">
            <text:p>22:35:00</text:p>
          </table:table-cell>
          <table:table-cell office:value-type="string" calcext:value-type="string">
            <text:p>2022-07-30T21:30:00Z</text:p>
          </table:table-cell>
          <table:table-cell table:style-name="ce2" table:formula="of:=MID([.F37];1;10)" office:value-type="string" office:string-value="2022-07-30" calcext:value-type="string">
            <text:p>2022-07-30</text:p>
          </table:table-cell>
          <table:table-cell table:style-name="ce3" table:formula="of:=MID([.F3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glenn-gould-spielt-bach-goldberg-variatione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2022-07-31T19:15:00Z</text:p>
          </table:table-cell>
          <table:table-cell table:formula="of:=MID([.C38];1;10)" office:value-type="string" office:string-value="2022-07-31" calcext:value-type="string">
            <text:p>2022-07-31</text:p>
          </table:table-cell>
          <table:table-cell table:formula="of:=MID([.C38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31T21:15:00Z</text:p>
          </table:table-cell>
          <table:table-cell table:style-name="ce2" table:formula="of:=MID([.F38];1;10)" office:value-type="string" office:string-value="2022-07-31" calcext:value-type="string">
            <text:p>2022-07-31</text:p>
          </table:table-cell>
          <table:table-cell table:style-name="ce3" table:formula="of:=MID([.F38];12;8) + TIME(2;0;0)" office:value-type="time" office:time-value="PT23H15M00S" calcext:value-type="time">
            <text:p>23:15:00</text:p>
          </table:table-cell>
          <table:table-cell office:value-type="string" calcext:value-type="string">
            <text:p>https://filmfestival-rathausplatz.at/event/sylvia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Fidelio</text:p>
          </table:table-cell>
          <table:table-cell office:value-type="string" calcext:value-type="string">
            <text:p>2022-08-01T19:00:00Z</text:p>
          </table:table-cell>
          <table:table-cell table:formula="of:=MID([.C39];1;10)" office:value-type="string" office:string-value="2022-08-01" calcext:value-type="string">
            <text:p>2022-08-01</text:p>
          </table:table-cell>
          <table:table-cell table:formula="of:=MID([.C39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1T21:00:00Z</text:p>
          </table:table-cell>
          <table:table-cell table:style-name="ce2" table:formula="of:=MID([.F39];1;10)" office:value-type="string" office:string-value="2022-08-01" calcext:value-type="string">
            <text:p>2022-08-01</text:p>
          </table:table-cell>
          <table:table-cell table:style-name="ce3" table:formula="of:=MID([.F39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fidelio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Franz Lehár Gala</text:p>
          </table:table-cell>
          <table:table-cell office:value-type="string" calcext:value-type="string">
            <text:p>2022-08-02T19:00:00Z</text:p>
          </table:table-cell>
          <table:table-cell table:formula="of:=MID([.C40];1;10)" office:value-type="string" office:string-value="2022-08-02" calcext:value-type="string">
            <text:p>2022-08-02</text:p>
          </table:table-cell>
          <table:table-cell table:formula="of:=MID([.C40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2T21:00:00Z</text:p>
          </table:table-cell>
          <table:table-cell table:style-name="ce2" table:formula="of:=MID([.F40];1;10)" office:value-type="string" office:string-value="2022-08-02" calcext:value-type="string">
            <text:p>2022-08-02</text:p>
          </table:table-cell>
          <table:table-cell table:style-name="ce3" table:formula="of:=MID([.F40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franz-lehar-gala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Metropolitan Opera Stars Live In Concert: Joyce DiDonato</text:p>
          </table:table-cell>
          <table:table-cell office:value-type="string" calcext:value-type="string">
            <text:p>2022-08-02T20:15:00Z</text:p>
          </table:table-cell>
          <table:table-cell table:formula="of:=MID([.C41];1;10)" office:value-type="string" office:string-value="2022-08-02" calcext:value-type="string">
            <text:p>2022-08-02</text:p>
          </table:table-cell>
          <table:table-cell table:formula="of:=MID([.C41];12;8) + TIME(2;0;0)" office:value-type="time" office:time-value="PT22H15M00S" calcext:value-type="time">
            <text:p>22:15:00</text:p>
          </table:table-cell>
          <table:table-cell office:value-type="string" calcext:value-type="string">
            <text:p>2022-08-02T21:15:00Z</text:p>
          </table:table-cell>
          <table:table-cell table:style-name="ce2" table:formula="of:=MID([.F41];1;10)" office:value-type="string" office:string-value="2022-08-02" calcext:value-type="string">
            <text:p>2022-08-02</text:p>
          </table:table-cell>
          <table:table-cell table:style-name="ce3" table:formula="of:=MID([.F41];12;8) + TIME(2;0;0)" office:value-type="time" office:time-value="PT23H15M00S" calcext:value-type="time">
            <text:p>23:15:00</text:p>
          </table:table-cell>
          <table:table-cell office:value-type="string" calcext:value-type="string">
            <text:p>https://filmfestival-rathausplatz.at/event/metropolitan-opera-stars-live-in-concert-joyce-didonato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Lang Lang: Live In Berlin feat. Herbie Hancock</text:p>
          </table:table-cell>
          <table:table-cell office:value-type="string" calcext:value-type="string">
            <text:p>2022-08-03T19:00:00Z</text:p>
          </table:table-cell>
          <table:table-cell table:formula="of:=MID([.C42];1;10)" office:value-type="string" office:string-value="2022-08-03" calcext:value-type="string">
            <text:p>2022-08-03</text:p>
          </table:table-cell>
          <table:table-cell table:formula="of:=MID([.C42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3T21:00:00Z</text:p>
          </table:table-cell>
          <table:table-cell table:style-name="ce2" table:formula="of:=MID([.F42];1;10)" office:value-type="string" office:string-value="2022-08-03" calcext:value-type="string">
            <text:p>2022-08-03</text:p>
          </table:table-cell>
          <table:table-cell table:style-name="ce3" table:formula="of:=MID([.F42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lang-lang-live-in-berlin-feat-herbie-hancock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epeche Mode: Spirits In The Forest</text:p>
          </table:table-cell>
          <table:table-cell office:value-type="string" calcext:value-type="string">
            <text:p>2022-08-04T19:00:00Z</text:p>
          </table:table-cell>
          <table:table-cell table:formula="of:=MID([.C43];1;10)" office:value-type="string" office:string-value="2022-08-04" calcext:value-type="string">
            <text:p>2022-08-04</text:p>
          </table:table-cell>
          <table:table-cell table:formula="of:=MID([.C43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4T21:00:00Z</text:p>
          </table:table-cell>
          <table:table-cell table:style-name="ce2" table:formula="of:=MID([.F43];1;10)" office:value-type="string" office:string-value="2022-08-04" calcext:value-type="string">
            <text:p>2022-08-04</text:p>
          </table:table-cell>
          <table:table-cell table:style-name="ce3" table:formula="of:=MID([.F43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depeche-mode-spirits-in-the-forest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Les Misérables In Concert</text:p>
          </table:table-cell>
          <table:table-cell office:value-type="string" calcext:value-type="string">
            <text:p>2022-08-05T19:00:00Z</text:p>
          </table:table-cell>
          <table:table-cell table:formula="of:=MID([.C44];1;10)" office:value-type="string" office:string-value="2022-08-05" calcext:value-type="string">
            <text:p>2022-08-05</text:p>
          </table:table-cell>
          <table:table-cell table:formula="of:=MID([.C44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5T21:00:00Z</text:p>
          </table:table-cell>
          <table:table-cell table:style-name="ce2" table:formula="of:=MID([.F44];1;10)" office:value-type="string" office:string-value="2022-08-05" calcext:value-type="string">
            <text:p>2022-08-05</text:p>
          </table:table-cell>
          <table:table-cell table:style-name="ce3" table:formula="of:=MID([.F44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les-miserables-in-concert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2Cellos im Sydney Opera House</text:p>
          </table:table-cell>
          <table:table-cell office:value-type="string" calcext:value-type="string">
            <text:p>2022-08-06T19:00:00Z</text:p>
          </table:table-cell>
          <table:table-cell table:formula="of:=MID([.C45];1;10)" office:value-type="string" office:string-value="2022-08-06" calcext:value-type="string">
            <text:p>2022-08-06</text:p>
          </table:table-cell>
          <table:table-cell table:formula="of:=MID([.C45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6T21:00:00Z</text:p>
          </table:table-cell>
          <table:table-cell table:style-name="ce2" table:formula="of:=MID([.F45];1;10)" office:value-type="string" office:string-value="2022-08-06" calcext:value-type="string">
            <text:p>2022-08-06</text:p>
          </table:table-cell>
          <table:table-cell table:style-name="ce3" table:formula="of:=MID([.F45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2cellos-im-sydney-opera-house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La Traviata</text:p>
          </table:table-cell>
          <table:table-cell office:value-type="string" calcext:value-type="string">
            <text:p>2022-08-07T19:00:00Z</text:p>
          </table:table-cell>
          <table:table-cell table:formula="of:=MID([.C46];1;10)" office:value-type="string" office:string-value="2022-08-07" calcext:value-type="string">
            <text:p>2022-08-07</text:p>
          </table:table-cell>
          <table:table-cell table:formula="of:=MID([.C46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7T21:00:00Z</text:p>
          </table:table-cell>
          <table:table-cell table:style-name="ce2" table:formula="of:=MID([.F46];1;10)" office:value-type="string" office:string-value="2022-08-07" calcext:value-type="string">
            <text:p>2022-08-07</text:p>
          </table:table-cell>
          <table:table-cell table:style-name="ce3" table:formula="of:=MID([.F46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la-traviata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Cold Storage</text:p>
          </table:table-cell>
          <table:table-cell office:value-type="string" calcext:value-type="string">
            <text:p>2022-08-08T19:00:00Z</text:p>
          </table:table-cell>
          <table:table-cell table:formula="of:=MID([.C47];1;10)" office:value-type="string" office:string-value="2022-08-08" calcext:value-type="string">
            <text:p>2022-08-08</text:p>
          </table:table-cell>
          <table:table-cell table:formula="of:=MID([.C47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8T19:15:00Z</text:p>
          </table:table-cell>
          <table:table-cell table:style-name="ce2" table:formula="of:=MID([.F47];1;10)" office:value-type="string" office:string-value="2022-08-08" calcext:value-type="string">
            <text:p>2022-08-08</text:p>
          </table:table-cell>
          <table:table-cell table:style-name="ce3" table:formula="of:=MID([.F47];12;8) + TIME(2;0;0)" office:value-type="time" office:time-value="PT21H15M00S" calcext:value-type="time">
            <text:p>21:15:00</text:p>
          </table:table-cell>
          <table:table-cell office:value-type="string" calcext:value-type="string">
            <text:p>https://filmfestival-rathausplatz.at/event/cold-storage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Herbert Pixner Projekt und das Tonkünstler-Orchester: Symphonic Alps</text:p>
          </table:table-cell>
          <table:table-cell office:value-type="string" calcext:value-type="string">
            <text:p>2022-08-08T19:08:00Z</text:p>
          </table:table-cell>
          <table:table-cell table:formula="of:=MID([.C48];1;10)" office:value-type="string" office:string-value="2022-08-08" calcext:value-type="string">
            <text:p>2022-08-08</text:p>
          </table:table-cell>
          <table:table-cell table:formula="of:=MID([.C48];12;8) + TIME(2;0;0)" office:value-type="time" office:time-value="PT21H08M00S" calcext:value-type="time">
            <text:p>21:08:00</text:p>
          </table:table-cell>
          <table:table-cell office:value-type="string" calcext:value-type="string">
            <text:p>2022-08-08T20:30:00Z</text:p>
          </table:table-cell>
          <table:table-cell table:style-name="ce2" table:formula="of:=MID([.F48];1;10)" office:value-type="string" office:string-value="2022-08-08" calcext:value-type="string">
            <text:p>2022-08-08</text:p>
          </table:table-cell>
          <table:table-cell table:style-name="ce3" table:formula="of:=MID([.F48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herbert-pixner-projekt-und-das-tonkuenstler-orchester-symphonic-alps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In Memoriam Willi Resetarits: BE A MENSCH</text:p>
          </table:table-cell>
          <table:table-cell office:value-type="string" calcext:value-type="string">
            <text:p>2022-08-08T20:28:00Z</text:p>
          </table:table-cell>
          <table:table-cell table:formula="of:=MID([.C49];1;10)" office:value-type="string" office:string-value="2022-08-08" calcext:value-type="string">
            <text:p>2022-08-08</text:p>
          </table:table-cell>
          <table:table-cell table:formula="of:=MID([.C49];12;8) + TIME(2;0;0)" office:value-type="time" office:time-value="PT22H28M00S" calcext:value-type="time">
            <text:p>22:28:00</text:p>
          </table:table-cell>
          <table:table-cell office:value-type="string" calcext:value-type="string">
            <text:p>2022-08-08T21:45:00Z</text:p>
          </table:table-cell>
          <table:table-cell table:style-name="ce2" table:formula="of:=MID([.F49];1;10)" office:value-type="string" office:string-value="2022-08-08" calcext:value-type="string">
            <text:p>2022-08-08</text:p>
          </table:table-cell>
          <table:table-cell table:style-name="ce3" table:formula="of:=MID([.F49];12;8) + TIME(2;0;0)" office:value-type="time" office:time-value="PT23H45M00S" calcext:value-type="time">
            <text:p>23:45:00</text:p>
          </table:table-cell>
          <table:table-cell office:value-type="string" calcext:value-type="string">
            <text:p>https://filmfestival-rathausplatz.at/event/in-memoriam-willi-resetarits-be-a-mensch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Sting: Live At The Olympia, Paris</text:p>
          </table:table-cell>
          <table:table-cell office:value-type="string" calcext:value-type="string">
            <text:p>2022-08-09T19:00:00Z</text:p>
          </table:table-cell>
          <table:table-cell table:formula="of:=MID([.C50];1;10)" office:value-type="string" office:string-value="2022-08-09" calcext:value-type="string">
            <text:p>2022-08-09</text:p>
          </table:table-cell>
          <table:table-cell table:formula="of:=MID([.C50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9T20:00:00Z</text:p>
          </table:table-cell>
          <table:table-cell table:style-name="ce2" table:formula="of:=MID([.F50];1;10)" office:value-type="string" office:string-value="2022-08-09" calcext:value-type="string">
            <text:p>2022-08-09</text:p>
          </table:table-cell>
          <table:table-cell table:style-name="ce3" table:formula="of:=MID([.F50];12;8) + TIME(2;0;0)" office:value-type="time" office:time-value="PT22H00M00S" calcext:value-type="time">
            <text:p>22:00:00</text:p>
          </table:table-cell>
          <table:table-cell office:value-type="string" calcext:value-type="string">
            <text:p>https://filmfestival-rathausplatz.at/event/sting-live-at-the-olympia-paris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Amy Winehouse: Live aus dem Shepherd's Bush Empire</text:p>
          </table:table-cell>
          <table:table-cell office:value-type="string" calcext:value-type="string">
            <text:p>2022-08-09T20:00:00Z</text:p>
          </table:table-cell>
          <table:table-cell table:formula="of:=MID([.C51];1;10)" office:value-type="string" office:string-value="2022-08-09" calcext:value-type="string">
            <text:p>2022-08-09</text:p>
          </table:table-cell>
          <table:table-cell table:formula="of:=MID([.C51];12;8) + TIME(2;0;0)" office:value-type="time" office:time-value="PT22H00M00S" calcext:value-type="time">
            <text:p>22:00:00</text:p>
          </table:table-cell>
          <table:table-cell office:value-type="string" calcext:value-type="string">
            <text:p>2022-08-09T21:45:00Z</text:p>
          </table:table-cell>
          <table:table-cell table:style-name="ce2" table:formula="of:=MID([.F51];1;10)" office:value-type="string" office:string-value="2022-08-09" calcext:value-type="string">
            <text:p>2022-08-09</text:p>
          </table:table-cell>
          <table:table-cell table:style-name="ce3" table:formula="of:=MID([.F51];12;8) + TIME(2;0;0)" office:value-type="time" office:time-value="PT23H45M00S" calcext:value-type="time">
            <text:p>23:45:00</text:p>
          </table:table-cell>
          <table:table-cell office:value-type="string" calcext:value-type="string">
            <text:p>https://filmfestival-rathausplatz.at/event/amy-winehouse-live-aus-dem-shepherd-s-bush-empire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Badewannen-Ballett: Schwanensee</text:p>
          </table:table-cell>
          <table:table-cell office:value-type="string" calcext:value-type="string">
            <text:p>2022-08-10T19:00:00Z</text:p>
          </table:table-cell>
          <table:table-cell table:formula="of:=MID([.C52];1;10)" office:value-type="string" office:string-value="2022-08-10" calcext:value-type="string">
            <text:p>2022-08-10</text:p>
          </table:table-cell>
          <table:table-cell table:formula="of:=MID([.C52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0T19:30:00Z</text:p>
          </table:table-cell>
          <table:table-cell table:style-name="ce2" table:formula="of:=MID([.F52];1;10)" office:value-type="string" office:string-value="2022-08-10" calcext:value-type="string">
            <text:p>2022-08-10</text:p>
          </table:table-cell>
          <table:table-cell table:style-name="ce3" table:formula="of:=MID([.F5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filmfestival-rathausplatz.at/event/badewannen-ballett-schwanensee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ie Schneekönigin</text:p>
          </table:table-cell>
          <table:table-cell office:value-type="string" calcext:value-type="string">
            <text:p>2022-08-10T19:03:00Z</text:p>
          </table:table-cell>
          <table:table-cell table:formula="of:=MID([.C53];1;10)" office:value-type="string" office:string-value="2022-08-10" calcext:value-type="string">
            <text:p>2022-08-10</text:p>
          </table:table-cell>
          <table:table-cell table:formula="of:=MID([.C53];12;8) + TIME(2;0;0)" office:value-type="time" office:time-value="PT21H03M00S" calcext:value-type="time">
            <text:p>21:03:00</text:p>
          </table:table-cell>
          <table:table-cell office:value-type="string" calcext:value-type="string">
            <text:p>2022-08-10T21:00:00Z</text:p>
          </table:table-cell>
          <table:table-cell table:style-name="ce2" table:formula="of:=MID([.F53];1;10)" office:value-type="string" office:string-value="2022-08-10" calcext:value-type="string">
            <text:p>2022-08-10</text:p>
          </table:table-cell>
          <table:table-cell table:style-name="ce3" table:formula="of:=MID([.F53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die-schneekoenigi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ie Fantastischen Vier: MTV Unplugged 2</text:p>
          </table:table-cell>
          <table:table-cell office:value-type="string" calcext:value-type="string">
            <text:p>2022-08-11T19:00:00Z</text:p>
          </table:table-cell>
          <table:table-cell table:formula="of:=MID([.C54];1;10)" office:value-type="string" office:string-value="2022-08-11" calcext:value-type="string">
            <text:p>2022-08-11</text:p>
          </table:table-cell>
          <table:table-cell table:formula="of:=MID([.C54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1T21:00:00Z</text:p>
          </table:table-cell>
          <table:table-cell table:style-name="ce2" table:formula="of:=MID([.F54];1;10)" office:value-type="string" office:string-value="2022-08-11" calcext:value-type="string">
            <text:p>2022-08-11</text:p>
          </table:table-cell>
          <table:table-cell table:style-name="ce3" table:formula="of:=MID([.F54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die-fantastischen-vier-mtv-unplugged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U2: eXPERIENCE Live In Berlin</text:p>
          </table:table-cell>
          <table:table-cell office:value-type="string" calcext:value-type="string">
            <text:p>2022-08-12T19:00:00Z</text:p>
          </table:table-cell>
          <table:table-cell table:formula="of:=MID([.C55];1;10)" office:value-type="string" office:string-value="2022-08-12" calcext:value-type="string">
            <text:p>2022-08-12</text:p>
          </table:table-cell>
          <table:table-cell table:formula="of:=MID([.C55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2T21:00:00Z</text:p>
          </table:table-cell>
          <table:table-cell table:style-name="ce2" table:formula="of:=MID([.F55];1;10)" office:value-type="string" office:string-value="2022-08-12" calcext:value-type="string">
            <text:p>2022-08-12</text:p>
          </table:table-cell>
          <table:table-cell table:style-name="ce3" table:formula="of:=MID([.F55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u2-experience-live-in-berli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I Am From Austria: Das Musical mit den Hits von Rainhard Fendrich</text:p>
          </table:table-cell>
          <table:table-cell office:value-type="string" calcext:value-type="string">
            <text:p>2022-08-13T19:00:00Z</text:p>
          </table:table-cell>
          <table:table-cell table:formula="of:=MID([.C56];1;10)" office:value-type="string" office:string-value="2022-08-13" calcext:value-type="string">
            <text:p>2022-08-13</text:p>
          </table:table-cell>
          <table:table-cell table:formula="of:=MID([.C56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3T21:00:00Z</text:p>
          </table:table-cell>
          <table:table-cell table:style-name="ce2" table:formula="of:=MID([.F56];1;10)" office:value-type="string" office:string-value="2022-08-13" calcext:value-type="string">
            <text:p>2022-08-13</text:p>
          </table:table-cell>
          <table:table-cell table:style-name="ce3" table:formula="of:=MID([.F56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i-am-from-austria-das-musical-mit-den-hits-von-rainhard-fendrich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Ariadne auf Naxos</text:p>
          </table:table-cell>
          <table:table-cell office:value-type="string" calcext:value-type="string">
            <text:p>2022-08-14T18:45:00Z</text:p>
          </table:table-cell>
          <table:table-cell table:formula="of:=MID([.C57];1;10)" office:value-type="string" office:string-value="2022-08-14" calcext:value-type="string">
            <text:p>2022-08-14</text:p>
          </table:table-cell>
          <table:table-cell table:formula="of:=MID([.C57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14T20:45:00Z</text:p>
          </table:table-cell>
          <table:table-cell table:style-name="ce2" table:formula="of:=MID([.F57];1;10)" office:value-type="string" office:string-value="2022-08-14" calcext:value-type="string">
            <text:p>2022-08-14</text:p>
          </table:table-cell>
          <table:table-cell table:style-name="ce3" table:formula="of:=MID([.F57];12;8) + TIME(2;0;0)" office:value-type="time" office:time-value="PT22H45M00S" calcext:value-type="time">
            <text:p>22:45:00</text:p>
          </table:table-cell>
          <table:table-cell office:value-type="string" calcext:value-type="string">
            <text:p>https://filmfestival-rathausplatz.at/event/ariadne-auf-naxos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Hollywood In Vienna: The World Of Hans Zimmer</text:p>
          </table:table-cell>
          <table:table-cell office:value-type="string" calcext:value-type="string">
            <text:p>2022-08-15T18:45:00Z</text:p>
          </table:table-cell>
          <table:table-cell table:formula="of:=MID([.C58];1;10)" office:value-type="string" office:string-value="2022-08-15" calcext:value-type="string">
            <text:p>2022-08-15</text:p>
          </table:table-cell>
          <table:table-cell table:formula="of:=MID([.C58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15T20:45:00Z</text:p>
          </table:table-cell>
          <table:table-cell table:style-name="ce2" table:formula="of:=MID([.F58];1;10)" office:value-type="string" office:string-value="2022-08-15" calcext:value-type="string">
            <text:p>2022-08-15</text:p>
          </table:table-cell>
          <table:table-cell table:style-name="ce3" table:formula="of:=MID([.F58];12;8) + TIME(2;0;0)" office:value-type="time" office:time-value="PT22H45M00S" calcext:value-type="time">
            <text:p>22:45:00</text:p>
          </table:table-cell>
          <table:table-cell office:value-type="string" calcext:value-type="string">
            <text:p>https://filmfestival-rathausplatz.at/event/hollywood-in-vienna-the-world-of-hans-zimmer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Rusalka</text:p>
          </table:table-cell>
          <table:table-cell office:value-type="string" calcext:value-type="string">
            <text:p>2022-08-16T18:45:00Z</text:p>
          </table:table-cell>
          <table:table-cell table:formula="of:=MID([.C59];1;10)" office:value-type="string" office:string-value="2022-08-16" calcext:value-type="string">
            <text:p>2022-08-16</text:p>
          </table:table-cell>
          <table:table-cell table:formula="of:=MID([.C59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16T20:45:00Z</text:p>
          </table:table-cell>
          <table:table-cell table:style-name="ce2" table:formula="of:=MID([.F59];1;10)" office:value-type="string" office:string-value="2022-08-16" calcext:value-type="string">
            <text:p>2022-08-16</text:p>
          </table:table-cell>
          <table:table-cell table:style-name="ce3" table:formula="of:=MID([.F59];12;8) + TIME(2;0;0)" office:value-type="time" office:time-value="PT22H45M00S" calcext:value-type="time">
            <text:p>22:45:00</text:p>
          </table:table-cell>
          <table:table-cell office:value-type="string" calcext:value-type="string">
            <text:p>https://filmfestival-rathausplatz.at/event/rusalka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ancescreen 2022: Highlights aus dem internationalen Tanzfilm Wettbewerb</text:p>
          </table:table-cell>
          <table:table-cell office:value-type="string" calcext:value-type="string">
            <text:p>2022-08-17T18:45:00Z</text:p>
          </table:table-cell>
          <table:table-cell table:formula="of:=MID([.C60];1;10)" office:value-type="string" office:string-value="2022-08-17" calcext:value-type="string">
            <text:p>2022-08-17</text:p>
          </table:table-cell>
          <table:table-cell table:formula="of:=MID([.C60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17T19:45:00Z</text:p>
          </table:table-cell>
          <table:table-cell table:style-name="ce2" table:formula="of:=MID([.F60];1;10)" office:value-type="string" office:string-value="2022-08-17" calcext:value-type="string">
            <text:p>2022-08-17</text:p>
          </table:table-cell>
          <table:table-cell table:style-name="ce3" table:formula="of:=MID([.F60];12;8) + TIME(2;0;0)" office:value-type="time" office:time-value="PT21H45M00S" calcext:value-type="time">
            <text:p>21:45:00</text:p>
          </table:table-cell>
          <table:table-cell office:value-type="string" calcext:value-type="string">
            <text:p>https://filmfestival-rathausplatz.at/event/dancescreen-2022-highlights-aus-dem-internationalen-tanzfilm-wettbewerb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ee Dee Bridgewater: Live At The Bayfront Jazz Festival</text:p>
          </table:table-cell>
          <table:table-cell office:value-type="string" calcext:value-type="string">
            <text:p>2022-08-17T19:23:00Z</text:p>
          </table:table-cell>
          <table:table-cell table:formula="of:=MID([.C61];1;10)" office:value-type="string" office:string-value="2022-08-17" calcext:value-type="string">
            <text:p>2022-08-17</text:p>
          </table:table-cell>
          <table:table-cell table:formula="of:=MID([.C61];12;8) + TIME(2;0;0)" office:value-type="time" office:time-value="PT21H23M00S" calcext:value-type="time">
            <text:p>21:23:00</text:p>
          </table:table-cell>
          <table:table-cell office:value-type="string" calcext:value-type="string">
            <text:p>2022-08-17T20:45:00Z</text:p>
          </table:table-cell>
          <table:table-cell table:style-name="ce2" table:formula="of:=MID([.F61];1;10)" office:value-type="string" office:string-value="2022-08-17" calcext:value-type="string">
            <text:p>2022-08-17</text:p>
          </table:table-cell>
          <table:table-cell table:style-name="ce3" table:formula="of:=MID([.F61];12;8) + TIME(2;0;0)" office:value-type="time" office:time-value="PT22H45M00S" calcext:value-type="time">
            <text:p>22:45:00</text:p>
          </table:table-cell>
          <table:table-cell office:value-type="string" calcext:value-type="string">
            <text:p>https://filmfestival-rathausplatz.at/event/dee-dee-bridgewater-live-at-the-bayfront-jazz-festival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Falco Symphonic Live</text:p>
          </table:table-cell>
          <table:table-cell office:value-type="string" calcext:value-type="string">
            <text:p>2022-08-18T18:45:00Z</text:p>
          </table:table-cell>
          <table:table-cell table:formula="of:=MID([.C62];1;10)" office:value-type="string" office:string-value="2022-08-18" calcext:value-type="string">
            <text:p>2022-08-18</text:p>
          </table:table-cell>
          <table:table-cell table:formula="of:=MID([.C62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18T19:45:00Z</text:p>
          </table:table-cell>
          <table:table-cell table:style-name="ce2" table:formula="of:=MID([.F62];1;10)" office:value-type="string" office:string-value="2022-08-18" calcext:value-type="string">
            <text:p>2022-08-18</text:p>
          </table:table-cell>
          <table:table-cell table:style-name="ce3" table:formula="of:=MID([.F62];12;8) + TIME(2;0;0)" office:value-type="time" office:time-value="PT21H45M00S" calcext:value-type="time">
            <text:p>21:45:00</text:p>
          </table:table-cell>
          <table:table-cell office:value-type="string" calcext:value-type="string">
            <text:p>https://filmfestival-rathausplatz.at/event/falco-symphonic-live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avid Bowie: A Reality Tour</text:p>
          </table:table-cell>
          <table:table-cell office:value-type="string" calcext:value-type="string">
            <text:p>2022-08-18T19:46:00Z</text:p>
          </table:table-cell>
          <table:table-cell table:formula="of:=MID([.C63];1;10)" office:value-type="string" office:string-value="2022-08-18" calcext:value-type="string">
            <text:p>2022-08-18</text:p>
          </table:table-cell>
          <table:table-cell table:formula="of:=MID([.C63];12;8) + TIME(2;0;0)" office:value-type="time" office:time-value="PT21H46M00S" calcext:value-type="time">
            <text:p>21:46:00</text:p>
          </table:table-cell>
          <table:table-cell office:value-type="string" calcext:value-type="string">
            <text:p>2022-08-18T21:15:00Z</text:p>
          </table:table-cell>
          <table:table-cell table:style-name="ce2" table:formula="of:=MID([.F63];1;10)" office:value-type="string" office:string-value="2022-08-18" calcext:value-type="string">
            <text:p>2022-08-18</text:p>
          </table:table-cell>
          <table:table-cell table:style-name="ce3" table:formula="of:=MID([.F63];12;8) + TIME(2;0;0)" office:value-type="time" office:time-value="PT23H15M00S" calcext:value-type="time">
            <text:p>23:15:00</text:p>
          </table:table-cell>
          <table:table-cell office:value-type="string" calcext:value-type="string">
            <text:p>https://filmfestival-rathausplatz.at/event/david-bowie-a-reality-tour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Hoffmanns Erzählungen</text:p>
          </table:table-cell>
          <table:table-cell office:value-type="string" calcext:value-type="string">
            <text:p>2022-08-19T18:45:00Z</text:p>
          </table:table-cell>
          <table:table-cell table:formula="of:=MID([.C64];1;10)" office:value-type="string" office:string-value="2022-08-19" calcext:value-type="string">
            <text:p>2022-08-19</text:p>
          </table:table-cell>
          <table:table-cell table:formula="of:=MID([.C64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19T20:45:00Z</text:p>
          </table:table-cell>
          <table:table-cell table:style-name="ce2" table:formula="of:=MID([.F64];1;10)" office:value-type="string" office:string-value="2022-08-19" calcext:value-type="string">
            <text:p>2022-08-19</text:p>
          </table:table-cell>
          <table:table-cell table:style-name="ce3" table:formula="of:=MID([.F64];12;8) + TIME(2;0;0)" office:value-type="time" office:time-value="PT22H45M00S" calcext:value-type="time">
            <text:p>22:45:00</text:p>
          </table:table-cell>
          <table:table-cell office:value-type="string" calcext:value-type="string">
            <text:p>https://filmfestival-rathausplatz.at/event/hoffmanns-erzaehlunge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Seiler und Speer: Red Bull Symphonic</text:p>
          </table:table-cell>
          <table:table-cell office:value-type="string" calcext:value-type="string">
            <text:p>2022-08-20T18:45:00Z</text:p>
          </table:table-cell>
          <table:table-cell table:formula="of:=MID([.C65];1;10)" office:value-type="string" office:string-value="2022-08-20" calcext:value-type="string">
            <text:p>2022-08-20</text:p>
          </table:table-cell>
          <table:table-cell table:formula="of:=MID([.C65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20T20:45:00Z</text:p>
          </table:table-cell>
          <table:table-cell table:style-name="ce2" table:formula="of:=MID([.F65];1;10)" office:value-type="string" office:string-value="2022-08-20" calcext:value-type="string">
            <text:p>2022-08-20</text:p>
          </table:table-cell>
          <table:table-cell table:style-name="ce3" table:formula="of:=MID([.F65];12;8) + TIME(2;0;0)" office:value-type="time" office:time-value="PT22H45M00S" calcext:value-type="time">
            <text:p>22:45:00</text:p>
          </table:table-cell>
          <table:table-cell office:value-type="string" calcext:value-type="string">
            <text:p>https://filmfestival-rathausplatz.at/event/seiler-und-speer-red-bull-symphonic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Peer Gynt</text:p>
          </table:table-cell>
          <table:table-cell office:value-type="string" calcext:value-type="string">
            <text:p>2022-08-21T18:45:00Z</text:p>
          </table:table-cell>
          <table:table-cell table:formula="of:=MID([.C66];1;10)" office:value-type="string" office:string-value="2022-08-21" calcext:value-type="string">
            <text:p>2022-08-21</text:p>
          </table:table-cell>
          <table:table-cell table:formula="of:=MID([.C66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21T20:45:00Z</text:p>
          </table:table-cell>
          <table:table-cell table:style-name="ce2" table:formula="of:=MID([.F66];1;10)" office:value-type="string" office:string-value="2022-08-21" calcext:value-type="string">
            <text:p>2022-08-21</text:p>
          </table:table-cell>
          <table:table-cell table:style-name="ce3" table:formula="of:=MID([.F66];12;8) + TIME(2;0;0)" office:value-type="time" office:time-value="PT22H45M00S" calcext:value-type="time">
            <text:p>22:45:00</text:p>
          </table:table-cell>
          <table:table-cell office:value-type="string" calcext:value-type="string">
            <text:p>https://filmfestival-rathausplatz.at/event/peer-gynt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Aida</text:p>
          </table:table-cell>
          <table:table-cell office:value-type="string" calcext:value-type="string">
            <text:p>2022-08-22T18:45:00Z</text:p>
          </table:table-cell>
          <table:table-cell table:formula="of:=MID([.C67];1;10)" office:value-type="string" office:string-value="2022-08-22" calcext:value-type="string">
            <text:p>2022-08-22</text:p>
          </table:table-cell>
          <table:table-cell table:formula="of:=MID([.C67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22T20:45:00Z</text:p>
          </table:table-cell>
          <table:table-cell table:style-name="ce2" table:formula="of:=MID([.F67];1;10)" office:value-type="string" office:string-value="2022-08-22" calcext:value-type="string">
            <text:p>2022-08-22</text:p>
          </table:table-cell>
          <table:table-cell table:style-name="ce3" table:formula="of:=MID([.F67];12;8) + TIME(2;0;0)" office:value-type="time" office:time-value="PT22H45M00S" calcext:value-type="time">
            <text:p>22:45:00</text:p>
          </table:table-cell>
          <table:table-cell office:value-type="string" calcext:value-type="string">
            <text:p>https://filmfestival-rathausplatz.at/event/aida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Rolling Stones: Havana Moon</text:p>
          </table:table-cell>
          <table:table-cell office:value-type="string" calcext:value-type="string">
            <text:p>2022-08-23T18:30:00Z</text:p>
          </table:table-cell>
          <table:table-cell table:formula="of:=MID([.C68];1;10)" office:value-type="string" office:string-value="2022-08-23" calcext:value-type="string">
            <text:p>2022-08-23</text:p>
          </table:table-cell>
          <table:table-cell table:formula="of:=MID([.C68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23T20:30:00Z</text:p>
          </table:table-cell>
          <table:table-cell table:style-name="ce2" table:formula="of:=MID([.F68];1;10)" office:value-type="string" office:string-value="2022-08-23" calcext:value-type="string">
            <text:p>2022-08-23</text:p>
          </table:table-cell>
          <table:table-cell table:style-name="ce3" table:formula="of:=MID([.F68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rolling-stones-havana-moon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Martin Grubinger At Waldbühne 2021: American Rhythms</text:p>
          </table:table-cell>
          <table:table-cell office:value-type="string" calcext:value-type="string">
            <text:p>2022-08-24T18:30:00Z</text:p>
          </table:table-cell>
          <table:table-cell table:formula="of:=MID([.C69];1;10)" office:value-type="string" office:string-value="2022-08-24" calcext:value-type="string">
            <text:p>2022-08-24</text:p>
          </table:table-cell>
          <table:table-cell table:formula="of:=MID([.C69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24T20:30:00Z</text:p>
          </table:table-cell>
          <table:table-cell table:style-name="ce2" table:formula="of:=MID([.F69];1;10)" office:value-type="string" office:string-value="2022-08-24" calcext:value-type="string">
            <text:p>2022-08-24</text:p>
          </table:table-cell>
          <table:table-cell table:style-name="ce3" table:formula="of:=MID([.F69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martin-grubinger-at-waldbuehne-2021-american-rhythms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Kurzfilme vom Vienna Shorts Kurzfilmfestival</text:p>
          </table:table-cell>
          <table:table-cell office:value-type="string" calcext:value-type="string">
            <text:p>2022-08-25T18:30:00Z</text:p>
          </table:table-cell>
          <table:table-cell table:formula="of:=MID([.C70];1;10)" office:value-type="string" office:string-value="2022-08-25" calcext:value-type="string">
            <text:p>2022-08-25</text:p>
          </table:table-cell>
          <table:table-cell table:formula="of:=MID([.C70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25T20:30:00Z</text:p>
          </table:table-cell>
          <table:table-cell table:style-name="ce2" table:formula="of:=MID([.F70];1;10)" office:value-type="string" office:string-value="2022-08-25" calcext:value-type="string">
            <text:p>2022-08-25</text:p>
          </table:table-cell>
          <table:table-cell table:style-name="ce3" table:formula="of:=MID([.F70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kurzfilme-vom-vienna-shorts-kurzfilmfestival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Katy Perry: Prismatic World Tour</text:p>
          </table:table-cell>
          <table:table-cell office:value-type="string" calcext:value-type="string">
            <text:p>2022-08-26T18:30:00Z</text:p>
          </table:table-cell>
          <table:table-cell table:formula="of:=MID([.C71];1;10)" office:value-type="string" office:string-value="2022-08-26" calcext:value-type="string">
            <text:p>2022-08-26</text:p>
          </table:table-cell>
          <table:table-cell table:formula="of:=MID([.C71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26T20:30:00Z</text:p>
          </table:table-cell>
          <table:table-cell table:style-name="ce2" table:formula="of:=MID([.F71];1;10)" office:value-type="string" office:string-value="2022-08-26" calcext:value-type="string">
            <text:p>2022-08-26</text:p>
          </table:table-cell>
          <table:table-cell table:style-name="ce3" table:formula="of:=MID([.F71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katy-perry-prismatic-world-tour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Max Raabe: Live In Berlin</text:p>
          </table:table-cell>
          <table:table-cell office:value-type="string" calcext:value-type="string">
            <text:p>2022-08-27T18:30:00Z</text:p>
          </table:table-cell>
          <table:table-cell table:formula="of:=MID([.C72];1;10)" office:value-type="string" office:string-value="2022-08-27" calcext:value-type="string">
            <text:p>2022-08-27</text:p>
          </table:table-cell>
          <table:table-cell table:formula="of:=MID([.C72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27T20:30:00Z</text:p>
          </table:table-cell>
          <table:table-cell table:style-name="ce2" table:formula="of:=MID([.F72];1;10)" office:value-type="string" office:string-value="2022-08-27" calcext:value-type="string">
            <text:p>2022-08-27</text:p>
          </table:table-cell>
          <table:table-cell table:style-name="ce3" table:formula="of:=MID([.F72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max-raabe-live-in-berli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on Giovanni</text:p>
          </table:table-cell>
          <table:table-cell office:value-type="string" calcext:value-type="string">
            <text:p>2022-08-28T18:30:00Z</text:p>
          </table:table-cell>
          <table:table-cell table:formula="of:=MID([.C73];1;10)" office:value-type="string" office:string-value="2022-08-28" calcext:value-type="string">
            <text:p>2022-08-28</text:p>
          </table:table-cell>
          <table:table-cell table:formula="of:=MID([.C73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28T20:30:00Z</text:p>
          </table:table-cell>
          <table:table-cell table:style-name="ce2" table:formula="of:=MID([.F73];1;10)" office:value-type="string" office:string-value="2022-08-28" calcext:value-type="string">
            <text:p>2022-08-28</text:p>
          </table:table-cell>
          <table:table-cell table:style-name="ce3" table:formula="of:=MID([.F73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tina-live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Herbert Blomstedt und Martha Argerich in Luzern: Beethoven</text:p>
          </table:table-cell>
          <table:table-cell office:value-type="string" calcext:value-type="string">
            <text:p>2022-08-29T18:30:00Z</text:p>
          </table:table-cell>
          <table:table-cell table:formula="of:=MID([.C74];1;10)" office:value-type="string" office:string-value="2022-08-29" calcext:value-type="string">
            <text:p>2022-08-29</text:p>
          </table:table-cell>
          <table:table-cell table:formula="of:=MID([.C74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29T20:30:00Z</text:p>
          </table:table-cell>
          <table:table-cell table:style-name="ce2" table:formula="of:=MID([.F74];1;10)" office:value-type="string" office:string-value="2022-08-29" calcext:value-type="string">
            <text:p>2022-08-29</text:p>
          </table:table-cell>
          <table:table-cell table:style-name="ce3" table:formula="of:=MID([.F74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don-giovanni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B.B. King: Live At Montreux</text:p>
          </table:table-cell>
          <table:table-cell office:value-type="string" calcext:value-type="string">
            <text:p>2022-08-30T18:30:00Z</text:p>
          </table:table-cell>
          <table:table-cell table:formula="of:=MID([.C75];1;10)" office:value-type="string" office:string-value="2022-08-30" calcext:value-type="string">
            <text:p>2022-08-30</text:p>
          </table:table-cell>
          <table:table-cell table:formula="of:=MID([.C75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30T20:30:00Z</text:p>
          </table:table-cell>
          <table:table-cell table:style-name="ce2" table:formula="of:=MID([.F75];1;10)" office:value-type="string" office:string-value="2022-08-30" calcext:value-type="string">
            <text:p>2022-08-30</text:p>
          </table:table-cell>
          <table:table-cell table:style-name="ce3" table:formula="of:=MID([.F75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herbert-blomstedt-und-martha-argerich-in-luzern-beethoven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Badewannen-Ballett: Schwanensee</text:p>
          </table:table-cell>
          <table:table-cell office:value-type="string" calcext:value-type="string">
            <text:p>2022-08-31T18:30:00Z</text:p>
          </table:table-cell>
          <table:table-cell table:formula="of:=MID([.C76];1;10)" office:value-type="string" office:string-value="2022-08-31" calcext:value-type="string">
            <text:p>2022-08-31</text:p>
          </table:table-cell>
          <table:table-cell table:formula="of:=MID([.C76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31T19:30:00Z</text:p>
          </table:table-cell>
          <table:table-cell table:style-name="ce2" table:formula="of:=MID([.F76];1;10)" office:value-type="string" office:string-value="2022-08-31" calcext:value-type="string">
            <text:p>2022-08-31</text:p>
          </table:table-cell>
          <table:table-cell table:style-name="ce3" table:formula="of:=MID([.F7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filmfestival-rathausplatz.at/event/glenn-gould-spielt-bach-goldberg-variationen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Schwanensee</text:p>
          </table:table-cell>
          <table:table-cell office:value-type="string" calcext:value-type="string">
            <text:p>2022-08-31T18:33:00Z</text:p>
          </table:table-cell>
          <table:table-cell table:formula="of:=MID([.C77];1;10)" office:value-type="string" office:string-value="2022-08-31" calcext:value-type="string">
            <text:p>2022-08-31</text:p>
          </table:table-cell>
          <table:table-cell table:formula="of:=MID([.C77];12;8) + TIME(2;0;0)" office:value-type="time" office:time-value="PT20H33M00S" calcext:value-type="time">
            <text:p>20:33:00</text:p>
          </table:table-cell>
          <table:table-cell office:value-type="string" calcext:value-type="string">
            <text:p>2022-08-31T20:30:00Z</text:p>
          </table:table-cell>
          <table:table-cell table:style-name="ce2" table:formula="of:=MID([.F77];1;10)" office:value-type="string" office:string-value="2022-08-31" calcext:value-type="string">
            <text:p>2022-08-31</text:p>
          </table:table-cell>
          <table:table-cell table:style-name="ce3" table:formula="of:=MID([.F77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b-b-king-live-at-montreux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Coldplay: Live In São Paulo</text:p>
          </table:table-cell>
          <table:table-cell office:value-type="string" calcext:value-type="string">
            <text:p>2022-09-01T18:30:00Z</text:p>
          </table:table-cell>
          <table:table-cell table:formula="of:=MID([.C78];1;10)" office:value-type="string" office:string-value="2022-09-01" calcext:value-type="string">
            <text:p>2022-09-01</text:p>
          </table:table-cell>
          <table:table-cell table:formula="of:=MID([.C78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9-01T20:30:00Z</text:p>
          </table:table-cell>
          <table:table-cell table:style-name="ce2" table:formula="of:=MID([.F78];1;10)" office:value-type="string" office:string-value="2022-09-01" calcext:value-type="string">
            <text:p>2022-09-01</text:p>
          </table:table-cell>
          <table:table-cell table:style-name="ce3" table:formula="of:=MID([.F78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badewannen-ballett-schwanensee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Les Misérables In Concert</text:p>
          </table:table-cell>
          <table:table-cell office:value-type="string" calcext:value-type="string">
            <text:p>2022-09-02T18:30:00Z</text:p>
          </table:table-cell>
          <table:table-cell table:formula="of:=MID([.C79];1;10)" office:value-type="string" office:string-value="2022-09-02" calcext:value-type="string">
            <text:p>2022-09-02</text:p>
          </table:table-cell>
          <table:table-cell table:formula="of:=MID([.C79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9-02T20:30:00Z</text:p>
          </table:table-cell>
          <table:table-cell table:style-name="ce2" table:formula="of:=MID([.F79];1;10)" office:value-type="string" office:string-value="2022-09-02" calcext:value-type="string">
            <text:p>2022-09-02</text:p>
          </table:table-cell>
          <table:table-cell table:style-name="ce3" table:formula="of:=MID([.F79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schwanensee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John Williams: Live In Vienna</text:p>
          </table:table-cell>
          <table:table-cell office:value-type="string" calcext:value-type="string">
            <text:p>2022-09-03T18:30:00Z</text:p>
          </table:table-cell>
          <table:table-cell table:formula="of:=MID([.C80];1;10)" office:value-type="string" office:string-value="2022-09-03" calcext:value-type="string">
            <text:p>2022-09-03</text:p>
          </table:table-cell>
          <table:table-cell table:formula="of:=MID([.C80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9-03T20:30:00Z</text:p>
          </table:table-cell>
          <table:table-cell table:style-name="ce2" table:formula="of:=MID([.F80];1;10)" office:value-type="string" office:string-value="2022-09-03" calcext:value-type="string">
            <text:p>2022-09-03</text:p>
          </table:table-cell>
          <table:table-cell table:style-name="ce3" table:formula="of:=MID([.F80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coldplay-live-in-sao-paulo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Il Barbiere di Siviglia</text:p>
          </table:table-cell>
          <table:table-cell office:value-type="string" calcext:value-type="string">
            <text:p>2022-09-04T18:30:00Z</text:p>
          </table:table-cell>
          <table:table-cell table:formula="of:=MID([.C81];1;10)" office:value-type="string" office:string-value="2022-09-04" calcext:value-type="string">
            <text:p>2022-09-04</text:p>
          </table:table-cell>
          <table:table-cell table:formula="of:=MID([.C81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9-04T20:30:00Z</text:p>
          </table:table-cell>
          <table:table-cell table:style-name="ce2" table:formula="of:=MID([.F81];1;10)" office:value-type="string" office:string-value="2022-09-04" calcext:value-type="string">
            <text:p>2022-09-04</text:p>
          </table:table-cell>
          <table:table-cell table:style-name="ce3" table:formula="of:=MID([.F81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les-miserables-in-concert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leidoskop</text:p>
          </table:table-cell>
          <table:table-cell office:value-type="string" calcext:value-type="string">
            <text:p>Lingui</text:p>
          </table:table-cell>
          <table:table-cell table:style-name="Default" office:value-type="string" calcext:value-type="string">
            <text:p>2022-07-01T19:00:00Z</text:p>
          </table:table-cell>
          <table:table-cell table:formula="of:=MID([.C82];1;10)" office:value-type="string" office:string-value="2022-07-01" calcext:value-type="string">
            <text:p>2022-07-01</text:p>
          </table:table-cell>
          <table:table-cell table:formula="of:=MID([.C82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1T21:00:00Z</text:p>
          </table:table-cell>
          <table:table-cell table:style-name="ce2" table:formula="of:=MID([.F82];1;10)" office:value-type="string" office:string-value="2022-07-01" calcext:value-type="string">
            <text:p>2022-07-01</text:p>
          </table:table-cell>
          <table:table-cell table:style-name="ce3" table:formula="of:=MID([.F82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kaleidoskop.film/programm/lingui/</text:p>
          </table:table-cell>
          <table:table-cell office:value-type="string" calcext:value-type="string">
            <text:p>Karlsplatz, 104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leidoskop</text:p>
          </table:table-cell>
          <table:table-cell office:value-type="string" calcext:value-type="string">
            <text:p>Residue</text:p>
          </table:table-cell>
          <table:table-cell table:style-name="Default" office:value-type="string" calcext:value-type="string">
            <text:p>2022-07-02T19:00:00Z</text:p>
          </table:table-cell>
          <table:table-cell table:formula="of:=MID([.C83];1;10)" office:value-type="string" office:string-value="2022-07-02" calcext:value-type="string">
            <text:p>2022-07-02</text:p>
          </table:table-cell>
          <table:table-cell table:formula="of:=MID([.C83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2T21:00:00Z</text:p>
          </table:table-cell>
          <table:table-cell table:style-name="ce2" table:formula="of:=MID([.F83];1;10)" office:value-type="string" office:string-value="2022-07-02" calcext:value-type="string">
            <text:p>2022-07-02</text:p>
          </table:table-cell>
          <table:table-cell table:style-name="ce3" table:formula="of:=MID([.F83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kaleidoskop.film/programm/residue/</text:p>
          </table:table-cell>
          <table:table-cell office:value-type="string" calcext:value-type="string">
            <text:p>Karlsplatz, 104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leidoskop</text:p>
          </table:table-cell>
          <table:table-cell office:value-type="string" calcext:value-type="string">
            <text:p>Que Dieu Te Protège (May God Be With You)</text:p>
          </table:table-cell>
          <table:table-cell table:style-name="Default" office:value-type="string" calcext:value-type="string">
            <text:p>2022-07-03T19:00:00Z</text:p>
          </table:table-cell>
          <table:table-cell table:formula="of:=MID([.C84];1;10)" office:value-type="string" office:string-value="2022-07-03" calcext:value-type="string">
            <text:p>2022-07-03</text:p>
          </table:table-cell>
          <table:table-cell table:formula="of:=MID([.C84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3T21:00:00Z</text:p>
          </table:table-cell>
          <table:table-cell table:style-name="ce2" table:formula="of:=MID([.F84];1;10)" office:value-type="string" office:string-value="2022-07-03" calcext:value-type="string">
            <text:p>2022-07-03</text:p>
          </table:table-cell>
          <table:table-cell table:style-name="ce3" table:formula="of:=MID([.F84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kaleidoskop.film/programm/que-dieu-te-protege/</text:p>
          </table:table-cell>
          <table:table-cell office:value-type="string" calcext:value-type="string">
            <text:p>Karlsplatz, 104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leidoskop</text:p>
          </table:table-cell>
          <table:table-cell office:value-type="string" calcext:value-type="string">
            <text:p>Uncomfortably Comfortable</text:p>
          </table:table-cell>
          <table:table-cell table:style-name="Default" office:value-type="string" calcext:value-type="string">
            <text:p>2022-07-04T19:00:00Z</text:p>
          </table:table-cell>
          <table:table-cell table:formula="of:=MID([.C85];1;10)" office:value-type="string" office:string-value="2022-07-04" calcext:value-type="string">
            <text:p>2022-07-04</text:p>
          </table:table-cell>
          <table:table-cell table:formula="of:=MID([.C85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4T21:00:00Z</text:p>
          </table:table-cell>
          <table:table-cell table:style-name="ce2" table:formula="of:=MID([.F85];1;10)" office:value-type="string" office:string-value="2022-07-04" calcext:value-type="string">
            <text:p>2022-07-04</text:p>
          </table:table-cell>
          <table:table-cell table:style-name="ce3" table:formula="of:=MID([.F85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kaleidoskop.film/programm/uncomfortably-comfortable/</text:p>
          </table:table-cell>
          <table:table-cell office:value-type="string" calcext:value-type="string">
            <text:p>Karlsplatz, 104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leidoskop</text:p>
          </table:table-cell>
          <table:table-cell office:value-type="string" calcext:value-type="string">
            <text:p>Krai</text:p>
          </table:table-cell>
          <table:table-cell table:style-name="Default" office:value-type="string" calcext:value-type="string">
            <text:p>2022-07-05T19:00:00Z</text:p>
          </table:table-cell>
          <table:table-cell table:formula="of:=MID([.C86];1;10)" office:value-type="string" office:string-value="2022-07-05" calcext:value-type="string">
            <text:p>2022-07-05</text:p>
          </table:table-cell>
          <table:table-cell table:formula="of:=MID([.C86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5T21:00:00Z</text:p>
          </table:table-cell>
          <table:table-cell table:style-name="ce2" table:formula="of:=MID([.F86];1;10)" office:value-type="string" office:string-value="2022-07-05" calcext:value-type="string">
            <text:p>2022-07-05</text:p>
          </table:table-cell>
          <table:table-cell table:style-name="ce3" table:formula="of:=MID([.F86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kaleidoskop.film/programm/krai/</text:p>
          </table:table-cell>
          <table:table-cell office:value-type="string" calcext:value-type="string">
            <text:p>Karlsplatz, 104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leidoskop</text:p>
          </table:table-cell>
          <table:table-cell office:value-type="string" calcext:value-type="string">
            <text:p>Atlantique (Atlantics)</text:p>
          </table:table-cell>
          <table:table-cell table:style-name="Default" office:value-type="string" calcext:value-type="string">
            <text:p>2022-07-06T19:00:00Z</text:p>
          </table:table-cell>
          <table:table-cell table:formula="of:=MID([.C87];1;10)" office:value-type="string" office:string-value="2022-07-06" calcext:value-type="string">
            <text:p>2022-07-06</text:p>
          </table:table-cell>
          <table:table-cell table:formula="of:=MID([.C87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6T21:00:00Z</text:p>
          </table:table-cell>
          <table:table-cell table:style-name="ce2" table:formula="of:=MID([.F87];1;10)" office:value-type="string" office:string-value="2022-07-06" calcext:value-type="string">
            <text:p>2022-07-06</text:p>
          </table:table-cell>
          <table:table-cell table:style-name="ce3" table:formula="of:=MID([.F87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kaleidoskop.film/programm/atlantique/</text:p>
          </table:table-cell>
          <table:table-cell office:value-type="string" calcext:value-type="string">
            <text:p>Karlsplatz, 104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leidoskop</text:p>
          </table:table-cell>
          <table:table-cell office:value-type="string" calcext:value-type="string">
            <text:p>Dno Táxi Do Jack (Jack’s Ride)</text:p>
          </table:table-cell>
          <table:table-cell table:style-name="Default" office:value-type="string" calcext:value-type="string">
            <text:p>2022-07-07T19:00:00Z</text:p>
          </table:table-cell>
          <table:table-cell table:formula="of:=MID([.C88];1;10)" office:value-type="string" office:string-value="2022-07-07" calcext:value-type="string">
            <text:p>2022-07-07</text:p>
          </table:table-cell>
          <table:table-cell table:formula="of:=MID([.C88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7T21:00:00Z</text:p>
          </table:table-cell>
          <table:table-cell table:style-name="ce2" table:formula="of:=MID([.F88];1;10)" office:value-type="string" office:string-value="2022-07-07" calcext:value-type="string">
            <text:p>2022-07-07</text:p>
          </table:table-cell>
          <table:table-cell table:style-name="ce3" table:formula="of:=MID([.F88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kaleidoskop.film/programm/no-taxi-do-jack/</text:p>
          </table:table-cell>
          <table:table-cell office:value-type="string" calcext:value-type="string">
            <text:p>Karlsplatz, 104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leidoskop</text:p>
          </table:table-cell>
          <table:table-cell office:value-type="string" calcext:value-type="string">
            <text:p>Dida</text:p>
          </table:table-cell>
          <table:table-cell table:style-name="Default" office:value-type="string" calcext:value-type="string">
            <text:p>2022-07-08T19:00:00Z</text:p>
          </table:table-cell>
          <table:table-cell table:formula="of:=MID([.C89];1;10)" office:value-type="string" office:string-value="2022-07-08" calcext:value-type="string">
            <text:p>2022-07-08</text:p>
          </table:table-cell>
          <table:table-cell table:formula="of:=MID([.C89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8T21:00:00Z</text:p>
          </table:table-cell>
          <table:table-cell table:style-name="ce2" table:formula="of:=MID([.F89];1;10)" office:value-type="string" office:string-value="2022-07-08" calcext:value-type="string">
            <text:p>2022-07-08</text:p>
          </table:table-cell>
          <table:table-cell table:style-name="ce3" table:formula="of:=MID([.F89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kaleidoskop.film/programm/dida/</text:p>
          </table:table-cell>
          <table:table-cell office:value-type="string" calcext:value-type="string">
            <text:p>Karlsplatz, 104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leidoskop</text:p>
          </table:table-cell>
          <table:table-cell office:value-type="string" calcext:value-type="string">
            <text:p>Give Me Liberty</text:p>
          </table:table-cell>
          <table:table-cell table:style-name="Default" office:value-type="string" calcext:value-type="string">
            <text:p>2022-07-09T19:00:00Z</text:p>
          </table:table-cell>
          <table:table-cell table:formula="of:=MID([.C90];1;10)" office:value-type="string" office:string-value="2022-07-09" calcext:value-type="string">
            <text:p>2022-07-09</text:p>
          </table:table-cell>
          <table:table-cell table:formula="of:=MID([.C90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9T21:00:00Z</text:p>
          </table:table-cell>
          <table:table-cell table:style-name="ce2" table:formula="of:=MID([.F90];1;10)" office:value-type="string" office:string-value="2022-07-09" calcext:value-type="string">
            <text:p>2022-07-09</text:p>
          </table:table-cell>
          <table:table-cell table:style-name="ce3" table:formula="of:=MID([.F90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kaleidoskop.film/programm/give-me-liberty/</text:p>
          </table:table-cell>
          <table:table-cell office:value-type="string" calcext:value-type="string">
            <text:p>Karlsplatz, 104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leidoskop</text:p>
          </table:table-cell>
          <table:table-cell office:value-type="string" calcext:value-type="string">
            <text:p>Beatrix</text:p>
          </table:table-cell>
          <table:table-cell table:style-name="Default" office:value-type="string" calcext:value-type="string">
            <text:p>2022-07-10T19:00:00Z</text:p>
          </table:table-cell>
          <table:table-cell table:formula="of:=MID([.C91];1;10)" office:value-type="string" office:string-value="2022-07-10" calcext:value-type="string">
            <text:p>2022-07-10</text:p>
          </table:table-cell>
          <table:table-cell table:formula="of:=MID([.C91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10T21:00:00Z</text:p>
          </table:table-cell>
          <table:table-cell table:style-name="ce2" table:formula="of:=MID([.F91];1;10)" office:value-type="string" office:string-value="2022-07-10" calcext:value-type="string">
            <text:p>2022-07-10</text:p>
          </table:table-cell>
          <table:table-cell table:style-name="ce3" table:formula="of:=MID([.F91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kaleidoskop.film/programm/beatrix/</text:p>
          </table:table-cell>
          <table:table-cell office:value-type="string" calcext:value-type="string">
            <text:p>Karlsplatz, 104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leidoskop</text:p>
          </table:table-cell>
          <table:table-cell office:value-type="string" calcext:value-type="string">
            <text:p>La Mif (The Fam)</text:p>
          </table:table-cell>
          <table:table-cell table:style-name="Default" office:value-type="string" calcext:value-type="string">
            <text:p>2022-07-11T19:00:00Z</text:p>
          </table:table-cell>
          <table:table-cell table:formula="of:=MID([.C92];1;10)" office:value-type="string" office:string-value="2022-07-11" calcext:value-type="string">
            <text:p>2022-07-11</text:p>
          </table:table-cell>
          <table:table-cell table:formula="of:=MID([.C92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11T21:00:00Z</text:p>
          </table:table-cell>
          <table:table-cell table:style-name="ce2" table:formula="of:=MID([.F92];1;10)" office:value-type="string" office:string-value="2022-07-11" calcext:value-type="string">
            <text:p>2022-07-11</text:p>
          </table:table-cell>
          <table:table-cell table:style-name="ce3" table:formula="of:=MID([.F92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kaleidoskop.film/programm/la-mif/</text:p>
          </table:table-cell>
          <table:table-cell office:value-type="string" calcext:value-type="string">
            <text:p>Karlsplatz, 104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leidoskop</text:p>
          </table:table-cell>
          <table:table-cell office:value-type="string" calcext:value-type="string">
            <text:p>How The Room Felt</text:p>
          </table:table-cell>
          <table:table-cell table:style-name="Default" office:value-type="string" calcext:value-type="string">
            <text:p>2022-07-12T19:00:00Z</text:p>
          </table:table-cell>
          <table:table-cell table:formula="of:=MID([.C93];1;10)" office:value-type="string" office:string-value="2022-07-12" calcext:value-type="string">
            <text:p>2022-07-12</text:p>
          </table:table-cell>
          <table:table-cell table:formula="of:=MID([.C93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12T21:00:00Z</text:p>
          </table:table-cell>
          <table:table-cell table:style-name="ce2" table:formula="of:=MID([.F93];1;10)" office:value-type="string" office:string-value="2022-07-12" calcext:value-type="string">
            <text:p>2022-07-12</text:p>
          </table:table-cell>
          <table:table-cell table:style-name="ce3" table:formula="of:=MID([.F93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kaleidoskop.film/programm/how-the-room-felt/</text:p>
          </table:table-cell>
          <table:table-cell office:value-type="string" calcext:value-type="string">
            <text:p>Karlsplatz, 104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leidoskop</text:p>
          </table:table-cell>
          <table:table-cell office:value-type="string" calcext:value-type="string">
            <text:p>Europe</text:p>
          </table:table-cell>
          <table:table-cell table:style-name="Default" office:value-type="string" calcext:value-type="string">
            <text:p>2022-07-13T19:00:00Z</text:p>
          </table:table-cell>
          <table:table-cell table:formula="of:=MID([.C94];1;10)" office:value-type="string" office:string-value="2022-07-13" calcext:value-type="string">
            <text:p>2022-07-13</text:p>
          </table:table-cell>
          <table:table-cell table:formula="of:=MID([.C94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13T21:00:00Z</text:p>
          </table:table-cell>
          <table:table-cell table:style-name="ce2" table:formula="of:=MID([.F94];1;10)" office:value-type="string" office:string-value="2022-07-13" calcext:value-type="string">
            <text:p>2022-07-13</text:p>
          </table:table-cell>
          <table:table-cell table:style-name="ce3" table:formula="of:=MID([.F94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kaleidoskop.film/programm/europe/</text:p>
          </table:table-cell>
          <table:table-cell office:value-type="string" calcext:value-type="string">
            <text:p>Karlsplatz, 104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leidoskop</text:p>
          </table:table-cell>
          <table:table-cell office:value-type="string" calcext:value-type="string">
            <text:p>El Gran Movimiento (The Great Movement)</text:p>
          </table:table-cell>
          <table:table-cell table:style-name="Default" office:value-type="string" calcext:value-type="string">
            <text:p>2022-07-14T19:00:00Z</text:p>
          </table:table-cell>
          <table:table-cell table:formula="of:=MID([.C95];1;10)" office:value-type="string" office:string-value="2022-07-14" calcext:value-type="string">
            <text:p>2022-07-14</text:p>
          </table:table-cell>
          <table:table-cell table:formula="of:=MID([.C95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14T21:00:00Z</text:p>
          </table:table-cell>
          <table:table-cell table:style-name="ce2" table:formula="of:=MID([.F95];1;10)" office:value-type="string" office:string-value="2022-07-14" calcext:value-type="string">
            <text:p>2022-07-14</text:p>
          </table:table-cell>
          <table:table-cell table:style-name="ce3" table:formula="of:=MID([.F95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kaleidoskop.film/programm/el-gran-movimiento/</text:p>
          </table:table-cell>
          <table:table-cell office:value-type="string" calcext:value-type="string">
            <text:p>Karlsplatz, 104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leidoskop</text:p>
          </table:table-cell>
          <table:table-cell office:value-type="string" calcext:value-type="string">
            <text:p>Freda</text:p>
          </table:table-cell>
          <table:table-cell table:style-name="Default" office:value-type="string" calcext:value-type="string">
            <text:p>2022-07-15T19:00:00Z</text:p>
          </table:table-cell>
          <table:table-cell table:formula="of:=MID([.C96];1;10)" office:value-type="string" office:string-value="2022-07-15" calcext:value-type="string">
            <text:p>2022-07-15</text:p>
          </table:table-cell>
          <table:table-cell table:formula="of:=MID([.C96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15T21:00:00Z</text:p>
          </table:table-cell>
          <table:table-cell table:style-name="ce2" table:formula="of:=MID([.F96];1;10)" office:value-type="string" office:string-value="2022-07-15" calcext:value-type="string">
            <text:p>2022-07-15</text:p>
          </table:table-cell>
          <table:table-cell table:style-name="ce3" table:formula="of:=MID([.F96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kaleidoskop.film/programm/freda/</text:p>
          </table:table-cell>
          <table:table-cell office:value-type="string" calcext:value-type="string">
            <text:p>Karlsplatz, 104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leidoskop</text:p>
          </table:table-cell>
          <table:table-cell office:value-type="string" calcext:value-type="string">
            <text:p>Moneyboys</text:p>
          </table:table-cell>
          <table:table-cell table:style-name="Default" office:value-type="string" calcext:value-type="string">
            <text:p>2022-07-16T19:00:00Z</text:p>
          </table:table-cell>
          <table:table-cell table:formula="of:=MID([.C97];1;10)" office:value-type="string" office:string-value="2022-07-16" calcext:value-type="string">
            <text:p>2022-07-16</text:p>
          </table:table-cell>
          <table:table-cell table:formula="of:=MID([.C97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16T21:00:00Z</text:p>
          </table:table-cell>
          <table:table-cell table:style-name="ce2" table:formula="of:=MID([.F97];1;10)" office:value-type="string" office:string-value="2022-07-16" calcext:value-type="string">
            <text:p>2022-07-16</text:p>
          </table:table-cell>
          <table:table-cell table:style-name="ce3" table:formula="of:=MID([.F97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kaleidoskop.film/programm/moneyboys/</text:p>
          </table:table-cell>
          <table:table-cell office:value-type="string" calcext:value-type="string">
            <text:p>Karlsplatz, 104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leidoskop</text:p>
          </table:table-cell>
          <table:table-cell office:value-type="string" calcext:value-type="string">
            <text:p>Night Raiders</text:p>
          </table:table-cell>
          <table:table-cell table:style-name="Default" office:value-type="string" calcext:value-type="string">
            <text:p>2022-07-17T19:00:00Z</text:p>
          </table:table-cell>
          <table:table-cell table:formula="of:=MID([.C98];1;10)" office:value-type="string" office:string-value="2022-07-17" calcext:value-type="string">
            <text:p>2022-07-17</text:p>
          </table:table-cell>
          <table:table-cell table:formula="of:=MID([.C98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17T21:00:00Z</text:p>
          </table:table-cell>
          <table:table-cell table:style-name="ce2" table:formula="of:=MID([.F98];1;10)" office:value-type="string" office:string-value="2022-07-17" calcext:value-type="string">
            <text:p>2022-07-17</text:p>
          </table:table-cell>
          <table:table-cell table:style-name="ce3" table:formula="of:=MID([.F98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kaleidoskop.film/programm/night-raiders/</text:p>
          </table:table-cell>
          <table:table-cell office:value-type="string" calcext:value-type="string">
            <text:p>Karlsplatz, 104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e Card Counter</text:p>
          </table:table-cell>
          <table:table-cell office:value-type="string" calcext:value-type="string">
            <text:p>2022-06-06T18:00:00Z</text:p>
          </table:table-cell>
          <table:table-cell table:formula="of:=MID([.C99];1;10)" office:value-type="string" office:string-value="2022-06-06" calcext:value-type="string">
            <text:p>2022-06-06</text:p>
          </table:table-cell>
          <table:table-cell table:formula="of:=MID([.C99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06T21:30:00Z</text:p>
          </table:table-cell>
          <table:table-cell table:style-name="ce2" table:formula="of:=MID([.F99];1;10)" office:value-type="string" office:string-value="2022-06-06" calcext:value-type="string">
            <text:p>2022-06-06</text:p>
          </table:table-cell>
          <table:table-cell table:style-name="ce3" table:formula="of:=MID([.F9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card-counter-presented-by-falter-06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e Man Who Sold His Skin</text:p>
          </table:table-cell>
          <table:table-cell office:value-type="string" calcext:value-type="string">
            <text:p>2022-06-07T18:00:00Z</text:p>
          </table:table-cell>
          <table:table-cell table:formula="of:=MID([.C100];1;10)" office:value-type="string" office:string-value="2022-06-07" calcext:value-type="string">
            <text:p>2022-06-07</text:p>
          </table:table-cell>
          <table:table-cell table:formula="of:=MID([.C100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07T21:30:00Z</text:p>
          </table:table-cell>
          <table:table-cell table:style-name="ce2" table:formula="of:=MID([.F100];1;10)" office:value-type="string" office:string-value="2022-06-07" calcext:value-type="string">
            <text:p>2022-06-07</text:p>
          </table:table-cell>
          <table:table-cell table:style-name="ce3" table:formula="of:=MID([.F10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man-who-sold-his-skin-07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angerine L.A</text:p>
          </table:table-cell>
          <table:table-cell office:value-type="string" calcext:value-type="string">
            <text:p>2022-06-08T18:00:00Z</text:p>
          </table:table-cell>
          <table:table-cell table:formula="of:=MID([.C101];1;10)" office:value-type="string" office:string-value="2022-06-08" calcext:value-type="string">
            <text:p>2022-06-08</text:p>
          </table:table-cell>
          <table:table-cell table:formula="of:=MID([.C101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08T21:30:00Z</text:p>
          </table:table-cell>
          <table:table-cell table:style-name="ce2" table:formula="of:=MID([.F101];1;10)" office:value-type="string" office:string-value="2022-06-08" calcext:value-type="string">
            <text:p>2022-06-08</text:p>
          </table:table-cell>
          <table:table-cell table:style-name="ce3" table:formula="of:=MID([.F10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angerine-la-presented-by-vienna-pride-08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Sunburned</text:p>
          </table:table-cell>
          <table:table-cell office:value-type="string" calcext:value-type="string">
            <text:p>2022-06-09T18:00:00Z</text:p>
          </table:table-cell>
          <table:table-cell table:formula="of:=MID([.C102];1;10)" office:value-type="string" office:string-value="2022-06-09" calcext:value-type="string">
            <text:p>2022-06-09</text:p>
          </table:table-cell>
          <table:table-cell table:formula="of:=MID([.C102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09T21:30:00Z</text:p>
          </table:table-cell>
          <table:table-cell table:style-name="ce2" table:formula="of:=MID([.F102];1;10)" office:value-type="string" office:string-value="2022-06-09" calcext:value-type="string">
            <text:p>2022-06-09</text:p>
          </table:table-cell>
          <table:table-cell table:style-name="ce3" table:formula="of:=MID([.F10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angerine-la-presented-by-vienna-pride-08-06-2022-3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Red Rocket</text:p>
          </table:table-cell>
          <table:table-cell office:value-type="string" calcext:value-type="string">
            <text:p>2022-06-10T18:00:00Z</text:p>
          </table:table-cell>
          <table:table-cell table:formula="of:=MID([.C103];1;10)" office:value-type="string" office:string-value="2022-06-10" calcext:value-type="string">
            <text:p>2022-06-10</text:p>
          </table:table-cell>
          <table:table-cell table:formula="of:=MID([.C103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0T21:30:00Z</text:p>
          </table:table-cell>
          <table:table-cell table:style-name="ce2" table:formula="of:=MID([.F103];1;10)" office:value-type="string" office:string-value="2022-06-10" calcext:value-type="string">
            <text:p>2022-06-10</text:p>
          </table:table-cell>
          <table:table-cell table:style-name="ce3" table:formula="of:=MID([.F10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red-rocket-10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Licorice Pizza</text:p>
          </table:table-cell>
          <table:table-cell office:value-type="string" calcext:value-type="string">
            <text:p>2022-06-11T18:00:00Z</text:p>
          </table:table-cell>
          <table:table-cell table:formula="of:=MID([.C104];1;10)" office:value-type="string" office:string-value="2022-06-11" calcext:value-type="string">
            <text:p>2022-06-11</text:p>
          </table:table-cell>
          <table:table-cell table:formula="of:=MID([.C104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1T21:30:00Z</text:p>
          </table:table-cell>
          <table:table-cell table:style-name="ce2" table:formula="of:=MID([.F104];1;10)" office:value-type="string" office:string-value="2022-06-11" calcext:value-type="string">
            <text:p>2022-06-11</text:p>
          </table:table-cell>
          <table:table-cell table:style-name="ce3" table:formula="of:=MID([.F10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licorice-pizza-11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e Beatles: Get Back</text:p>
          </table:table-cell>
          <table:table-cell office:value-type="string" calcext:value-type="string">
            <text:p>2022-06-12T18:00:00Z</text:p>
          </table:table-cell>
          <table:table-cell table:formula="of:=MID([.C105];1;10)" office:value-type="string" office:string-value="2022-06-12" calcext:value-type="string">
            <text:p>2022-06-12</text:p>
          </table:table-cell>
          <table:table-cell table:formula="of:=MID([.C105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2T21:30:00Z</text:p>
          </table:table-cell>
          <table:table-cell table:style-name="ce2" table:formula="of:=MID([.F105];1;10)" office:value-type="string" office:string-value="2022-06-12" calcext:value-type="string">
            <text:p>2022-06-12</text:p>
          </table:table-cell>
          <table:table-cell table:style-name="ce3" table:formula="of:=MID([.F10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beatles-get-back-the-rooftop-concert-12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Moneyboys</text:p>
          </table:table-cell>
          <table:table-cell office:value-type="string" calcext:value-type="string">
            <text:p>2022-06-13T18:00:00Z</text:p>
          </table:table-cell>
          <table:table-cell table:formula="of:=MID([.C106];1;10)" office:value-type="string" office:string-value="2022-06-13" calcext:value-type="string">
            <text:p>2022-06-13</text:p>
          </table:table-cell>
          <table:table-cell table:formula="of:=MID([.C106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3T21:30:00Z</text:p>
          </table:table-cell>
          <table:table-cell table:style-name="ce2" table:formula="of:=MID([.F106];1;10)" office:value-type="string" office:string-value="2022-06-13" calcext:value-type="string">
            <text:p>2022-06-13</text:p>
          </table:table-cell>
          <table:table-cell table:style-name="ce3" table:formula="of:=MID([.F10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moneyboys-presented-by-falter-27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2022-06-14T18:00:00Z</text:p>
          </table:table-cell>
          <table:table-cell table:formula="of:=MID([.C107];1;10)" office:value-type="string" office:string-value="2022-06-14" calcext:value-type="string">
            <text:p>2022-06-14</text:p>
          </table:table-cell>
          <table:table-cell table:formula="of:=MID([.C107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4T21:30:00Z</text:p>
          </table:table-cell>
          <table:table-cell table:style-name="ce2" table:formula="of:=MID([.F107];1;10)" office:value-type="string" office:string-value="2022-06-14" calcext:value-type="string">
            <text:p>2022-06-14</text:p>
          </table:table-cell>
          <table:table-cell table:style-name="ce3" table:formula="of:=MID([.F10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lamb-presented-by-slash-filmfestival-14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Der Bauer und der Bobo</text:p>
          </table:table-cell>
          <table:table-cell office:value-type="string" calcext:value-type="string">
            <text:p>2022-06-15T18:00:00Z</text:p>
          </table:table-cell>
          <table:table-cell table:formula="of:=MID([.C108];1;10)" office:value-type="string" office:string-value="2022-06-15" calcext:value-type="string">
            <text:p>2022-06-15</text:p>
          </table:table-cell>
          <table:table-cell table:formula="of:=MID([.C108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5T21:30:00Z</text:p>
          </table:table-cell>
          <table:table-cell table:style-name="ce2" table:formula="of:=MID([.F108];1;10)" office:value-type="string" office:string-value="2022-06-15" calcext:value-type="string">
            <text:p>2022-06-15</text:p>
          </table:table-cell>
          <table:table-cell table:style-name="ce3" table:formula="of:=MID([.F10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der-bauer-und-der-bobo-15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Rabiye Kurnaz Gegen George W. Bush</text:p>
          </table:table-cell>
          <table:table-cell office:value-type="string" calcext:value-type="string">
            <text:p>2022-06-16T18:00:00Z</text:p>
          </table:table-cell>
          <table:table-cell table:formula="of:=MID([.C109];1;10)" office:value-type="string" office:string-value="2022-06-16" calcext:value-type="string">
            <text:p>2022-06-16</text:p>
          </table:table-cell>
          <table:table-cell table:formula="of:=MID([.C109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6T21:30:00Z</text:p>
          </table:table-cell>
          <table:table-cell table:style-name="ce2" table:formula="of:=MID([.F109];1;10)" office:value-type="string" office:string-value="2022-06-16" calcext:value-type="string">
            <text:p>2022-06-16</text:p>
          </table:table-cell>
          <table:table-cell table:style-name="ce3" table:formula="of:=MID([.F10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rabiye-kurnaz-gegen-george-w-bush-16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Last Night in Soho</text:p>
          </table:table-cell>
          <table:table-cell office:value-type="string" calcext:value-type="string">
            <text:p>2022-06-17T18:00:00Z</text:p>
          </table:table-cell>
          <table:table-cell table:formula="of:=MID([.C110];1;10)" office:value-type="string" office:string-value="2022-06-17" calcext:value-type="string">
            <text:p>2022-06-17</text:p>
          </table:table-cell>
          <table:table-cell table:formula="of:=MID([.C110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7T21:30:00Z</text:p>
          </table:table-cell>
          <table:table-cell table:style-name="ce2" table:formula="of:=MID([.F110];1;10)" office:value-type="string" office:string-value="2022-06-17" calcext:value-type="string">
            <text:p>2022-06-17</text:p>
          </table:table-cell>
          <table:table-cell table:style-name="ce3" table:formula="of:=MID([.F11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last-night-in-soho-17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2022-06-18T18:00:00Z</text:p>
          </table:table-cell>
          <table:table-cell table:formula="of:=MID([.C111];1;10)" office:value-type="string" office:string-value="2022-06-18" calcext:value-type="string">
            <text:p>2022-06-18</text:p>
          </table:table-cell>
          <table:table-cell table:formula="of:=MID([.C111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8T21:30:00Z</text:p>
          </table:table-cell>
          <table:table-cell table:style-name="ce2" table:formula="of:=MID([.F111];1;10)" office:value-type="string" office:string-value="2022-06-18" calcext:value-type="string">
            <text:p>2022-06-18</text:p>
          </table:table-cell>
          <table:table-cell table:style-name="ce3" table:formula="of:=MID([.F11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belfast-18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James Bond - No Time to Die</text:p>
          </table:table-cell>
          <table:table-cell office:value-type="string" calcext:value-type="string">
            <text:p>2022-06-19T18:00:00Z</text:p>
          </table:table-cell>
          <table:table-cell table:formula="of:=MID([.C112];1;10)" office:value-type="string" office:string-value="2022-06-19" calcext:value-type="string">
            <text:p>2022-06-19</text:p>
          </table:table-cell>
          <table:table-cell table:formula="of:=MID([.C112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9T21:30:00Z</text:p>
          </table:table-cell>
          <table:table-cell table:style-name="ce2" table:formula="of:=MID([.F112];1;10)" office:value-type="string" office:string-value="2022-06-19" calcext:value-type="string">
            <text:p>2022-06-19</text:p>
          </table:table-cell>
          <table:table-cell table:style-name="ce3" table:formula="of:=MID([.F11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james-bond-keine-zeit-zu-sterben-19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Compartiment N°6</text:p>
          </table:table-cell>
          <table:table-cell office:value-type="string" calcext:value-type="string">
            <text:p>2022-06-20T18:00:00Z</text:p>
          </table:table-cell>
          <table:table-cell table:formula="of:=MID([.C113];1;10)" office:value-type="string" office:string-value="2022-06-20" calcext:value-type="string">
            <text:p>2022-06-20</text:p>
          </table:table-cell>
          <table:table-cell table:formula="of:=MID([.C113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0T21:30:00Z</text:p>
          </table:table-cell>
          <table:table-cell table:style-name="ce2" table:formula="of:=MID([.F113];1;10)" office:value-type="string" office:string-value="2022-06-20" calcext:value-type="string">
            <text:p>2022-06-20</text:p>
          </table:table-cell>
          <table:table-cell table:style-name="ce3" table:formula="of:=MID([.F11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compartiment-n6-presented-by-falter-20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African Territory</text:p>
          </table:table-cell>
          <table:table-cell office:value-type="string" calcext:value-type="string">
            <text:p>2022-06-21T18:00:00Z</text:p>
          </table:table-cell>
          <table:table-cell table:formula="of:=MID([.C114];1;10)" office:value-type="string" office:string-value="2022-06-21" calcext:value-type="string">
            <text:p>2022-06-21</text:p>
          </table:table-cell>
          <table:table-cell table:formula="of:=MID([.C114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1T21:30:00Z</text:p>
          </table:table-cell>
          <table:table-cell table:style-name="ce2" table:formula="of:=MID([.F114];1;10)" office:value-type="string" office:string-value="2022-06-21" calcext:value-type="string">
            <text:p>2022-06-21</text:p>
          </table:table-cell>
          <table:table-cell table:style-name="ce3" table:formula="of:=MID([.F11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african-territory-presented-by-surf-film-nacht-21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Alice Schwarzer</text:p>
          </table:table-cell>
          <table:table-cell office:value-type="string" calcext:value-type="string">
            <text:p>2022-06-22T18:00:00Z</text:p>
          </table:table-cell>
          <table:table-cell table:formula="of:=MID([.C115];1;10)" office:value-type="string" office:string-value="2022-06-22" calcext:value-type="string">
            <text:p>2022-06-22</text:p>
          </table:table-cell>
          <table:table-cell table:formula="of:=MID([.C115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2T21:30:00Z</text:p>
          </table:table-cell>
          <table:table-cell table:style-name="ce2" table:formula="of:=MID([.F115];1;10)" office:value-type="string" office:string-value="2022-06-22" calcext:value-type="string">
            <text:p>2022-06-22</text:p>
          </table:table-cell>
          <table:table-cell table:style-name="ce3" table:formula="of:=MID([.F11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alice-schwarzer-22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French Exit</text:p>
          </table:table-cell>
          <table:table-cell office:value-type="string" calcext:value-type="string">
            <text:p>2022-06-23T18:00:00Z</text:p>
          </table:table-cell>
          <table:table-cell table:formula="of:=MID([.C116];1;10)" office:value-type="string" office:string-value="2022-06-23" calcext:value-type="string">
            <text:p>2022-06-23</text:p>
          </table:table-cell>
          <table:table-cell table:formula="of:=MID([.C116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3T21:30:00Z</text:p>
          </table:table-cell>
          <table:table-cell table:style-name="ce2" table:formula="of:=MID([.F116];1;10)" office:value-type="string" office:string-value="2022-06-23" calcext:value-type="string">
            <text:p>2022-06-23</text:p>
          </table:table-cell>
          <table:table-cell table:style-name="ce3" table:formula="of:=MID([.F11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french-exit-23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Ghostbusters: Legacy</text:p>
          </table:table-cell>
          <table:table-cell office:value-type="string" calcext:value-type="string">
            <text:p>2022-06-24T18:00:00Z</text:p>
          </table:table-cell>
          <table:table-cell table:formula="of:=MID([.C117];1;10)" office:value-type="string" office:string-value="2022-06-24" calcext:value-type="string">
            <text:p>2022-06-24</text:p>
          </table:table-cell>
          <table:table-cell table:formula="of:=MID([.C117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4T21:30:00Z</text:p>
          </table:table-cell>
          <table:table-cell table:style-name="ce2" table:formula="of:=MID([.F117];1;10)" office:value-type="string" office:string-value="2022-06-24" calcext:value-type="string">
            <text:p>2022-06-24</text:p>
          </table:table-cell>
          <table:table-cell table:style-name="ce3" table:formula="of:=MID([.F11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ghostbusters-legacy-24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e Northman</text:p>
          </table:table-cell>
          <table:table-cell office:value-type="string" calcext:value-type="string">
            <text:p>2022-06-25T18:00:00Z</text:p>
          </table:table-cell>
          <table:table-cell table:formula="of:=MID([.C118];1;10)" office:value-type="string" office:string-value="2022-06-25" calcext:value-type="string">
            <text:p>2022-06-25</text:p>
          </table:table-cell>
          <table:table-cell table:formula="of:=MID([.C118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5T21:30:00Z</text:p>
          </table:table-cell>
          <table:table-cell table:style-name="ce2" table:formula="of:=MID([.F118];1;10)" office:value-type="string" office:string-value="2022-06-25" calcext:value-type="string">
            <text:p>2022-06-25</text:p>
          </table:table-cell>
          <table:table-cell table:style-name="ce3" table:formula="of:=MID([.F11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northman-25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2022-06-26T18:00:00Z</text:p>
          </table:table-cell>
          <table:table-cell table:formula="of:=MID([.C119];1;10)" office:value-type="string" office:string-value="2022-06-26" calcext:value-type="string">
            <text:p>2022-06-26</text:p>
          </table:table-cell>
          <table:table-cell table:formula="of:=MID([.C119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6T21:30:00Z</text:p>
          </table:table-cell>
          <table:table-cell table:style-name="ce2" table:formula="of:=MID([.F119];1;10)" office:value-type="string" office:string-value="2022-06-26" calcext:value-type="string">
            <text:p>2022-06-26</text:p>
          </table:table-cell>
          <table:table-cell table:style-name="ce3" table:formula="of:=MID([.F11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respect-presented-by-radio-wien-26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Wo in Paris die Sonne aufgeht</text:p>
          </table:table-cell>
          <table:table-cell office:value-type="string" calcext:value-type="string">
            <text:p>2022-06-27T18:00:00Z</text:p>
          </table:table-cell>
          <table:table-cell table:formula="of:=MID([.C120];1;10)" office:value-type="string" office:string-value="2022-06-27" calcext:value-type="string">
            <text:p>2022-06-27</text:p>
          </table:table-cell>
          <table:table-cell table:formula="of:=MID([.C120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7T21:30:00Z</text:p>
          </table:table-cell>
          <table:table-cell table:style-name="ce2" table:formula="of:=MID([.F120];1;10)" office:value-type="string" office:string-value="2022-06-27" calcext:value-type="string">
            <text:p>2022-06-27</text:p>
          </table:table-cell>
          <table:table-cell table:style-name="ce3" table:formula="of:=MID([.F12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wo-in-paris-die-sonne-aufgeht-presented-by-falter-13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2022-06-28T18:00:00Z</text:p>
          </table:table-cell>
          <table:table-cell table:formula="of:=MID([.C121];1;10)" office:value-type="string" office:string-value="2022-06-28" calcext:value-type="string">
            <text:p>2022-06-28</text:p>
          </table:table-cell>
          <table:table-cell table:formula="of:=MID([.C121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8T21:30:00Z</text:p>
          </table:table-cell>
          <table:table-cell table:style-name="ce2" table:formula="of:=MID([.F121];1;10)" office:value-type="string" office:string-value="2022-06-28" calcext:value-type="string">
            <text:p>2022-06-28</text:p>
          </table:table-cell>
          <table:table-cell table:style-name="ce3" table:formula="of:=MID([.F12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spencer-28-06-2022-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Die Dohnal</text:p>
          </table:table-cell>
          <table:table-cell office:value-type="string" calcext:value-type="string">
            <text:p>2022-06-29T18:00:00Z</text:p>
          </table:table-cell>
          <table:table-cell table:formula="of:=MID([.C122];1;10)" office:value-type="string" office:string-value="2022-06-29" calcext:value-type="string">
            <text:p>2022-06-29</text:p>
          </table:table-cell>
          <table:table-cell table:formula="of:=MID([.C122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9T21:30:00Z</text:p>
          </table:table-cell>
          <table:table-cell table:style-name="ce2" table:formula="of:=MID([.F122];1;10)" office:value-type="string" office:string-value="2022-06-29" calcext:value-type="string">
            <text:p>2022-06-29</text:p>
          </table:table-cell>
          <table:table-cell table:style-name="ce3" table:formula="of:=MID([.F12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die-dohnal-presented-by-stop-stadtteil-ohne-partnergewalt-29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Verstehen Sie die Beliers? </text:p>
          </table:table-cell>
          <table:table-cell office:value-type="string" calcext:value-type="string">
            <text:p>2022-06-30T18:00:00Z</text:p>
          </table:table-cell>
          <table:table-cell table:formula="of:=MID([.C123];1;10)" office:value-type="string" office:string-value="2022-06-30" calcext:value-type="string">
            <text:p>2022-06-30</text:p>
          </table:table-cell>
          <table:table-cell table:formula="of:=MID([.C123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30T21:30:00Z</text:p>
          </table:table-cell>
          <table:table-cell table:style-name="ce2" table:formula="of:=MID([.F123];1;10)" office:value-type="string" office:string-value="2022-06-30" calcext:value-type="string">
            <text:p>2022-06-30</text:p>
          </table:table-cell>
          <table:table-cell table:style-name="ce3" table:formula="of:=MID([.F12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verstehen-sie-die-b%C3%A8liers-30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e French Dispatch</text:p>
          </table:table-cell>
          <table:table-cell office:value-type="string" calcext:value-type="string">
            <text:p>2022-07-01T18:00:00Z</text:p>
          </table:table-cell>
          <table:table-cell table:formula="of:=MID([.C124];1;10)" office:value-type="string" office:string-value="2022-07-01" calcext:value-type="string">
            <text:p>2022-07-01</text:p>
          </table:table-cell>
          <table:table-cell table:formula="of:=MID([.C124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1T21:30:00Z</text:p>
          </table:table-cell>
          <table:table-cell table:style-name="ce2" table:formula="of:=MID([.F124];1;10)" office:value-type="string" office:string-value="2022-07-01" calcext:value-type="string">
            <text:p>2022-07-01</text:p>
          </table:table-cell>
          <table:table-cell table:style-name="ce3" table:formula="of:=MID([.F12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french-dispatch-01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King Richard</text:p>
          </table:table-cell>
          <table:table-cell office:value-type="string" calcext:value-type="string">
            <text:p>2022-07-02T18:00:00Z</text:p>
          </table:table-cell>
          <table:table-cell table:formula="of:=MID([.C125];1;10)" office:value-type="string" office:string-value="2022-07-02" calcext:value-type="string">
            <text:p>2022-07-02</text:p>
          </table:table-cell>
          <table:table-cell table:formula="of:=MID([.C125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2T21:30:00Z</text:p>
          </table:table-cell>
          <table:table-cell table:style-name="ce2" table:formula="of:=MID([.F125];1;10)" office:value-type="string" office:string-value="2022-07-02" calcext:value-type="string">
            <text:p>2022-07-02</text:p>
          </table:table-cell>
          <table:table-cell table:style-name="ce3" table:formula="of:=MID([.F12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king-richard-02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e Father</text:p>
          </table:table-cell>
          <table:table-cell office:value-type="string" calcext:value-type="string">
            <text:p>2022-07-03T18:00:00Z</text:p>
          </table:table-cell>
          <table:table-cell table:formula="of:=MID([.C126];1;10)" office:value-type="string" office:string-value="2022-07-03" calcext:value-type="string">
            <text:p>2022-07-03</text:p>
          </table:table-cell>
          <table:table-cell table:formula="of:=MID([.C126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3T21:30:00Z</text:p>
          </table:table-cell>
          <table:table-cell table:style-name="ce2" table:formula="of:=MID([.F126];1;10)" office:value-type="string" office:string-value="2022-07-03" calcext:value-type="string">
            <text:p>2022-07-03</text:p>
          </table:table-cell>
          <table:table-cell table:style-name="ce3" table:formula="of:=MID([.F12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father-03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Madres Paralelas</text:p>
          </table:table-cell>
          <table:table-cell office:value-type="string" calcext:value-type="string">
            <text:p>2022-07-04T18:00:00Z</text:p>
          </table:table-cell>
          <table:table-cell table:formula="of:=MID([.C127];1;10)" office:value-type="string" office:string-value="2022-07-04" calcext:value-type="string">
            <text:p>2022-07-04</text:p>
          </table:table-cell>
          <table:table-cell table:formula="of:=MID([.C127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4T21:30:00Z</text:p>
          </table:table-cell>
          <table:table-cell table:style-name="ce2" table:formula="of:=MID([.F127];1;10)" office:value-type="string" office:string-value="2022-07-04" calcext:value-type="string">
            <text:p>2022-07-04</text:p>
          </table:table-cell>
          <table:table-cell table:style-name="ce3" table:formula="of:=MID([.F12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madres-paralelas-presented-by-falter-04-07-2022-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Pleasure</text:p>
          </table:table-cell>
          <table:table-cell office:value-type="string" calcext:value-type="string">
            <text:p>2022-07-05T18:00:00Z</text:p>
          </table:table-cell>
          <table:table-cell table:formula="of:=MID([.C128];1;10)" office:value-type="string" office:string-value="2022-07-05" calcext:value-type="string">
            <text:p>2022-07-05</text:p>
          </table:table-cell>
          <table:table-cell table:formula="of:=MID([.C128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5T21:30:00Z</text:p>
          </table:table-cell>
          <table:table-cell table:style-name="ce2" table:formula="of:=MID([.F128];1;10)" office:value-type="string" office:string-value="2022-07-05" calcext:value-type="string">
            <text:p>2022-07-05</text:p>
          </table:table-cell>
          <table:table-cell table:style-name="ce3" table:formula="of:=MID([.F12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pleasure-05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Blutrausch</text:p>
          </table:table-cell>
          <table:table-cell office:value-type="string" calcext:value-type="string">
            <text:p>2022-07-06T18:00:00Z</text:p>
          </table:table-cell>
          <table:table-cell table:formula="of:=MID([.C129];1;10)" office:value-type="string" office:string-value="2022-07-06" calcext:value-type="string">
            <text:p>2022-07-06</text:p>
          </table:table-cell>
          <table:table-cell table:formula="of:=MID([.C129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6T21:30:00Z</text:p>
          </table:table-cell>
          <table:table-cell table:style-name="ce2" table:formula="of:=MID([.F129];1;10)" office:value-type="string" office:string-value="2022-07-06" calcext:value-type="string">
            <text:p>2022-07-06</text:p>
          </table:table-cell>
          <table:table-cell table:style-name="ce3" table:formula="of:=MID([.F12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girls-cant-surf-presented-by-surf-film-nacht-21-07-2022-4-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Riders of Justice</text:p>
          </table:table-cell>
          <table:table-cell office:value-type="string" calcext:value-type="string">
            <text:p>2022-07-07T18:00:00Z</text:p>
          </table:table-cell>
          <table:table-cell table:formula="of:=MID([.C130];1;10)" office:value-type="string" office:string-value="2022-07-07" calcext:value-type="string">
            <text:p>2022-07-07</text:p>
          </table:table-cell>
          <table:table-cell table:formula="of:=MID([.C130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7T21:30:00Z</text:p>
          </table:table-cell>
          <table:table-cell table:style-name="ce2" table:formula="of:=MID([.F130];1;10)" office:value-type="string" office:string-value="2022-07-07" calcext:value-type="string">
            <text:p>2022-07-07</text:p>
          </table:table-cell>
          <table:table-cell table:style-name="ce3" table:formula="of:=MID([.F13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riders-of-justice-helden-der-wahrscheinlichkeit-07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Spider-Man: No Way Home</text:p>
          </table:table-cell>
          <table:table-cell office:value-type="string" calcext:value-type="string">
            <text:p>2022-07-08T18:00:00Z</text:p>
          </table:table-cell>
          <table:table-cell table:formula="of:=MID([.C131];1;10)" office:value-type="string" office:string-value="2022-07-08" calcext:value-type="string">
            <text:p>2022-07-08</text:p>
          </table:table-cell>
          <table:table-cell table:formula="of:=MID([.C131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8T21:30:00Z</text:p>
          </table:table-cell>
          <table:table-cell table:style-name="ce2" table:formula="of:=MID([.F131];1;10)" office:value-type="string" office:string-value="2022-07-08" calcext:value-type="string">
            <text:p>2022-07-08</text:p>
          </table:table-cell>
          <table:table-cell table:style-name="ce3" table:formula="of:=MID([.F13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spider-man-no-way-home-08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Nightmare Alley</text:p>
          </table:table-cell>
          <table:table-cell office:value-type="string" calcext:value-type="string">
            <text:p>2022-07-09T18:00:00Z</text:p>
          </table:table-cell>
          <table:table-cell table:formula="of:=MID([.C132];1;10)" office:value-type="string" office:string-value="2022-07-09" calcext:value-type="string">
            <text:p>2022-07-09</text:p>
          </table:table-cell>
          <table:table-cell table:formula="of:=MID([.C132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9T21:30:00Z</text:p>
          </table:table-cell>
          <table:table-cell table:style-name="ce2" table:formula="of:=MID([.F132];1;10)" office:value-type="string" office:string-value="2022-07-09" calcext:value-type="string">
            <text:p>2022-07-09</text:p>
          </table:table-cell>
          <table:table-cell table:style-name="ce3" table:formula="of:=MID([.F13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nightmare-alley-09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Cash Truck</text:p>
          </table:table-cell>
          <table:table-cell office:value-type="string" calcext:value-type="string">
            <text:p>2022-07-10T18:00:00Z</text:p>
          </table:table-cell>
          <table:table-cell table:formula="of:=MID([.C133];1;10)" office:value-type="string" office:string-value="2022-07-10" calcext:value-type="string">
            <text:p>2022-07-10</text:p>
          </table:table-cell>
          <table:table-cell table:formula="of:=MID([.C133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0T21:30:00Z</text:p>
          </table:table-cell>
          <table:table-cell table:style-name="ce2" table:formula="of:=MID([.F133];1;10)" office:value-type="string" office:string-value="2022-07-10" calcext:value-type="string">
            <text:p>2022-07-10</text:p>
          </table:table-cell>
          <table:table-cell table:style-name="ce3" table:formula="of:=MID([.F13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cash-truck-10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Come On, Come On</text:p>
          </table:table-cell>
          <table:table-cell office:value-type="string" calcext:value-type="string">
            <text:p>2022-07-11T18:00:00Z</text:p>
          </table:table-cell>
          <table:table-cell table:formula="of:=MID([.C134];1;10)" office:value-type="string" office:string-value="2022-07-11" calcext:value-type="string">
            <text:p>2022-07-11</text:p>
          </table:table-cell>
          <table:table-cell table:formula="of:=MID([.C134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1T21:30:00Z</text:p>
          </table:table-cell>
          <table:table-cell table:style-name="ce2" table:formula="of:=MID([.F134];1;10)" office:value-type="string" office:string-value="2022-07-11" calcext:value-type="string">
            <text:p>2022-07-11</text:p>
          </table:table-cell>
          <table:table-cell table:style-name="ce3" table:formula="of:=MID([.F13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come-on-come-on-presented-by-falter-11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Nowhere Special</text:p>
          </table:table-cell>
          <table:table-cell office:value-type="string" calcext:value-type="string">
            <text:p>2022-07-12T18:00:00Z</text:p>
          </table:table-cell>
          <table:table-cell table:formula="of:=MID([.C135];1;10)" office:value-type="string" office:string-value="2022-07-12" calcext:value-type="string">
            <text:p>2022-07-12</text:p>
          </table:table-cell>
          <table:table-cell table:formula="of:=MID([.C135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2T21:30:00Z</text:p>
          </table:table-cell>
          <table:table-cell table:style-name="ce2" table:formula="of:=MID([.F135];1;10)" office:value-type="string" office:string-value="2022-07-12" calcext:value-type="string">
            <text:p>2022-07-12</text:p>
          </table:table-cell>
          <table:table-cell table:style-name="ce3" table:formula="of:=MID([.F13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nowhere-special-12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Geschichten vom Franz</text:p>
          </table:table-cell>
          <table:table-cell office:value-type="string" calcext:value-type="string">
            <text:p>2022-07-13T18:00:00Z</text:p>
          </table:table-cell>
          <table:table-cell table:formula="of:=MID([.C136];1;10)" office:value-type="string" office:string-value="2022-07-13" calcext:value-type="string">
            <text:p>2022-07-13</text:p>
          </table:table-cell>
          <table:table-cell table:formula="of:=MID([.C136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3T21:30:00Z</text:p>
          </table:table-cell>
          <table:table-cell table:style-name="ce2" table:formula="of:=MID([.F136];1;10)" office:value-type="string" office:string-value="2022-07-13" calcext:value-type="string">
            <text:p>2022-07-13</text:p>
          </table:table-cell>
          <table:table-cell table:style-name="ce3" table:formula="of:=MID([.F13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family-special-geschichten-vom-franz-presented-by-b%C3%BCcherein-wien-13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Wunderschön</text:p>
          </table:table-cell>
          <table:table-cell office:value-type="string" calcext:value-type="string">
            <text:p>2022-07-14T18:00:00Z</text:p>
          </table:table-cell>
          <table:table-cell table:formula="of:=MID([.C137];1;10)" office:value-type="string" office:string-value="2022-07-14" calcext:value-type="string">
            <text:p>2022-07-14</text:p>
          </table:table-cell>
          <table:table-cell table:formula="of:=MID([.C137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4T21:30:00Z</text:p>
          </table:table-cell>
          <table:table-cell table:style-name="ce2" table:formula="of:=MID([.F137];1;10)" office:value-type="string" office:string-value="2022-07-14" calcext:value-type="string">
            <text:p>2022-07-14</text:p>
          </table:table-cell>
          <table:table-cell table:style-name="ce3" table:formula="of:=MID([.F13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wundersch%C3%B6n-27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Doctor Strange in the Multiverse of Madness</text:p>
          </table:table-cell>
          <table:table-cell office:value-type="string" calcext:value-type="string">
            <text:p>2022-07-15T18:00:00Z</text:p>
          </table:table-cell>
          <table:table-cell table:formula="of:=MID([.C138];1;10)" office:value-type="string" office:string-value="2022-07-15" calcext:value-type="string">
            <text:p>2022-07-15</text:p>
          </table:table-cell>
          <table:table-cell table:formula="of:=MID([.C138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5T21:30:00Z</text:p>
          </table:table-cell>
          <table:table-cell table:style-name="ce2" table:formula="of:=MID([.F138];1;10)" office:value-type="string" office:string-value="2022-07-15" calcext:value-type="string">
            <text:p>2022-07-15</text:p>
          </table:table-cell>
          <table:table-cell table:style-name="ce3" table:formula="of:=MID([.F13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doctor-strange-in-the-multiverse-of-madness-15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House of Gucci</text:p>
          </table:table-cell>
          <table:table-cell office:value-type="string" calcext:value-type="string">
            <text:p>2022-07-16T18:00:00Z</text:p>
          </table:table-cell>
          <table:table-cell table:formula="of:=MID([.C139];1;10)" office:value-type="string" office:string-value="2022-07-16" calcext:value-type="string">
            <text:p>2022-07-16</text:p>
          </table:table-cell>
          <table:table-cell table:formula="of:=MID([.C139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6T21:30:00Z</text:p>
          </table:table-cell>
          <table:table-cell table:style-name="ce2" table:formula="of:=MID([.F139];1;10)" office:value-type="string" office:string-value="2022-07-16" calcext:value-type="string">
            <text:p>2022-07-16</text:p>
          </table:table-cell>
          <table:table-cell table:style-name="ce3" table:formula="of:=MID([.F13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house-of-gucci-16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Summer of Soul</text:p>
          </table:table-cell>
          <table:table-cell office:value-type="string" calcext:value-type="string">
            <text:p>2022-07-17T18:00:00Z</text:p>
          </table:table-cell>
          <table:table-cell table:formula="of:=MID([.C140];1;10)" office:value-type="string" office:string-value="2022-07-17" calcext:value-type="string">
            <text:p>2022-07-17</text:p>
          </table:table-cell>
          <table:table-cell table:formula="of:=MID([.C140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7T21:30:00Z</text:p>
          </table:table-cell>
          <table:table-cell table:style-name="ce2" table:formula="of:=MID([.F140];1;10)" office:value-type="string" office:string-value="2022-07-17" calcext:value-type="string">
            <text:p>2022-07-17</text:p>
          </table:table-cell>
          <table:table-cell table:style-name="ce3" table:formula="of:=MID([.F14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summer-of-soul-17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Ninjababy</text:p>
          </table:table-cell>
          <table:table-cell office:value-type="string" calcext:value-type="string">
            <text:p>2022-07-18T18:00:00Z</text:p>
          </table:table-cell>
          <table:table-cell table:formula="of:=MID([.C141];1;10)" office:value-type="string" office:string-value="2022-07-18" calcext:value-type="string">
            <text:p>2022-07-18</text:p>
          </table:table-cell>
          <table:table-cell table:formula="of:=MID([.C141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8T21:30:00Z</text:p>
          </table:table-cell>
          <table:table-cell table:style-name="ce2" table:formula="of:=MID([.F141];1;10)" office:value-type="string" office:string-value="2022-07-18" calcext:value-type="string">
            <text:p>2022-07-18</text:p>
          </table:table-cell>
          <table:table-cell table:style-name="ce3" table:formula="of:=MID([.F14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ninjababy-presented-by-falter-18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e Innocents</text:p>
          </table:table-cell>
          <table:table-cell office:value-type="string" calcext:value-type="string">
            <text:p>2022-07-19T18:00:00Z</text:p>
          </table:table-cell>
          <table:table-cell table:formula="of:=MID([.C142];1;10)" office:value-type="string" office:string-value="2022-07-19" calcext:value-type="string">
            <text:p>2022-07-19</text:p>
          </table:table-cell>
          <table:table-cell table:formula="of:=MID([.C142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9T21:30:00Z</text:p>
          </table:table-cell>
          <table:table-cell table:style-name="ce2" table:formula="of:=MID([.F142];1;10)" office:value-type="string" office:string-value="2022-07-19" calcext:value-type="string">
            <text:p>2022-07-19</text:p>
          </table:table-cell>
          <table:table-cell table:style-name="ce3" table:formula="of:=MID([.F14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innocents-presented-by-slash-filmfestival-19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Luzifer</text:p>
          </table:table-cell>
          <table:table-cell office:value-type="string" calcext:value-type="string">
            <text:p>2022-07-20T18:00:00Z</text:p>
          </table:table-cell>
          <table:table-cell table:formula="of:=MID([.C143];1;10)" office:value-type="string" office:string-value="2022-07-20" calcext:value-type="string">
            <text:p>2022-07-20</text:p>
          </table:table-cell>
          <table:table-cell table:formula="of:=MID([.C143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0T21:30:00Z</text:p>
          </table:table-cell>
          <table:table-cell table:style-name="ce2" table:formula="of:=MID([.F143];1;10)" office:value-type="string" office:string-value="2022-07-20" calcext:value-type="string">
            <text:p>2022-07-20</text:p>
          </table:table-cell>
          <table:table-cell table:style-name="ce3" table:formula="of:=MID([.F14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luzifer-20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Girls Can't Surf</text:p>
          </table:table-cell>
          <table:table-cell office:value-type="string" calcext:value-type="string">
            <text:p>2022-07-21T18:00:00Z</text:p>
          </table:table-cell>
          <table:table-cell table:formula="of:=MID([.C144];1;10)" office:value-type="string" office:string-value="2022-07-21" calcext:value-type="string">
            <text:p>2022-07-21</text:p>
          </table:table-cell>
          <table:table-cell table:formula="of:=MID([.C144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1T21:30:00Z</text:p>
          </table:table-cell>
          <table:table-cell table:style-name="ce2" table:formula="of:=MID([.F144];1;10)" office:value-type="string" office:string-value="2022-07-21" calcext:value-type="string">
            <text:p>2022-07-21</text:p>
          </table:table-cell>
          <table:table-cell table:style-name="ce3" table:formula="of:=MID([.F14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girls-cant-surf-presented-by-surf-film-nacht-21-07-2022-4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e Batman</text:p>
          </table:table-cell>
          <table:table-cell office:value-type="string" calcext:value-type="string">
            <text:p>2022-07-22T18:00:00Z</text:p>
          </table:table-cell>
          <table:table-cell table:formula="of:=MID([.C145];1;10)" office:value-type="string" office:string-value="2022-07-22" calcext:value-type="string">
            <text:p>2022-07-22</text:p>
          </table:table-cell>
          <table:table-cell table:formula="of:=MID([.C145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2T21:30:00Z</text:p>
          </table:table-cell>
          <table:table-cell table:style-name="ce2" table:formula="of:=MID([.F145];1;10)" office:value-type="string" office:string-value="2022-07-22" calcext:value-type="string">
            <text:p>2022-07-22</text:p>
          </table:table-cell>
          <table:table-cell table:style-name="ce3" table:formula="of:=MID([.F14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batman-22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Dune</text:p>
          </table:table-cell>
          <table:table-cell office:value-type="string" calcext:value-type="string">
            <text:p>2022-07-23T18:00:00Z</text:p>
          </table:table-cell>
          <table:table-cell table:formula="of:=MID([.C146];1;10)" office:value-type="string" office:string-value="2022-07-23" calcext:value-type="string">
            <text:p>2022-07-23</text:p>
          </table:table-cell>
          <table:table-cell table:formula="of:=MID([.C146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3T21:30:00Z</text:p>
          </table:table-cell>
          <table:table-cell table:style-name="ce2" table:formula="of:=MID([.F146];1;10)" office:value-type="string" office:string-value="2022-07-23" calcext:value-type="string">
            <text:p>2022-07-23</text:p>
          </table:table-cell>
          <table:table-cell table:style-name="ce3" table:formula="of:=MID([.F14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luzifer-20-07-2022-3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West Side Story</text:p>
          </table:table-cell>
          <table:table-cell office:value-type="string" calcext:value-type="string">
            <text:p>2022-07-24T18:00:00Z</text:p>
          </table:table-cell>
          <table:table-cell table:formula="of:=MID([.C147];1;10)" office:value-type="string" office:string-value="2022-07-24" calcext:value-type="string">
            <text:p>2022-07-24</text:p>
          </table:table-cell>
          <table:table-cell table:formula="of:=MID([.C147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4T21:30:00Z</text:p>
          </table:table-cell>
          <table:table-cell table:style-name="ce2" table:formula="of:=MID([.F147];1;10)" office:value-type="string" office:string-value="2022-07-24" calcext:value-type="string">
            <text:p>2022-07-24</text:p>
          </table:table-cell>
          <table:table-cell table:style-name="ce3" table:formula="of:=MID([.F14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west-side-story-presented-by-radio-wien-24-07-2022-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Drive my Car</text:p>
          </table:table-cell>
          <table:table-cell office:value-type="string" calcext:value-type="string">
            <text:p>2022-07-25T18:00:00Z</text:p>
          </table:table-cell>
          <table:table-cell table:formula="of:=MID([.C148];1;10)" office:value-type="string" office:string-value="2022-07-25" calcext:value-type="string">
            <text:p>2022-07-25</text:p>
          </table:table-cell>
          <table:table-cell table:formula="of:=MID([.C148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5T21:30:00Z</text:p>
          </table:table-cell>
          <table:table-cell table:style-name="ce2" table:formula="of:=MID([.F148];1;10)" office:value-type="string" office:string-value="2022-07-25" calcext:value-type="string">
            <text:p>2022-07-25</text:p>
          </table:table-cell>
          <table:table-cell table:style-name="ce3" table:formula="of:=MID([.F14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drive-my-car-presented-by-falter-25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Der Schlimmste Mensch der Welt</text:p>
          </table:table-cell>
          <table:table-cell office:value-type="string" calcext:value-type="string">
            <text:p>2022-07-26T18:00:00Z</text:p>
          </table:table-cell>
          <table:table-cell table:formula="of:=MID([.C149];1;10)" office:value-type="string" office:string-value="2022-07-26" calcext:value-type="string">
            <text:p>2022-07-26</text:p>
          </table:table-cell>
          <table:table-cell table:formula="of:=MID([.C149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6T21:30:00Z</text:p>
          </table:table-cell>
          <table:table-cell table:style-name="ce2" table:formula="of:=MID([.F149];1;10)" office:value-type="string" office:string-value="2022-07-26" calcext:value-type="string">
            <text:p>2022-07-26</text:p>
          </table:table-cell>
          <table:table-cell table:style-name="ce3" table:formula="of:=MID([.F14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worst-person-in-the-world-26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Black Phone</text:p>
          </table:table-cell>
          <table:table-cell office:value-type="string" calcext:value-type="string">
            <text:p>2022-07-27T18:00:00Z</text:p>
          </table:table-cell>
          <table:table-cell table:formula="of:=MID([.C150];1;10)" office:value-type="string" office:string-value="2022-07-27" calcext:value-type="string">
            <text:p>2022-07-27</text:p>
          </table:table-cell>
          <table:table-cell table:formula="of:=MID([.C150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7T21:30:00Z</text:p>
          </table:table-cell>
          <table:table-cell table:style-name="ce2" table:formula="of:=MID([.F150];1;10)" office:value-type="string" office:string-value="2022-07-27" calcext:value-type="string">
            <text:p>2022-07-27</text:p>
          </table:table-cell>
          <table:table-cell table:style-name="ce3" table:formula="of:=MID([.F15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worst-person-in-the-world-26-07-2022-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Monsieur Claude und sein Grosses Fest</text:p>
          </table:table-cell>
          <table:table-cell office:value-type="string" calcext:value-type="string">
            <text:p>2022-07-28T18:00:00Z</text:p>
          </table:table-cell>
          <table:table-cell table:formula="of:=MID([.C151];1;10)" office:value-type="string" office:string-value="2022-07-28" calcext:value-type="string">
            <text:p>2022-07-28</text:p>
          </table:table-cell>
          <table:table-cell table:formula="of:=MID([.C151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8T21:30:00Z</text:p>
          </table:table-cell>
          <table:table-cell table:style-name="ce2" table:formula="of:=MID([.F151];1;10)" office:value-type="string" office:string-value="2022-07-28" calcext:value-type="string">
            <text:p>2022-07-28</text:p>
          </table:table-cell>
          <table:table-cell table:style-name="ce3" table:formula="of:=MID([.F15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monsieur-claude-und-sein-grosses-fest-28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or: Love and Thunder</text:p>
          </table:table-cell>
          <table:table-cell office:value-type="string" calcext:value-type="string">
            <text:p>2022-07-29T18:00:00Z</text:p>
          </table:table-cell>
          <table:table-cell table:formula="of:=MID([.C152];1;10)" office:value-type="string" office:string-value="2022-07-29" calcext:value-type="string">
            <text:p>2022-07-29</text:p>
          </table:table-cell>
          <table:table-cell table:formula="of:=MID([.C152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9T21:30:00Z</text:p>
          </table:table-cell>
          <table:table-cell table:style-name="ce2" table:formula="of:=MID([.F152];1;10)" office:value-type="string" office:string-value="2022-07-29" calcext:value-type="string">
            <text:p>2022-07-29</text:p>
          </table:table-cell>
          <table:table-cell table:style-name="ce3" table:formula="of:=MID([.F15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or-love-and-thunder-29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Everything Everywhere All at Once</text:p>
          </table:table-cell>
          <table:table-cell office:value-type="string" calcext:value-type="string">
            <text:p>2022-07-30T18:00:00Z</text:p>
          </table:table-cell>
          <table:table-cell table:formula="of:=MID([.C153];1;10)" office:value-type="string" office:string-value="2022-07-30" calcext:value-type="string">
            <text:p>2022-07-30</text:p>
          </table:table-cell>
          <table:table-cell table:formula="of:=MID([.C153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30T21:30:00Z</text:p>
          </table:table-cell>
          <table:table-cell table:style-name="ce2" table:formula="of:=MID([.F153];1;10)" office:value-type="string" office:string-value="2022-07-30" calcext:value-type="string">
            <text:p>2022-07-30</text:p>
          </table:table-cell>
          <table:table-cell table:style-name="ce3" table:formula="of:=MID([.F15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everything-everywhere-all-at-once-30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Rubikon</text:p>
          </table:table-cell>
          <table:table-cell office:value-type="string" calcext:value-type="string">
            <text:p>2022-07-31T18:00:00Z</text:p>
          </table:table-cell>
          <table:table-cell table:formula="of:=MID([.C154];1;10)" office:value-type="string" office:string-value="2022-07-31" calcext:value-type="string">
            <text:p>2022-07-31</text:p>
          </table:table-cell>
          <table:table-cell table:formula="of:=MID([.C154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31T21:30:00Z</text:p>
          </table:table-cell>
          <table:table-cell table:style-name="ce2" table:formula="of:=MID([.F154];1;10)" office:value-type="string" office:string-value="2022-07-31" calcext:value-type="string">
            <text:p>2022-07-31</text:p>
          </table:table-cell>
          <table:table-cell table:style-name="ce3" table:formula="of:=MID([.F15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rubikon-31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Corsage</text:p>
          </table:table-cell>
          <table:table-cell table:style-name="Default" office:value-type="string" calcext:value-type="string">
            <text:p>2022-06-23T19:30:00Z</text:p>
          </table:table-cell>
          <table:table-cell table:formula="of:=MID([.C155];1;10)" office:value-type="string" office:string-value="2022-06-23" calcext:value-type="string">
            <text:p>2022-06-23</text:p>
          </table:table-cell>
          <table:table-cell table:formula="of:=MID([.C155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6-23T21:30:00Z</text:p>
          </table:table-cell>
          <table:table-cell table:style-name="ce2" table:formula="of:=MID([.F155];1;10)" office:value-type="string" office:string-value="2022-06-23" calcext:value-type="string">
            <text:p>2022-06-23</text:p>
          </table:table-cell>
          <table:table-cell table:style-name="ce3" table:formula="of:=MID([.F15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corsage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Corsage</text:p>
          </table:table-cell>
          <table:table-cell table:style-name="Default" office:value-type="string" calcext:value-type="string">
            <text:p>2022-06-24T17:30:00Z</text:p>
          </table:table-cell>
          <table:table-cell table:formula="of:=MID([.C156];1;10)" office:value-type="string" office:string-value="2022-06-24" calcext:value-type="string">
            <text:p>2022-06-24</text:p>
          </table:table-cell>
          <table:table-cell table:formula="of:=MID([.C156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6-24T19:30:00Z</text:p>
          </table:table-cell>
          <table:table-cell table:style-name="ce2" table:formula="of:=MID([.F156];1;10)" office:value-type="string" office:string-value="2022-06-24" calcext:value-type="string">
            <text:p>2022-06-24</text:p>
          </table:table-cell>
          <table:table-cell table:style-name="ce3" table:formula="of:=MID([.F15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corsage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Before Sunrise</text:p>
          </table:table-cell>
          <table:table-cell table:style-name="Default" office:value-type="string" calcext:value-type="string">
            <text:p>2022-06-24T19:30:00Z</text:p>
          </table:table-cell>
          <table:table-cell table:formula="of:=MID([.C157];1;10)" office:value-type="string" office:string-value="2022-06-24" calcext:value-type="string">
            <text:p>2022-06-24</text:p>
          </table:table-cell>
          <table:table-cell table:formula="of:=MID([.C15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6-24T21:30:00Z</text:p>
          </table:table-cell>
          <table:table-cell table:style-name="ce2" table:formula="of:=MID([.F157];1;10)" office:value-type="string" office:string-value="2022-06-24" calcext:value-type="string">
            <text:p>2022-06-24</text:p>
          </table:table-cell>
          <table:table-cell table:style-name="ce3" table:formula="of:=MID([.F15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before-sunrise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Before Sunrise</text:p>
          </table:table-cell>
          <table:table-cell table:style-name="Default" office:value-type="string" calcext:value-type="string">
            <text:p>2022-06-25T17:30:00Z</text:p>
          </table:table-cell>
          <table:table-cell table:formula="of:=MID([.C158];1;10)" office:value-type="string" office:string-value="2022-06-25" calcext:value-type="string">
            <text:p>2022-06-25</text:p>
          </table:table-cell>
          <table:table-cell table:formula="of:=MID([.C158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6-25T19:30:00Z</text:p>
          </table:table-cell>
          <table:table-cell table:style-name="ce2" table:formula="of:=MID([.F158];1;10)" office:value-type="string" office:string-value="2022-06-25" calcext:value-type="string">
            <text:p>2022-06-25</text:p>
          </table:table-cell>
          <table:table-cell table:style-name="ce3" table:formula="of:=MID([.F15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before-sunrise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Petite Maman – Als Wir Kinder Waren</text:p>
          </table:table-cell>
          <table:table-cell table:style-name="Default" office:value-type="string" calcext:value-type="string">
            <text:p>2022-06-25T19:30:00Z</text:p>
          </table:table-cell>
          <table:table-cell table:formula="of:=MID([.C159];1;10)" office:value-type="string" office:string-value="2022-06-25" calcext:value-type="string">
            <text:p>2022-06-25</text:p>
          </table:table-cell>
          <table:table-cell table:formula="of:=MID([.C15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6-25T21:30:00Z</text:p>
          </table:table-cell>
          <table:table-cell table:style-name="ce2" table:formula="of:=MID([.F159];1;10)" office:value-type="string" office:string-value="2022-06-25" calcext:value-type="string">
            <text:p>2022-06-25</text:p>
          </table:table-cell>
          <table:table-cell table:style-name="ce3" table:formula="of:=MID([.F15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petite-maman-als-wir-kinder-waren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Petite Maman – Als Wir Kinder Waren</text:p>
          </table:table-cell>
          <table:table-cell table:style-name="Default" office:value-type="string" calcext:value-type="string">
            <text:p>2022-06-26T17:30:00Z</text:p>
          </table:table-cell>
          <table:table-cell table:formula="of:=MID([.C160];1;10)" office:value-type="string" office:string-value="2022-06-26" calcext:value-type="string">
            <text:p>2022-06-26</text:p>
          </table:table-cell>
          <table:table-cell table:formula="of:=MID([.C160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6-26T19:30:00Z</text:p>
          </table:table-cell>
          <table:table-cell table:style-name="ce2" table:formula="of:=MID([.F160];1;10)" office:value-type="string" office:string-value="2022-06-26" calcext:value-type="string">
            <text:p>2022-06-26</text:p>
          </table:table-cell>
          <table:table-cell table:style-name="ce3" table:formula="of:=MID([.F16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petite-maman-als-wir-kinder-waren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Fahrenheit 451</text:p>
          </table:table-cell>
          <table:table-cell table:style-name="Default" office:value-type="string" calcext:value-type="string">
            <text:p>2022-06-26T19:30:00Z</text:p>
          </table:table-cell>
          <table:table-cell table:formula="of:=MID([.C161];1;10)" office:value-type="string" office:string-value="2022-06-26" calcext:value-type="string">
            <text:p>2022-06-26</text:p>
          </table:table-cell>
          <table:table-cell table:formula="of:=MID([.C161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6-26T21:30:00Z</text:p>
          </table:table-cell>
          <table:table-cell table:style-name="ce2" table:formula="of:=MID([.F161];1;10)" office:value-type="string" office:string-value="2022-06-26" calcext:value-type="string">
            <text:p>2022-06-26</text:p>
          </table:table-cell>
          <table:table-cell table:style-name="ce3" table:formula="of:=MID([.F16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fahrenheit-451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Fahrenheit 451</text:p>
          </table:table-cell>
          <table:table-cell table:style-name="Default" office:value-type="string" calcext:value-type="string">
            <text:p>2022-06-27T17:30:00Z</text:p>
          </table:table-cell>
          <table:table-cell table:formula="of:=MID([.C162];1;10)" office:value-type="string" office:string-value="2022-06-27" calcext:value-type="string">
            <text:p>2022-06-27</text:p>
          </table:table-cell>
          <table:table-cell table:formula="of:=MID([.C162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6-27T19:30:00Z</text:p>
          </table:table-cell>
          <table:table-cell table:style-name="ce2" table:formula="of:=MID([.F162];1;10)" office:value-type="string" office:string-value="2022-06-27" calcext:value-type="string">
            <text:p>2022-06-27</text:p>
          </table:table-cell>
          <table:table-cell table:style-name="ce3" table:formula="of:=MID([.F16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fahrenheit-451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Sodom Und Gomorrha</text:p>
          </table:table-cell>
          <table:table-cell table:style-name="Default" office:value-type="string" calcext:value-type="string">
            <text:p>2022-06-27T19:30:00Z</text:p>
          </table:table-cell>
          <table:table-cell table:formula="of:=MID([.C163];1;10)" office:value-type="string" office:string-value="2022-06-27" calcext:value-type="string">
            <text:p>2022-06-27</text:p>
          </table:table-cell>
          <table:table-cell table:formula="of:=MID([.C16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6-27T21:30:00Z</text:p>
          </table:table-cell>
          <table:table-cell table:style-name="ce2" table:formula="of:=MID([.F163];1;10)" office:value-type="string" office:string-value="2022-06-27" calcext:value-type="string">
            <text:p>2022-06-27</text:p>
          </table:table-cell>
          <table:table-cell table:style-name="ce3" table:formula="of:=MID([.F16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sodom-und-gomorrha-2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Sodom Und Gomorrha</text:p>
          </table:table-cell>
          <table:table-cell table:style-name="Default" office:value-type="string" calcext:value-type="string">
            <text:p>2022-06-28T17:30:00Z</text:p>
          </table:table-cell>
          <table:table-cell table:formula="of:=MID([.C164];1;10)" office:value-type="string" office:string-value="2022-06-28" calcext:value-type="string">
            <text:p>2022-06-28</text:p>
          </table:table-cell>
          <table:table-cell table:formula="of:=MID([.C164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6-28T19:30:00Z</text:p>
          </table:table-cell>
          <table:table-cell table:style-name="ce2" table:formula="of:=MID([.F164];1;10)" office:value-type="string" office:string-value="2022-06-28" calcext:value-type="string">
            <text:p>2022-06-28</text:p>
          </table:table-cell>
          <table:table-cell table:style-name="ce3" table:formula="of:=MID([.F16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sodom-und-gomorrha-2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Once Upon A Time In Venezuela</text:p>
          </table:table-cell>
          <table:table-cell table:style-name="Default" office:value-type="string" calcext:value-type="string">
            <text:p>2022-06-28T19:30:00Z</text:p>
          </table:table-cell>
          <table:table-cell table:formula="of:=MID([.C165];1;10)" office:value-type="string" office:string-value="2022-06-28" calcext:value-type="string">
            <text:p>2022-06-28</text:p>
          </table:table-cell>
          <table:table-cell table:formula="of:=MID([.C165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6-28T21:30:00Z</text:p>
          </table:table-cell>
          <table:table-cell table:style-name="ce2" table:formula="of:=MID([.F165];1;10)" office:value-type="string" office:string-value="2022-06-28" calcext:value-type="string">
            <text:p>2022-06-28</text:p>
          </table:table-cell>
          <table:table-cell table:style-name="ce3" table:formula="of:=MID([.F16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once-upon-a-time-in-venezuela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Once Upon A Time In Venezuela</text:p>
          </table:table-cell>
          <table:table-cell table:style-name="Default" office:value-type="string" calcext:value-type="string">
            <text:p>2022-06-29T17:30:00Z</text:p>
          </table:table-cell>
          <table:table-cell table:formula="of:=MID([.C166];1;10)" office:value-type="string" office:string-value="2022-06-29" calcext:value-type="string">
            <text:p>2022-06-29</text:p>
          </table:table-cell>
          <table:table-cell table:formula="of:=MID([.C166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6-29T19:30:00Z</text:p>
          </table:table-cell>
          <table:table-cell table:style-name="ce2" table:formula="of:=MID([.F166];1;10)" office:value-type="string" office:string-value="2022-06-29" calcext:value-type="string">
            <text:p>2022-06-29</text:p>
          </table:table-cell>
          <table:table-cell table:style-name="ce3" table:formula="of:=MID([.F16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once-upon-a-time-in-venezuela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The Princess</text:p>
          </table:table-cell>
          <table:table-cell table:style-name="Default" office:value-type="string" calcext:value-type="string">
            <text:p>2022-06-29T19:30:00Z</text:p>
          </table:table-cell>
          <table:table-cell table:formula="of:=MID([.C167];1;10)" office:value-type="string" office:string-value="2022-06-29" calcext:value-type="string">
            <text:p>2022-06-29</text:p>
          </table:table-cell>
          <table:table-cell table:formula="of:=MID([.C16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6-29T21:30:00Z</text:p>
          </table:table-cell>
          <table:table-cell table:style-name="ce2" table:formula="of:=MID([.F167];1;10)" office:value-type="string" office:string-value="2022-06-29" calcext:value-type="string">
            <text:p>2022-06-29</text:p>
          </table:table-cell>
          <table:table-cell table:style-name="ce3" table:formula="of:=MID([.F16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the-princess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The Princess</text:p>
          </table:table-cell>
          <table:table-cell table:style-name="Default" office:value-type="string" calcext:value-type="string">
            <text:p>2022-06-30T17:30:00Z</text:p>
          </table:table-cell>
          <table:table-cell table:formula="of:=MID([.C168];1;10)" office:value-type="string" office:string-value="2022-06-30" calcext:value-type="string">
            <text:p>2022-06-30</text:p>
          </table:table-cell>
          <table:table-cell table:formula="of:=MID([.C168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6-30T19:30:00Z</text:p>
          </table:table-cell>
          <table:table-cell table:style-name="ce2" table:formula="of:=MID([.F168];1;10)" office:value-type="string" office:string-value="2022-06-30" calcext:value-type="string">
            <text:p>2022-06-30</text:p>
          </table:table-cell>
          <table:table-cell table:style-name="ce3" table:formula="of:=MID([.F16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the-princess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Die Ballade Von Der Weissen Kuh</text:p>
          </table:table-cell>
          <table:table-cell table:style-name="Default" office:value-type="string" calcext:value-type="string">
            <text:p>2022-06-30T19:30:00Z</text:p>
          </table:table-cell>
          <table:table-cell table:formula="of:=MID([.C169];1;10)" office:value-type="string" office:string-value="2022-06-30" calcext:value-type="string">
            <text:p>2022-06-30</text:p>
          </table:table-cell>
          <table:table-cell table:formula="of:=MID([.C16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6-30T21:30:00Z</text:p>
          </table:table-cell>
          <table:table-cell table:style-name="ce2" table:formula="of:=MID([.F169];1;10)" office:value-type="string" office:string-value="2022-06-30" calcext:value-type="string">
            <text:p>2022-06-30</text:p>
          </table:table-cell>
          <table:table-cell table:style-name="ce3" table:formula="of:=MID([.F16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die-ballade-von-der-weissen-kuh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Die Ballade Von Der Weissen Kuh</text:p>
          </table:table-cell>
          <table:table-cell table:style-name="Default" office:value-type="string" calcext:value-type="string">
            <text:p>2022-07-01T17:30:00Z</text:p>
          </table:table-cell>
          <table:table-cell table:formula="of:=MID([.C170];1;10)" office:value-type="string" office:string-value="2022-07-01" calcext:value-type="string">
            <text:p>2022-07-01</text:p>
          </table:table-cell>
          <table:table-cell table:formula="of:=MID([.C170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01T19:30:00Z</text:p>
          </table:table-cell>
          <table:table-cell table:style-name="ce2" table:formula="of:=MID([.F170];1;10)" office:value-type="string" office:string-value="2022-07-01" calcext:value-type="string">
            <text:p>2022-07-01</text:p>
          </table:table-cell>
          <table:table-cell table:style-name="ce3" table:formula="of:=MID([.F17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die-ballade-von-der-weissen-kuh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Abteil Nr. 6</text:p>
          </table:table-cell>
          <table:table-cell table:style-name="Default" office:value-type="string" calcext:value-type="string">
            <text:p>2022-07-01T19:30:00Z</text:p>
          </table:table-cell>
          <table:table-cell table:formula="of:=MID([.C171];1;10)" office:value-type="string" office:string-value="2022-07-01" calcext:value-type="string">
            <text:p>2022-07-01</text:p>
          </table:table-cell>
          <table:table-cell table:formula="of:=MID([.C171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1T21:30:00Z</text:p>
          </table:table-cell>
          <table:table-cell table:style-name="ce2" table:formula="of:=MID([.F171];1;10)" office:value-type="string" office:string-value="2022-07-01" calcext:value-type="string">
            <text:p>2022-07-01</text:p>
          </table:table-cell>
          <table:table-cell table:style-name="ce3" table:formula="of:=MID([.F17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abteil-nr-6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Abteil Nr. 6</text:p>
          </table:table-cell>
          <table:table-cell table:style-name="Default" office:value-type="string" calcext:value-type="string">
            <text:p>2022-07-02T17:30:00Z</text:p>
          </table:table-cell>
          <table:table-cell table:formula="of:=MID([.C172];1;10)" office:value-type="string" office:string-value="2022-07-02" calcext:value-type="string">
            <text:p>2022-07-02</text:p>
          </table:table-cell>
          <table:table-cell table:formula="of:=MID([.C172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02T19:30:00Z</text:p>
          </table:table-cell>
          <table:table-cell table:style-name="ce2" table:formula="of:=MID([.F172];1;10)" office:value-type="string" office:string-value="2022-07-02" calcext:value-type="string">
            <text:p>2022-07-02</text:p>
          </table:table-cell>
          <table:table-cell table:style-name="ce3" table:formula="of:=MID([.F17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abteil-nr-6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Casablanca</text:p>
          </table:table-cell>
          <table:table-cell table:style-name="Default" office:value-type="string" calcext:value-type="string">
            <text:p>2022-07-02T19:30:00Z</text:p>
          </table:table-cell>
          <table:table-cell table:formula="of:=MID([.C173];1;10)" office:value-type="string" office:string-value="2022-07-02" calcext:value-type="string">
            <text:p>2022-07-02</text:p>
          </table:table-cell>
          <table:table-cell table:formula="of:=MID([.C17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2T21:30:00Z</text:p>
          </table:table-cell>
          <table:table-cell table:style-name="ce2" table:formula="of:=MID([.F173];1;10)" office:value-type="string" office:string-value="2022-07-02" calcext:value-type="string">
            <text:p>2022-07-02</text:p>
          </table:table-cell>
          <table:table-cell table:style-name="ce3" table:formula="of:=MID([.F17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casablanca-2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Casablanca</text:p>
          </table:table-cell>
          <table:table-cell table:style-name="Default" office:value-type="string" calcext:value-type="string">
            <text:p>2022-07-03T17:30:00Z</text:p>
          </table:table-cell>
          <table:table-cell table:formula="of:=MID([.C174];1;10)" office:value-type="string" office:string-value="2022-07-03" calcext:value-type="string">
            <text:p>2022-07-03</text:p>
          </table:table-cell>
          <table:table-cell table:formula="of:=MID([.C174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03T19:30:00Z</text:p>
          </table:table-cell>
          <table:table-cell table:style-name="ce2" table:formula="of:=MID([.F174];1;10)" office:value-type="string" office:string-value="2022-07-03" calcext:value-type="string">
            <text:p>2022-07-03</text:p>
          </table:table-cell>
          <table:table-cell table:style-name="ce3" table:formula="of:=MID([.F17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casablanca-2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Die Pariser Kommune</text:p>
          </table:table-cell>
          <table:table-cell table:style-name="Default" office:value-type="string" calcext:value-type="string">
            <text:p>2022-07-03T19:30:00Z</text:p>
          </table:table-cell>
          <table:table-cell table:formula="of:=MID([.C175];1;10)" office:value-type="string" office:string-value="2022-07-03" calcext:value-type="string">
            <text:p>2022-07-03</text:p>
          </table:table-cell>
          <table:table-cell table:formula="of:=MID([.C175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3T21:30:00Z</text:p>
          </table:table-cell>
          <table:table-cell table:style-name="ce2" table:formula="of:=MID([.F175];1;10)" office:value-type="string" office:string-value="2022-07-03" calcext:value-type="string">
            <text:p>2022-07-03</text:p>
          </table:table-cell>
          <table:table-cell table:style-name="ce3" table:formula="of:=MID([.F17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die-pariser-kommune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Die Pariser Kommune</text:p>
          </table:table-cell>
          <table:table-cell table:style-name="Default" office:value-type="string" calcext:value-type="string">
            <text:p>2022-07-04T17:30:00Z</text:p>
          </table:table-cell>
          <table:table-cell table:formula="of:=MID([.C176];1;10)" office:value-type="string" office:string-value="2022-07-04" calcext:value-type="string">
            <text:p>2022-07-04</text:p>
          </table:table-cell>
          <table:table-cell table:formula="of:=MID([.C176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04T19:30:00Z</text:p>
          </table:table-cell>
          <table:table-cell table:style-name="ce2" table:formula="of:=MID([.F176];1;10)" office:value-type="string" office:string-value="2022-07-04" calcext:value-type="string">
            <text:p>2022-07-04</text:p>
          </table:table-cell>
          <table:table-cell table:style-name="ce3" table:formula="of:=MID([.F17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die-pariser-kommune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Hexen</text:p>
          </table:table-cell>
          <table:table-cell table:style-name="Default" office:value-type="string" calcext:value-type="string">
            <text:p>2022-07-04T19:30:00Z</text:p>
          </table:table-cell>
          <table:table-cell table:formula="of:=MID([.C177];1;10)" office:value-type="string" office:string-value="2022-07-04" calcext:value-type="string">
            <text:p>2022-07-04</text:p>
          </table:table-cell>
          <table:table-cell table:formula="of:=MID([.C17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4T21:30:00Z</text:p>
          </table:table-cell>
          <table:table-cell table:style-name="ce2" table:formula="of:=MID([.F177];1;10)" office:value-type="string" office:string-value="2022-07-04" calcext:value-type="string">
            <text:p>2022-07-04</text:p>
          </table:table-cell>
          <table:table-cell table:style-name="ce3" table:formula="of:=MID([.F17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haexan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Hexen</text:p>
          </table:table-cell>
          <table:table-cell table:style-name="Default" office:value-type="string" calcext:value-type="string">
            <text:p>2022-07-05T17:30:00Z</text:p>
          </table:table-cell>
          <table:table-cell table:formula="of:=MID([.C178];1;10)" office:value-type="string" office:string-value="2022-07-05" calcext:value-type="string">
            <text:p>2022-07-05</text:p>
          </table:table-cell>
          <table:table-cell table:formula="of:=MID([.C178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05T19:30:00Z</text:p>
          </table:table-cell>
          <table:table-cell table:style-name="ce2" table:formula="of:=MID([.F178];1;10)" office:value-type="string" office:string-value="2022-07-05" calcext:value-type="string">
            <text:p>2022-07-05</text:p>
          </table:table-cell>
          <table:table-cell table:style-name="ce3" table:formula="of:=MID([.F17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haexan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Silent Land</text:p>
          </table:table-cell>
          <table:table-cell table:style-name="Default" office:value-type="string" calcext:value-type="string">
            <text:p>2022-07-05T19:30:00Z</text:p>
          </table:table-cell>
          <table:table-cell table:formula="of:=MID([.C179];1;10)" office:value-type="string" office:string-value="2022-07-05" calcext:value-type="string">
            <text:p>2022-07-05</text:p>
          </table:table-cell>
          <table:table-cell table:formula="of:=MID([.C17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5T21:30:00Z</text:p>
          </table:table-cell>
          <table:table-cell table:style-name="ce2" table:formula="of:=MID([.F179];1;10)" office:value-type="string" office:string-value="2022-07-05" calcext:value-type="string">
            <text:p>2022-07-05</text:p>
          </table:table-cell>
          <table:table-cell table:style-name="ce3" table:formula="of:=MID([.F17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silent-land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Silent Land</text:p>
          </table:table-cell>
          <table:table-cell table:style-name="Default" office:value-type="string" calcext:value-type="string">
            <text:p>2022-07-06T17:30:00Z</text:p>
          </table:table-cell>
          <table:table-cell table:formula="of:=MID([.C180];1;10)" office:value-type="string" office:string-value="2022-07-06" calcext:value-type="string">
            <text:p>2022-07-06</text:p>
          </table:table-cell>
          <table:table-cell table:formula="of:=MID([.C180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06T19:30:00Z</text:p>
          </table:table-cell>
          <table:table-cell table:style-name="ce2" table:formula="of:=MID([.F180];1;10)" office:value-type="string" office:string-value="2022-07-06" calcext:value-type="string">
            <text:p>2022-07-06</text:p>
          </table:table-cell>
          <table:table-cell table:style-name="ce3" table:formula="of:=MID([.F18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silent-land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Alle Reden Übers Wetter</text:p>
          </table:table-cell>
          <table:table-cell table:style-name="Default" office:value-type="string" calcext:value-type="string">
            <text:p>2022-07-06T19:30:00Z</text:p>
          </table:table-cell>
          <table:table-cell table:formula="of:=MID([.C181];1;10)" office:value-type="string" office:string-value="2022-07-06" calcext:value-type="string">
            <text:p>2022-07-06</text:p>
          </table:table-cell>
          <table:table-cell table:formula="of:=MID([.C181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6T21:30:00Z</text:p>
          </table:table-cell>
          <table:table-cell table:style-name="ce2" table:formula="of:=MID([.F181];1;10)" office:value-type="string" office:string-value="2022-07-06" calcext:value-type="string">
            <text:p>2022-07-06</text:p>
          </table:table-cell>
          <table:table-cell table:style-name="ce3" table:formula="of:=MID([.F18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alle-reden-uebers-wetter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Alle Reden Übers Wetter</text:p>
          </table:table-cell>
          <table:table-cell table:style-name="Default" office:value-type="string" calcext:value-type="string">
            <text:p>2022-07-07T17:30:00Z</text:p>
          </table:table-cell>
          <table:table-cell table:formula="of:=MID([.C182];1;10)" office:value-type="string" office:string-value="2022-07-07" calcext:value-type="string">
            <text:p>2022-07-07</text:p>
          </table:table-cell>
          <table:table-cell table:formula="of:=MID([.C182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07T19:30:00Z</text:p>
          </table:table-cell>
          <table:table-cell table:style-name="ce2" table:formula="of:=MID([.F182];1;10)" office:value-type="string" office:string-value="2022-07-07" calcext:value-type="string">
            <text:p>2022-07-07</text:p>
          </table:table-cell>
          <table:table-cell table:style-name="ce3" table:formula="of:=MID([.F18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alle-reden-uebers-wetter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Wanderkino Bioskop I</text:p>
          </table:table-cell>
          <table:table-cell table:style-name="Default" office:value-type="string" calcext:value-type="string">
            <text:p>2022-07-07T18:00:00Z</text:p>
          </table:table-cell>
          <table:table-cell table:formula="of:=MID([.C183];1;10)" office:value-type="string" office:string-value="2022-07-07" calcext:value-type="string">
            <text:p>2022-07-07</text:p>
          </table:table-cell>
          <table:table-cell table:formula="of:=MID([.C183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7T19:30:00Z</text:p>
          </table:table-cell>
          <table:table-cell table:style-name="ce2" table:formula="of:=MID([.F183];1;10)" office:value-type="string" office:string-value="2022-07-07" calcext:value-type="string">
            <text:p>2022-07-07</text:p>
          </table:table-cell>
          <table:table-cell table:style-name="ce3" table:formula="of:=MID([.F18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wanderkino-bioskop-i/</text:p>
          </table:table-cell>
          <table:table-cell office:value-type="string" calcext:value-type="string">
            <text:p>Obere Augartenstraße 1, 1020 Wien, KINOZEL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Wo In Paris Die Sonne Aufgeht</text:p>
          </table:table-cell>
          <table:table-cell table:style-name="Default" office:value-type="string" calcext:value-type="string">
            <text:p>2022-07-07T19:30:00Z</text:p>
          </table:table-cell>
          <table:table-cell table:formula="of:=MID([.C184];1;10)" office:value-type="string" office:string-value="2022-07-07" calcext:value-type="string">
            <text:p>2022-07-07</text:p>
          </table:table-cell>
          <table:table-cell table:formula="of:=MID([.C18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7T21:30:00Z</text:p>
          </table:table-cell>
          <table:table-cell table:style-name="ce2" table:formula="of:=MID([.F184];1;10)" office:value-type="string" office:string-value="2022-07-07" calcext:value-type="string">
            <text:p>2022-07-07</text:p>
          </table:table-cell>
          <table:table-cell table:style-name="ce3" table:formula="of:=MID([.F18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wo-in-paris-die-sonne-aufgeht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Wo In Paris Die Sonne Aufgeht</text:p>
          </table:table-cell>
          <table:table-cell table:style-name="Default" office:value-type="string" calcext:value-type="string">
            <text:p>2022-07-08T17:30:00Z</text:p>
          </table:table-cell>
          <table:table-cell table:formula="of:=MID([.C185];1;10)" office:value-type="string" office:string-value="2022-07-08" calcext:value-type="string">
            <text:p>2022-07-08</text:p>
          </table:table-cell>
          <table:table-cell table:formula="of:=MID([.C185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08T19:30:00Z</text:p>
          </table:table-cell>
          <table:table-cell table:style-name="ce2" table:formula="of:=MID([.F185];1;10)" office:value-type="string" office:string-value="2022-07-08" calcext:value-type="string">
            <text:p>2022-07-08</text:p>
          </table:table-cell>
          <table:table-cell table:style-name="ce3" table:formula="of:=MID([.F185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wo-in-paris-die-sonne-aufgeht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The Good Boss</text:p>
          </table:table-cell>
          <table:table-cell table:style-name="Default" office:value-type="string" calcext:value-type="string">
            <text:p>2022-07-08T19:30:00Z</text:p>
          </table:table-cell>
          <table:table-cell table:formula="of:=MID([.C186];1;10)" office:value-type="string" office:string-value="2022-07-08" calcext:value-type="string">
            <text:p>2022-07-08</text:p>
          </table:table-cell>
          <table:table-cell table:formula="of:=MID([.C18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8T21:30:00Z</text:p>
          </table:table-cell>
          <table:table-cell table:style-name="ce2" table:formula="of:=MID([.F186];1;10)" office:value-type="string" office:string-value="2022-07-08" calcext:value-type="string">
            <text:p>2022-07-08</text:p>
          </table:table-cell>
          <table:table-cell table:style-name="ce3" table:formula="of:=MID([.F18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the-good-boss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The Good Boss</text:p>
          </table:table-cell>
          <table:table-cell table:style-name="Default" office:value-type="string" calcext:value-type="string">
            <text:p>2022-07-09T17:30:00Z</text:p>
          </table:table-cell>
          <table:table-cell table:formula="of:=MID([.C187];1;10)" office:value-type="string" office:string-value="2022-07-09" calcext:value-type="string">
            <text:p>2022-07-09</text:p>
          </table:table-cell>
          <table:table-cell table:formula="of:=MID([.C187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09T19:30:00Z</text:p>
          </table:table-cell>
          <table:table-cell table:style-name="ce2" table:formula="of:=MID([.F187];1;10)" office:value-type="string" office:string-value="2022-07-09" calcext:value-type="string">
            <text:p>2022-07-09</text:p>
          </table:table-cell>
          <table:table-cell table:style-name="ce3" table:formula="of:=MID([.F18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the-good-boss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Papicha</text:p>
          </table:table-cell>
          <table:table-cell table:style-name="Default" office:value-type="string" calcext:value-type="string">
            <text:p>2022-07-09T19:30:00Z</text:p>
          </table:table-cell>
          <table:table-cell table:formula="of:=MID([.C188];1;10)" office:value-type="string" office:string-value="2022-07-09" calcext:value-type="string">
            <text:p>2022-07-09</text:p>
          </table:table-cell>
          <table:table-cell table:formula="of:=MID([.C18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9T21:30:00Z</text:p>
          </table:table-cell>
          <table:table-cell table:style-name="ce2" table:formula="of:=MID([.F188];1;10)" office:value-type="string" office:string-value="2022-07-09" calcext:value-type="string">
            <text:p>2022-07-09</text:p>
          </table:table-cell>
          <table:table-cell table:style-name="ce3" table:formula="of:=MID([.F18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papicha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Papicha</text:p>
          </table:table-cell>
          <table:table-cell table:style-name="Default" office:value-type="string" calcext:value-type="string">
            <text:p>2022-07-10T17:30:00Z</text:p>
          </table:table-cell>
          <table:table-cell table:formula="of:=MID([.C189];1;10)" office:value-type="string" office:string-value="2022-07-10" calcext:value-type="string">
            <text:p>2022-07-10</text:p>
          </table:table-cell>
          <table:table-cell table:formula="of:=MID([.C189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10T19:30:00Z</text:p>
          </table:table-cell>
          <table:table-cell table:style-name="ce2" table:formula="of:=MID([.F189];1;10)" office:value-type="string" office:string-value="2022-07-10" calcext:value-type="string">
            <text:p>2022-07-10</text:p>
          </table:table-cell>
          <table:table-cell table:style-name="ce3" table:formula="of:=MID([.F18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papicha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Medea</text:p>
          </table:table-cell>
          <table:table-cell table:style-name="Default" office:value-type="string" calcext:value-type="string">
            <text:p>2022-07-10T19:30:00Z</text:p>
          </table:table-cell>
          <table:table-cell table:formula="of:=MID([.C190];1;10)" office:value-type="string" office:string-value="2022-07-10" calcext:value-type="string">
            <text:p>2022-07-10</text:p>
          </table:table-cell>
          <table:table-cell table:formula="of:=MID([.C19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10T21:30:00Z</text:p>
          </table:table-cell>
          <table:table-cell table:style-name="ce2" table:formula="of:=MID([.F190];1;10)" office:value-type="string" office:string-value="2022-07-10" calcext:value-type="string">
            <text:p>2022-07-10</text:p>
          </table:table-cell>
          <table:table-cell table:style-name="ce3" table:formula="of:=MID([.F19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medea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Medea</text:p>
          </table:table-cell>
          <table:table-cell table:style-name="Default" office:value-type="string" calcext:value-type="string">
            <text:p>2022-07-11T17:30:00Z</text:p>
          </table:table-cell>
          <table:table-cell table:formula="of:=MID([.C191];1;10)" office:value-type="string" office:string-value="2022-07-11" calcext:value-type="string">
            <text:p>2022-07-11</text:p>
          </table:table-cell>
          <table:table-cell table:formula="of:=MID([.C191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11T19:30:00Z</text:p>
          </table:table-cell>
          <table:table-cell table:style-name="ce2" table:formula="of:=MID([.F191];1;10)" office:value-type="string" office:string-value="2022-07-11" calcext:value-type="string">
            <text:p>2022-07-11</text:p>
          </table:table-cell>
          <table:table-cell table:style-name="ce3" table:formula="of:=MID([.F191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medea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Tomboy</text:p>
          </table:table-cell>
          <table:table-cell table:style-name="Default" office:value-type="string" calcext:value-type="string">
            <text:p>2022-07-11T19:30:00Z</text:p>
          </table:table-cell>
          <table:table-cell table:formula="of:=MID([.C192];1;10)" office:value-type="string" office:string-value="2022-07-11" calcext:value-type="string">
            <text:p>2022-07-11</text:p>
          </table:table-cell>
          <table:table-cell table:formula="of:=MID([.C19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11T21:30:00Z</text:p>
          </table:table-cell>
          <table:table-cell table:style-name="ce2" table:formula="of:=MID([.F192];1;10)" office:value-type="string" office:string-value="2022-07-11" calcext:value-type="string">
            <text:p>2022-07-11</text:p>
          </table:table-cell>
          <table:table-cell table:style-name="ce3" table:formula="of:=MID([.F19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tomboy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Tomboy</text:p>
          </table:table-cell>
          <table:table-cell table:style-name="Default" office:value-type="string" calcext:value-type="string">
            <text:p>2022-07-12T17:30:00Z</text:p>
          </table:table-cell>
          <table:table-cell table:formula="of:=MID([.C193];1;10)" office:value-type="string" office:string-value="2022-07-12" calcext:value-type="string">
            <text:p>2022-07-12</text:p>
          </table:table-cell>
          <table:table-cell table:formula="of:=MID([.C193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12T19:30:00Z</text:p>
          </table:table-cell>
          <table:table-cell table:style-name="ce2" table:formula="of:=MID([.F193];1;10)" office:value-type="string" office:string-value="2022-07-12" calcext:value-type="string">
            <text:p>2022-07-12</text:p>
          </table:table-cell>
          <table:table-cell table:style-name="ce3" table:formula="of:=MID([.F19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tomboy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In The Heat Of The Night</text:p>
          </table:table-cell>
          <table:table-cell table:style-name="Default" office:value-type="string" calcext:value-type="string">
            <text:p>2022-07-12T19:30:00Z</text:p>
          </table:table-cell>
          <table:table-cell table:formula="of:=MID([.C194];1;10)" office:value-type="string" office:string-value="2022-07-12" calcext:value-type="string">
            <text:p>2022-07-12</text:p>
          </table:table-cell>
          <table:table-cell table:formula="of:=MID([.C19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12T21:30:00Z</text:p>
          </table:table-cell>
          <table:table-cell table:style-name="ce2" table:formula="of:=MID([.F194];1;10)" office:value-type="string" office:string-value="2022-07-12" calcext:value-type="string">
            <text:p>2022-07-12</text:p>
          </table:table-cell>
          <table:table-cell table:style-name="ce3" table:formula="of:=MID([.F19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in-the-heat-of-the-night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In The Heat Of The Night</text:p>
          </table:table-cell>
          <table:table-cell table:style-name="Default" office:value-type="string" calcext:value-type="string">
            <text:p>2022-07-13T17:30:00Z</text:p>
          </table:table-cell>
          <table:table-cell table:formula="of:=MID([.C195];1;10)" office:value-type="string" office:string-value="2022-07-13" calcext:value-type="string">
            <text:p>2022-07-13</text:p>
          </table:table-cell>
          <table:table-cell table:formula="of:=MID([.C195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13T19:30:00Z</text:p>
          </table:table-cell>
          <table:table-cell table:style-name="ce2" table:formula="of:=MID([.F195];1;10)" office:value-type="string" office:string-value="2022-07-13" calcext:value-type="string">
            <text:p>2022-07-13</text:p>
          </table:table-cell>
          <table:table-cell table:style-name="ce3" table:formula="of:=MID([.F195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in-the-heat-of-the-night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Local Artists</text:p>
          </table:table-cell>
          <table:table-cell table:style-name="Default" office:value-type="string" calcext:value-type="string">
            <text:p>2022-07-13T19:30:00Z</text:p>
          </table:table-cell>
          <table:table-cell table:formula="of:=MID([.C196];1;10)" office:value-type="string" office:string-value="2022-07-13" calcext:value-type="string">
            <text:p>2022-07-13</text:p>
          </table:table-cell>
          <table:table-cell table:formula="of:=MID([.C19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13T21:30:00Z</text:p>
          </table:table-cell>
          <table:table-cell table:style-name="ce2" table:formula="of:=MID([.F196];1;10)" office:value-type="string" office:string-value="2022-07-13" calcext:value-type="string">
            <text:p>2022-07-13</text:p>
          </table:table-cell>
          <table:table-cell table:style-name="ce3" table:formula="of:=MID([.F19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local-artists-2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Local Artists</text:p>
          </table:table-cell>
          <table:table-cell table:style-name="Default" office:value-type="string" calcext:value-type="string">
            <text:p>2022-07-14T17:30:00Z</text:p>
          </table:table-cell>
          <table:table-cell table:formula="of:=MID([.C197];1;10)" office:value-type="string" office:string-value="2022-07-14" calcext:value-type="string">
            <text:p>2022-07-14</text:p>
          </table:table-cell>
          <table:table-cell table:formula="of:=MID([.C197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14T19:30:00Z</text:p>
          </table:table-cell>
          <table:table-cell table:style-name="ce2" table:formula="of:=MID([.F197];1;10)" office:value-type="string" office:string-value="2022-07-14" calcext:value-type="string">
            <text:p>2022-07-14</text:p>
          </table:table-cell>
          <table:table-cell table:style-name="ce3" table:formula="of:=MID([.F19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local-artists-2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Blutrausch</text:p>
          </table:table-cell>
          <table:table-cell table:style-name="Default" office:value-type="string" calcext:value-type="string">
            <text:p>2022-07-14T19:30:00Z</text:p>
          </table:table-cell>
          <table:table-cell table:formula="of:=MID([.C198];1;10)" office:value-type="string" office:string-value="2022-07-14" calcext:value-type="string">
            <text:p>2022-07-14</text:p>
          </table:table-cell>
          <table:table-cell table:formula="of:=MID([.C19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14T21:30:00Z</text:p>
          </table:table-cell>
          <table:table-cell table:style-name="ce2" table:formula="of:=MID([.F198];1;10)" office:value-type="string" office:string-value="2022-07-14" calcext:value-type="string">
            <text:p>2022-07-14</text:p>
          </table:table-cell>
          <table:table-cell table:style-name="ce3" table:formula="of:=MID([.F19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blutrausch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Blutrausch</text:p>
          </table:table-cell>
          <table:table-cell table:style-name="Default" office:value-type="string" calcext:value-type="string">
            <text:p>2022-07-15T17:30:00Z</text:p>
          </table:table-cell>
          <table:table-cell table:formula="of:=MID([.C199];1;10)" office:value-type="string" office:string-value="2022-07-15" calcext:value-type="string">
            <text:p>2022-07-15</text:p>
          </table:table-cell>
          <table:table-cell table:formula="of:=MID([.C199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15T19:30:00Z</text:p>
          </table:table-cell>
          <table:table-cell table:style-name="ce2" table:formula="of:=MID([.F199];1;10)" office:value-type="string" office:string-value="2022-07-15" calcext:value-type="string">
            <text:p>2022-07-15</text:p>
          </table:table-cell>
          <table:table-cell table:style-name="ce3" table:formula="of:=MID([.F19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blutrausch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Mein Wenn Und Aber</text:p>
          </table:table-cell>
          <table:table-cell table:style-name="Default" office:value-type="string" calcext:value-type="string">
            <text:p>2022-07-15T19:30:00Z</text:p>
          </table:table-cell>
          <table:table-cell table:formula="of:=MID([.C200];1;10)" office:value-type="string" office:string-value="2022-07-15" calcext:value-type="string">
            <text:p>2022-07-15</text:p>
          </table:table-cell>
          <table:table-cell table:formula="of:=MID([.C20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15T21:30:00Z</text:p>
          </table:table-cell>
          <table:table-cell table:style-name="ce2" table:formula="of:=MID([.F200];1;10)" office:value-type="string" office:string-value="2022-07-15" calcext:value-type="string">
            <text:p>2022-07-15</text:p>
          </table:table-cell>
          <table:table-cell table:style-name="ce3" table:formula="of:=MID([.F20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mein-wenn-und-aber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Mein Wenn Und Aber</text:p>
          </table:table-cell>
          <table:table-cell table:style-name="Default" office:value-type="string" calcext:value-type="string">
            <text:p>2022-07-16T17:30:00Z</text:p>
          </table:table-cell>
          <table:table-cell table:formula="of:=MID([.C201];1;10)" office:value-type="string" office:string-value="2022-07-16" calcext:value-type="string">
            <text:p>2022-07-16</text:p>
          </table:table-cell>
          <table:table-cell table:formula="of:=MID([.C201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16T19:30:00Z</text:p>
          </table:table-cell>
          <table:table-cell table:style-name="ce2" table:formula="of:=MID([.F201];1;10)" office:value-type="string" office:string-value="2022-07-16" calcext:value-type="string">
            <text:p>2022-07-16</text:p>
          </table:table-cell>
          <table:table-cell table:style-name="ce3" table:formula="of:=MID([.F201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mein-wenn-und-aber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Jules Et Jim</text:p>
          </table:table-cell>
          <table:table-cell table:style-name="Default" office:value-type="string" calcext:value-type="string">
            <text:p>2022-07-16T19:30:00Z</text:p>
          </table:table-cell>
          <table:table-cell table:formula="of:=MID([.C202];1;10)" office:value-type="string" office:string-value="2022-07-16" calcext:value-type="string">
            <text:p>2022-07-16</text:p>
          </table:table-cell>
          <table:table-cell table:formula="of:=MID([.C20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16T21:30:00Z</text:p>
          </table:table-cell>
          <table:table-cell table:style-name="ce2" table:formula="of:=MID([.F202];1;10)" office:value-type="string" office:string-value="2022-07-16" calcext:value-type="string">
            <text:p>2022-07-16</text:p>
          </table:table-cell>
          <table:table-cell table:style-name="ce3" table:formula="of:=MID([.F20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jules-et-jim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Jules Et Jim</text:p>
          </table:table-cell>
          <table:table-cell table:style-name="Default" office:value-type="string" calcext:value-type="string">
            <text:p>2022-07-17T17:30:00Z</text:p>
          </table:table-cell>
          <table:table-cell table:formula="of:=MID([.C203];1;10)" office:value-type="string" office:string-value="2022-07-17" calcext:value-type="string">
            <text:p>2022-07-17</text:p>
          </table:table-cell>
          <table:table-cell table:formula="of:=MID([.C203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17T19:30:00Z</text:p>
          </table:table-cell>
          <table:table-cell table:style-name="ce2" table:formula="of:=MID([.F203];1;10)" office:value-type="string" office:string-value="2022-07-17" calcext:value-type="string">
            <text:p>2022-07-17</text:p>
          </table:table-cell>
          <table:table-cell table:style-name="ce3" table:formula="of:=MID([.F20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jules-et-jim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Hive</text:p>
          </table:table-cell>
          <table:table-cell table:style-name="Default" office:value-type="string" calcext:value-type="string">
            <text:p>2022-07-17T19:30:00Z</text:p>
          </table:table-cell>
          <table:table-cell table:formula="of:=MID([.C204];1;10)" office:value-type="string" office:string-value="2022-07-17" calcext:value-type="string">
            <text:p>2022-07-17</text:p>
          </table:table-cell>
          <table:table-cell table:formula="of:=MID([.C20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17T21:30:00Z</text:p>
          </table:table-cell>
          <table:table-cell table:style-name="ce2" table:formula="of:=MID([.F204];1;10)" office:value-type="string" office:string-value="2022-07-17" calcext:value-type="string">
            <text:p>2022-07-17</text:p>
          </table:table-cell>
          <table:table-cell table:style-name="ce3" table:formula="of:=MID([.F20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hive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Hive</text:p>
          </table:table-cell>
          <table:table-cell table:style-name="Default" office:value-type="string" calcext:value-type="string">
            <text:p>2022-07-18T17:30:00Z</text:p>
          </table:table-cell>
          <table:table-cell table:formula="of:=MID([.C205];1;10)" office:value-type="string" office:string-value="2022-07-18" calcext:value-type="string">
            <text:p>2022-07-18</text:p>
          </table:table-cell>
          <table:table-cell table:formula="of:=MID([.C205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18T19:30:00Z</text:p>
          </table:table-cell>
          <table:table-cell table:style-name="ce2" table:formula="of:=MID([.F205];1;10)" office:value-type="string" office:string-value="2022-07-18" calcext:value-type="string">
            <text:p>2022-07-18</text:p>
          </table:table-cell>
          <table:table-cell table:style-name="ce3" table:formula="of:=MID([.F205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hive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Soylent Green</text:p>
          </table:table-cell>
          <table:table-cell table:style-name="Default" office:value-type="string" calcext:value-type="string">
            <text:p>2022-07-18T19:30:00Z</text:p>
          </table:table-cell>
          <table:table-cell table:formula="of:=MID([.C206];1;10)" office:value-type="string" office:string-value="2022-07-18" calcext:value-type="string">
            <text:p>2022-07-18</text:p>
          </table:table-cell>
          <table:table-cell table:formula="of:=MID([.C20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18T21:30:00Z</text:p>
          </table:table-cell>
          <table:table-cell table:style-name="ce2" table:formula="of:=MID([.F206];1;10)" office:value-type="string" office:string-value="2022-07-18" calcext:value-type="string">
            <text:p>2022-07-18</text:p>
          </table:table-cell>
          <table:table-cell table:style-name="ce3" table:formula="of:=MID([.F20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soylent-green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Soylent Green</text:p>
          </table:table-cell>
          <table:table-cell table:style-name="Default" office:value-type="string" calcext:value-type="string">
            <text:p>2022-07-19T17:30:00Z</text:p>
          </table:table-cell>
          <table:table-cell table:formula="of:=MID([.C207];1;10)" office:value-type="string" office:string-value="2022-07-19" calcext:value-type="string">
            <text:p>2022-07-19</text:p>
          </table:table-cell>
          <table:table-cell table:formula="of:=MID([.C207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19T19:30:00Z</text:p>
          </table:table-cell>
          <table:table-cell table:style-name="ce2" table:formula="of:=MID([.F207];1;10)" office:value-type="string" office:string-value="2022-07-19" calcext:value-type="string">
            <text:p>2022-07-19</text:p>
          </table:table-cell>
          <table:table-cell table:style-name="ce3" table:formula="of:=MID([.F20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soylent-green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Nanook Of The North</text:p>
          </table:table-cell>
          <table:table-cell table:style-name="Default" office:value-type="string" calcext:value-type="string">
            <text:p>2022-07-19T19:30:00Z</text:p>
          </table:table-cell>
          <table:table-cell table:formula="of:=MID([.C208];1;10)" office:value-type="string" office:string-value="2022-07-19" calcext:value-type="string">
            <text:p>2022-07-19</text:p>
          </table:table-cell>
          <table:table-cell table:formula="of:=MID([.C20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19T21:30:00Z</text:p>
          </table:table-cell>
          <table:table-cell table:style-name="ce2" table:formula="of:=MID([.F208];1;10)" office:value-type="string" office:string-value="2022-07-19" calcext:value-type="string">
            <text:p>2022-07-19</text:p>
          </table:table-cell>
          <table:table-cell table:style-name="ce3" table:formula="of:=MID([.F20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nanook-of-the-north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Nanook Of The North</text:p>
          </table:table-cell>
          <table:table-cell table:style-name="Default" office:value-type="string" calcext:value-type="string">
            <text:p>2022-07-20T17:30:00Z</text:p>
          </table:table-cell>
          <table:table-cell table:formula="of:=MID([.C209];1;10)" office:value-type="string" office:string-value="2022-07-20" calcext:value-type="string">
            <text:p>2022-07-20</text:p>
          </table:table-cell>
          <table:table-cell table:formula="of:=MID([.C209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20T19:30:00Z</text:p>
          </table:table-cell>
          <table:table-cell table:style-name="ce2" table:formula="of:=MID([.F209];1;10)" office:value-type="string" office:string-value="2022-07-20" calcext:value-type="string">
            <text:p>2022-07-20</text:p>
          </table:table-cell>
          <table:table-cell table:style-name="ce3" table:formula="of:=MID([.F20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nanook-of-the-north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So Schaut’s Aus – G’schichten Vom Willi Resetarits</text:p>
          </table:table-cell>
          <table:table-cell table:style-name="Default" office:value-type="string" calcext:value-type="string">
            <text:p>2022-07-20T19:30:00Z</text:p>
          </table:table-cell>
          <table:table-cell table:formula="of:=MID([.C210];1;10)" office:value-type="string" office:string-value="2022-07-20" calcext:value-type="string">
            <text:p>2022-07-20</text:p>
          </table:table-cell>
          <table:table-cell table:formula="of:=MID([.C21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20T21:30:00Z</text:p>
          </table:table-cell>
          <table:table-cell table:style-name="ce2" table:formula="of:=MID([.F210];1;10)" office:value-type="string" office:string-value="2022-07-20" calcext:value-type="string">
            <text:p>2022-07-20</text:p>
          </table:table-cell>
          <table:table-cell table:style-name="ce3" table:formula="of:=MID([.F21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so-schauts-aus-gschichten-vom-willi-resetarits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So Schaut’s Aus – G’schichten Vom Willi Resetarits</text:p>
          </table:table-cell>
          <table:table-cell table:style-name="Default" office:value-type="string" calcext:value-type="string">
            <text:p>2022-07-21T17:30:00Z</text:p>
          </table:table-cell>
          <table:table-cell table:formula="of:=MID([.C211];1;10)" office:value-type="string" office:string-value="2022-07-21" calcext:value-type="string">
            <text:p>2022-07-21</text:p>
          </table:table-cell>
          <table:table-cell table:formula="of:=MID([.C211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21T19:30:00Z</text:p>
          </table:table-cell>
          <table:table-cell table:style-name="ce2" table:formula="of:=MID([.F211];1;10)" office:value-type="string" office:string-value="2022-07-21" calcext:value-type="string">
            <text:p>2022-07-21</text:p>
          </table:table-cell>
          <table:table-cell table:style-name="ce3" table:formula="of:=MID([.F211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so-schauts-aus-gschichten-vom-willi-resetarits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Girlhood</text:p>
          </table:table-cell>
          <table:table-cell table:style-name="Default" office:value-type="string" calcext:value-type="string">
            <text:p>2022-07-21T19:30:00Z</text:p>
          </table:table-cell>
          <table:table-cell table:formula="of:=MID([.C212];1;10)" office:value-type="string" office:string-value="2022-07-21" calcext:value-type="string">
            <text:p>2022-07-21</text:p>
          </table:table-cell>
          <table:table-cell table:formula="of:=MID([.C21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21T21:30:00Z</text:p>
          </table:table-cell>
          <table:table-cell table:style-name="ce2" table:formula="of:=MID([.F212];1;10)" office:value-type="string" office:string-value="2022-07-21" calcext:value-type="string">
            <text:p>2022-07-21</text:p>
          </table:table-cell>
          <table:table-cell table:style-name="ce3" table:formula="of:=MID([.F21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girlhood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Girlhood</text:p>
          </table:table-cell>
          <table:table-cell table:style-name="Default" office:value-type="string" calcext:value-type="string">
            <text:p>2022-07-22T17:30:00Z</text:p>
          </table:table-cell>
          <table:table-cell table:formula="of:=MID([.C213];1;10)" office:value-type="string" office:string-value="2022-07-22" calcext:value-type="string">
            <text:p>2022-07-22</text:p>
          </table:table-cell>
          <table:table-cell table:formula="of:=MID([.C213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22T19:30:00Z</text:p>
          </table:table-cell>
          <table:table-cell table:style-name="ce2" table:formula="of:=MID([.F213];1;10)" office:value-type="string" office:string-value="2022-07-22" calcext:value-type="string">
            <text:p>2022-07-22</text:p>
          </table:table-cell>
          <table:table-cell table:style-name="ce3" table:formula="of:=MID([.F21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girlhood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The Warriors</text:p>
          </table:table-cell>
          <table:table-cell table:style-name="Default" office:value-type="string" calcext:value-type="string">
            <text:p>2022-07-22T19:30:00Z</text:p>
          </table:table-cell>
          <table:table-cell table:formula="of:=MID([.C214];1;10)" office:value-type="string" office:string-value="2022-07-22" calcext:value-type="string">
            <text:p>2022-07-22</text:p>
          </table:table-cell>
          <table:table-cell table:formula="of:=MID([.C21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22T21:30:00Z</text:p>
          </table:table-cell>
          <table:table-cell table:style-name="ce2" table:formula="of:=MID([.F214];1;10)" office:value-type="string" office:string-value="2022-07-22" calcext:value-type="string">
            <text:p>2022-07-22</text:p>
          </table:table-cell>
          <table:table-cell table:style-name="ce3" table:formula="of:=MID([.F21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the-warriors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The Warriors</text:p>
          </table:table-cell>
          <table:table-cell table:style-name="Default" office:value-type="string" calcext:value-type="string">
            <text:p>2022-07-23T17:30:00Z</text:p>
          </table:table-cell>
          <table:table-cell table:formula="of:=MID([.C215];1;10)" office:value-type="string" office:string-value="2022-07-23" calcext:value-type="string">
            <text:p>2022-07-23</text:p>
          </table:table-cell>
          <table:table-cell table:formula="of:=MID([.C215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23T19:30:00Z</text:p>
          </table:table-cell>
          <table:table-cell table:style-name="ce2" table:formula="of:=MID([.F215];1;10)" office:value-type="string" office:string-value="2022-07-23" calcext:value-type="string">
            <text:p>2022-07-23</text:p>
          </table:table-cell>
          <table:table-cell table:style-name="ce3" table:formula="of:=MID([.F215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the-warriors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Hallelujah: Leonard Cohen, A Journey, A Song</text:p>
          </table:table-cell>
          <table:table-cell table:style-name="Default" office:value-type="string" calcext:value-type="string">
            <text:p>2022-07-23T19:30:00Z</text:p>
          </table:table-cell>
          <table:table-cell table:formula="of:=MID([.C216];1;10)" office:value-type="string" office:string-value="2022-07-23" calcext:value-type="string">
            <text:p>2022-07-23</text:p>
          </table:table-cell>
          <table:table-cell table:formula="of:=MID([.C21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23T21:30:00Z</text:p>
          </table:table-cell>
          <table:table-cell table:style-name="ce2" table:formula="of:=MID([.F216];1;10)" office:value-type="string" office:string-value="2022-07-23" calcext:value-type="string">
            <text:p>2022-07-23</text:p>
          </table:table-cell>
          <table:table-cell table:style-name="ce3" table:formula="of:=MID([.F21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hallelujah-leonard-cohen-a-journey-a-song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Hallelujah: Leonard Cohen, A Journey, A Song</text:p>
          </table:table-cell>
          <table:table-cell table:style-name="Default" office:value-type="string" calcext:value-type="string">
            <text:p>2022-07-24T17:30:00Z</text:p>
          </table:table-cell>
          <table:table-cell table:formula="of:=MID([.C217];1;10)" office:value-type="string" office:string-value="2022-07-24" calcext:value-type="string">
            <text:p>2022-07-24</text:p>
          </table:table-cell>
          <table:table-cell table:formula="of:=MID([.C217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24T19:30:00Z</text:p>
          </table:table-cell>
          <table:table-cell table:style-name="ce2" table:formula="of:=MID([.F217];1;10)" office:value-type="string" office:string-value="2022-07-24" calcext:value-type="string">
            <text:p>2022-07-24</text:p>
          </table:table-cell>
          <table:table-cell table:style-name="ce3" table:formula="of:=MID([.F21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hallelujah-leonard-cohen-a-journey-a-song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Das Licht, Aus Dem Die Träume Sind</text:p>
          </table:table-cell>
          <table:table-cell table:style-name="Default" office:value-type="string" calcext:value-type="string">
            <text:p>2022-07-24T19:30:00Z</text:p>
          </table:table-cell>
          <table:table-cell table:formula="of:=MID([.C218];1;10)" office:value-type="string" office:string-value="2022-07-24" calcext:value-type="string">
            <text:p>2022-07-24</text:p>
          </table:table-cell>
          <table:table-cell table:formula="of:=MID([.C21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24T21:30:00Z</text:p>
          </table:table-cell>
          <table:table-cell table:style-name="ce2" table:formula="of:=MID([.F218];1;10)" office:value-type="string" office:string-value="2022-07-24" calcext:value-type="string">
            <text:p>2022-07-24</text:p>
          </table:table-cell>
          <table:table-cell table:style-name="ce3" table:formula="of:=MID([.F21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das-licht-aus-dem-die-traeume-sind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Das Licht, Aus Dem Die Träume Sind</text:p>
          </table:table-cell>
          <table:table-cell table:style-name="Default" office:value-type="string" calcext:value-type="string">
            <text:p>2022-07-25T17:30:00Z</text:p>
          </table:table-cell>
          <table:table-cell table:formula="of:=MID([.C219];1;10)" office:value-type="string" office:string-value="2022-07-25" calcext:value-type="string">
            <text:p>2022-07-25</text:p>
          </table:table-cell>
          <table:table-cell table:formula="of:=MID([.C219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25T19:30:00Z</text:p>
          </table:table-cell>
          <table:table-cell table:style-name="ce2" table:formula="of:=MID([.F219];1;10)" office:value-type="string" office:string-value="2022-07-25" calcext:value-type="string">
            <text:p>2022-07-25</text:p>
          </table:table-cell>
          <table:table-cell table:style-name="ce3" table:formula="of:=MID([.F21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das-licht-aus-dem-die-traeume-sind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Nosferatu – Eine Symphonie Des Grauens</text:p>
          </table:table-cell>
          <table:table-cell table:style-name="Default" office:value-type="string" calcext:value-type="string">
            <text:p>2022-07-25T19:30:00Z</text:p>
          </table:table-cell>
          <table:table-cell table:formula="of:=MID([.C220];1;10)" office:value-type="string" office:string-value="2022-07-25" calcext:value-type="string">
            <text:p>2022-07-25</text:p>
          </table:table-cell>
          <table:table-cell table:formula="of:=MID([.C22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25T21:30:00Z</text:p>
          </table:table-cell>
          <table:table-cell table:style-name="ce2" table:formula="of:=MID([.F220];1;10)" office:value-type="string" office:string-value="2022-07-25" calcext:value-type="string">
            <text:p>2022-07-25</text:p>
          </table:table-cell>
          <table:table-cell table:style-name="ce3" table:formula="of:=MID([.F22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nosferatu-eine-symphonie-des-grauens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Nosferatu – Eine Symphonie Des Grauens</text:p>
          </table:table-cell>
          <table:table-cell table:style-name="Default" office:value-type="string" calcext:value-type="string">
            <text:p>2022-07-26T17:30:00Z</text:p>
          </table:table-cell>
          <table:table-cell table:formula="of:=MID([.C221];1;10)" office:value-type="string" office:string-value="2022-07-26" calcext:value-type="string">
            <text:p>2022-07-26</text:p>
          </table:table-cell>
          <table:table-cell table:formula="of:=MID([.C221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26T19:30:00Z</text:p>
          </table:table-cell>
          <table:table-cell table:style-name="ce2" table:formula="of:=MID([.F221];1;10)" office:value-type="string" office:string-value="2022-07-26" calcext:value-type="string">
            <text:p>2022-07-26</text:p>
          </table:table-cell>
          <table:table-cell table:style-name="ce3" table:formula="of:=MID([.F221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nosferatu-eine-symphonie-des-grauens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Water Lilies</text:p>
          </table:table-cell>
          <table:table-cell table:style-name="Default" office:value-type="string" calcext:value-type="string">
            <text:p>2022-07-26T19:30:00Z</text:p>
          </table:table-cell>
          <table:table-cell table:formula="of:=MID([.C222];1;10)" office:value-type="string" office:string-value="2022-07-26" calcext:value-type="string">
            <text:p>2022-07-26</text:p>
          </table:table-cell>
          <table:table-cell table:formula="of:=MID([.C22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26T21:30:00Z</text:p>
          </table:table-cell>
          <table:table-cell table:style-name="ce2" table:formula="of:=MID([.F222];1;10)" office:value-type="string" office:string-value="2022-07-26" calcext:value-type="string">
            <text:p>2022-07-26</text:p>
          </table:table-cell>
          <table:table-cell table:style-name="ce3" table:formula="of:=MID([.F22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water-lilies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Water Lilies</text:p>
          </table:table-cell>
          <table:table-cell table:style-name="Default" office:value-type="string" calcext:value-type="string">
            <text:p>2022-07-27T17:30:00Z</text:p>
          </table:table-cell>
          <table:table-cell table:formula="of:=MID([.C223];1;10)" office:value-type="string" office:string-value="2022-07-27" calcext:value-type="string">
            <text:p>2022-07-27</text:p>
          </table:table-cell>
          <table:table-cell table:formula="of:=MID([.C223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27T19:30:00Z</text:p>
          </table:table-cell>
          <table:table-cell table:style-name="ce2" table:formula="of:=MID([.F223];1;10)" office:value-type="string" office:string-value="2022-07-27" calcext:value-type="string">
            <text:p>2022-07-27</text:p>
          </table:table-cell>
          <table:table-cell table:style-name="ce3" table:formula="of:=MID([.F22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water-lilies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Pretty Woman</text:p>
          </table:table-cell>
          <table:table-cell table:style-name="Default" office:value-type="string" calcext:value-type="string">
            <text:p>2022-07-27T19:30:00Z</text:p>
          </table:table-cell>
          <table:table-cell table:formula="of:=MID([.C224];1;10)" office:value-type="string" office:string-value="2022-07-27" calcext:value-type="string">
            <text:p>2022-07-27</text:p>
          </table:table-cell>
          <table:table-cell table:formula="of:=MID([.C22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27T21:30:00Z</text:p>
          </table:table-cell>
          <table:table-cell table:style-name="ce2" table:formula="of:=MID([.F224];1;10)" office:value-type="string" office:string-value="2022-07-27" calcext:value-type="string">
            <text:p>2022-07-27</text:p>
          </table:table-cell>
          <table:table-cell table:style-name="ce3" table:formula="of:=MID([.F22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pretty-woman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Pretty Woman</text:p>
          </table:table-cell>
          <table:table-cell table:style-name="Default" office:value-type="string" calcext:value-type="string">
            <text:p>2022-07-28T17:30:00Z</text:p>
          </table:table-cell>
          <table:table-cell table:formula="of:=MID([.C225];1;10)" office:value-type="string" office:string-value="2022-07-28" calcext:value-type="string">
            <text:p>2022-07-28</text:p>
          </table:table-cell>
          <table:table-cell table:formula="of:=MID([.C225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28T19:30:00Z</text:p>
          </table:table-cell>
          <table:table-cell table:style-name="ce2" table:formula="of:=MID([.F225];1;10)" office:value-type="string" office:string-value="2022-07-28" calcext:value-type="string">
            <text:p>2022-07-28</text:p>
          </table:table-cell>
          <table:table-cell table:style-name="ce3" table:formula="of:=MID([.F225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pretty-woman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Blade Runner – The Final Cut</text:p>
          </table:table-cell>
          <table:table-cell table:style-name="Default" office:value-type="string" calcext:value-type="string">
            <text:p>2022-07-28T19:30:00Z</text:p>
          </table:table-cell>
          <table:table-cell table:formula="of:=MID([.C226];1;10)" office:value-type="string" office:string-value="2022-07-28" calcext:value-type="string">
            <text:p>2022-07-28</text:p>
          </table:table-cell>
          <table:table-cell table:formula="of:=MID([.C22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28T21:30:00Z</text:p>
          </table:table-cell>
          <table:table-cell table:style-name="ce2" table:formula="of:=MID([.F226];1;10)" office:value-type="string" office:string-value="2022-07-28" calcext:value-type="string">
            <text:p>2022-07-28</text:p>
          </table:table-cell>
          <table:table-cell table:style-name="ce3" table:formula="of:=MID([.F22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www.filmarchiv.at/program/film/blade-runner-the-final-cut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Blade Runner – The Final Cut</text:p>
          </table:table-cell>
          <table:table-cell table:style-name="Default" office:value-type="string" calcext:value-type="string">
            <text:p>2022-07-29T17:30:00Z</text:p>
          </table:table-cell>
          <table:table-cell table:formula="of:=MID([.C227];1;10)" office:value-type="string" office:string-value="2022-07-29" calcext:value-type="string">
            <text:p>2022-07-29</text:p>
          </table:table-cell>
          <table:table-cell table:formula="of:=MID([.C227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29T19:30:00Z</text:p>
          </table:table-cell>
          <table:table-cell table:style-name="ce2" table:formula="of:=MID([.F227];1;10)" office:value-type="string" office:string-value="2022-07-29" calcext:value-type="string">
            <text:p>2022-07-29</text:p>
          </table:table-cell>
          <table:table-cell table:style-name="ce3" table:formula="of:=MID([.F22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blade-runner-the-final-cut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Rimini</text:p>
          </table:table-cell>
          <table:table-cell table:style-name="Default" office:value-type="string" calcext:value-type="string">
            <text:p>2022-07-29T19:00:00Z</text:p>
          </table:table-cell>
          <table:table-cell table:formula="of:=MID([.C228];1;10)" office:value-type="string" office:string-value="2022-07-29" calcext:value-type="string">
            <text:p>2022-07-29</text:p>
          </table:table-cell>
          <table:table-cell table:formula="of:=MID([.C228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29T21:00:00Z</text:p>
          </table:table-cell>
          <table:table-cell table:style-name="ce2" table:formula="of:=MID([.F228];1;10)" office:value-type="string" office:string-value="2022-07-29" calcext:value-type="string">
            <text:p>2022-07-29</text:p>
          </table:table-cell>
          <table:table-cell table:style-name="ce3" table:formula="of:=MID([.F228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rimini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Rimini</text:p>
          </table:table-cell>
          <table:table-cell table:style-name="Default" office:value-type="string" calcext:value-type="string">
            <text:p>2022-07-30T17:30:00Z</text:p>
          </table:table-cell>
          <table:table-cell table:formula="of:=MID([.C229];1;10)" office:value-type="string" office:string-value="2022-07-30" calcext:value-type="string">
            <text:p>2022-07-30</text:p>
          </table:table-cell>
          <table:table-cell table:formula="of:=MID([.C229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30T19:30:00Z</text:p>
          </table:table-cell>
          <table:table-cell table:style-name="ce2" table:formula="of:=MID([.F229];1;10)" office:value-type="string" office:string-value="2022-07-30" calcext:value-type="string">
            <text:p>2022-07-30</text:p>
          </table:table-cell>
          <table:table-cell table:style-name="ce3" table:formula="of:=MID([.F22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rimini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Parallele Mütter</text:p>
          </table:table-cell>
          <table:table-cell table:style-name="Default" office:value-type="string" calcext:value-type="string">
            <text:p>2022-07-30T19:00:00Z</text:p>
          </table:table-cell>
          <table:table-cell table:formula="of:=MID([.C230];1;10)" office:value-type="string" office:string-value="2022-07-30" calcext:value-type="string">
            <text:p>2022-07-30</text:p>
          </table:table-cell>
          <table:table-cell table:formula="of:=MID([.C230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30T21:00:00Z</text:p>
          </table:table-cell>
          <table:table-cell table:style-name="ce2" table:formula="of:=MID([.F230];1;10)" office:value-type="string" office:string-value="2022-07-30" calcext:value-type="string">
            <text:p>2022-07-30</text:p>
          </table:table-cell>
          <table:table-cell table:style-name="ce3" table:formula="of:=MID([.F230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parallele-muetter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Parallele Mütter</text:p>
          </table:table-cell>
          <table:table-cell table:style-name="Default" office:value-type="string" calcext:value-type="string">
            <text:p>2022-07-31T17:30:00Z</text:p>
          </table:table-cell>
          <table:table-cell table:formula="of:=MID([.C231];1;10)" office:value-type="string" office:string-value="2022-07-31" calcext:value-type="string">
            <text:p>2022-07-31</text:p>
          </table:table-cell>
          <table:table-cell table:formula="of:=MID([.C231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7-31T19:30:00Z</text:p>
          </table:table-cell>
          <table:table-cell table:style-name="ce2" table:formula="of:=MID([.F231];1;10)" office:value-type="string" office:string-value="2022-07-31" calcext:value-type="string">
            <text:p>2022-07-31</text:p>
          </table:table-cell>
          <table:table-cell table:style-name="ce3" table:formula="of:=MID([.F231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parallele-muetter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L’avventura</text:p>
          </table:table-cell>
          <table:table-cell table:style-name="Default" office:value-type="string" calcext:value-type="string">
            <text:p>2022-07-31T19:00:00Z</text:p>
          </table:table-cell>
          <table:table-cell table:formula="of:=MID([.C232];1;10)" office:value-type="string" office:string-value="2022-07-31" calcext:value-type="string">
            <text:p>2022-07-31</text:p>
          </table:table-cell>
          <table:table-cell table:formula="of:=MID([.C232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31T21:00:00Z</text:p>
          </table:table-cell>
          <table:table-cell table:style-name="ce2" table:formula="of:=MID([.F232];1;10)" office:value-type="string" office:string-value="2022-07-31" calcext:value-type="string">
            <text:p>2022-07-31</text:p>
          </table:table-cell>
          <table:table-cell table:style-name="ce3" table:formula="of:=MID([.F232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lavventura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L’avventura</text:p>
          </table:table-cell>
          <table:table-cell table:style-name="Default" office:value-type="string" calcext:value-type="string">
            <text:p>2022-08-01T17:30:00Z</text:p>
          </table:table-cell>
          <table:table-cell table:formula="of:=MID([.C233];1;10)" office:value-type="string" office:string-value="2022-08-01" calcext:value-type="string">
            <text:p>2022-08-01</text:p>
          </table:table-cell>
          <table:table-cell table:formula="of:=MID([.C233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01T19:30:00Z</text:p>
          </table:table-cell>
          <table:table-cell table:style-name="ce2" table:formula="of:=MID([.F233];1;10)" office:value-type="string" office:string-value="2022-08-01" calcext:value-type="string">
            <text:p>2022-08-01</text:p>
          </table:table-cell>
          <table:table-cell table:style-name="ce3" table:formula="of:=MID([.F23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lavventura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Ship Of Fools</text:p>
          </table:table-cell>
          <table:table-cell table:style-name="Default" office:value-type="string" calcext:value-type="string">
            <text:p>2022-08-01T19:00:00Z</text:p>
          </table:table-cell>
          <table:table-cell table:formula="of:=MID([.C234];1;10)" office:value-type="string" office:string-value="2022-08-01" calcext:value-type="string">
            <text:p>2022-08-01</text:p>
          </table:table-cell>
          <table:table-cell table:formula="of:=MID([.C234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1T21:00:00Z</text:p>
          </table:table-cell>
          <table:table-cell table:style-name="ce2" table:formula="of:=MID([.F234];1;10)" office:value-type="string" office:string-value="2022-08-01" calcext:value-type="string">
            <text:p>2022-08-01</text:p>
          </table:table-cell>
          <table:table-cell table:style-name="ce3" table:formula="of:=MID([.F234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ship-of-fools_kwnn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Ship Of Fools</text:p>
          </table:table-cell>
          <table:table-cell table:style-name="Default" office:value-type="string" calcext:value-type="string">
            <text:p>2022-08-02T17:30:00Z</text:p>
          </table:table-cell>
          <table:table-cell table:formula="of:=MID([.C235];1;10)" office:value-type="string" office:string-value="2022-08-02" calcext:value-type="string">
            <text:p>2022-08-02</text:p>
          </table:table-cell>
          <table:table-cell table:formula="of:=MID([.C235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02T19:30:00Z</text:p>
          </table:table-cell>
          <table:table-cell table:style-name="ce2" table:formula="of:=MID([.F235];1;10)" office:value-type="string" office:string-value="2022-08-02" calcext:value-type="string">
            <text:p>2022-08-02</text:p>
          </table:table-cell>
          <table:table-cell table:style-name="ce3" table:formula="of:=MID([.F235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ship-of-fools_kwnn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The Man Who Shot Liberty Valance</text:p>
          </table:table-cell>
          <table:table-cell table:style-name="Default" office:value-type="string" calcext:value-type="string">
            <text:p>2022-08-02T19:00:00Z</text:p>
          </table:table-cell>
          <table:table-cell table:formula="of:=MID([.C236];1;10)" office:value-type="string" office:string-value="2022-08-02" calcext:value-type="string">
            <text:p>2022-08-02</text:p>
          </table:table-cell>
          <table:table-cell table:formula="of:=MID([.C236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2T21:00:00Z</text:p>
          </table:table-cell>
          <table:table-cell table:style-name="ce2" table:formula="of:=MID([.F236];1;10)" office:value-type="string" office:string-value="2022-08-02" calcext:value-type="string">
            <text:p>2022-08-02</text:p>
          </table:table-cell>
          <table:table-cell table:style-name="ce3" table:formula="of:=MID([.F236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the-man-who-shot-liberty-valance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The Man Who Shot Liberty Valance</text:p>
          </table:table-cell>
          <table:table-cell table:style-name="Default" office:value-type="string" calcext:value-type="string">
            <text:p>2022-08-03T17:30:00Z</text:p>
          </table:table-cell>
          <table:table-cell table:formula="of:=MID([.C237];1;10)" office:value-type="string" office:string-value="2022-08-03" calcext:value-type="string">
            <text:p>2022-08-03</text:p>
          </table:table-cell>
          <table:table-cell table:formula="of:=MID([.C237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03T19:30:00Z</text:p>
          </table:table-cell>
          <table:table-cell table:style-name="ce2" table:formula="of:=MID([.F237];1;10)" office:value-type="string" office:string-value="2022-08-03" calcext:value-type="string">
            <text:p>2022-08-03</text:p>
          </table:table-cell>
          <table:table-cell table:style-name="ce3" table:formula="of:=MID([.F23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the-man-who-shot-liberty-valance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12 Monkeys</text:p>
          </table:table-cell>
          <table:table-cell table:style-name="Default" office:value-type="string" calcext:value-type="string">
            <text:p>2022-08-03T19:00:00Z</text:p>
          </table:table-cell>
          <table:table-cell table:formula="of:=MID([.C238];1;10)" office:value-type="string" office:string-value="2022-08-03" calcext:value-type="string">
            <text:p>2022-08-03</text:p>
          </table:table-cell>
          <table:table-cell table:formula="of:=MID([.C238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3T21:00:00Z</text:p>
          </table:table-cell>
          <table:table-cell table:style-name="ce2" table:formula="of:=MID([.F238];1;10)" office:value-type="string" office:string-value="2022-08-03" calcext:value-type="string">
            <text:p>2022-08-03</text:p>
          </table:table-cell>
          <table:table-cell table:style-name="ce3" table:formula="of:=MID([.F238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12-monkeys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12 Monkeys</text:p>
          </table:table-cell>
          <table:table-cell table:style-name="Default" office:value-type="string" calcext:value-type="string">
            <text:p>2022-08-04T17:30:00Z</text:p>
          </table:table-cell>
          <table:table-cell table:formula="of:=MID([.C239];1;10)" office:value-type="string" office:string-value="2022-08-04" calcext:value-type="string">
            <text:p>2022-08-04</text:p>
          </table:table-cell>
          <table:table-cell table:formula="of:=MID([.C239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04T19:30:00Z</text:p>
          </table:table-cell>
          <table:table-cell table:style-name="ce2" table:formula="of:=MID([.F239];1;10)" office:value-type="string" office:string-value="2022-08-04" calcext:value-type="string">
            <text:p>2022-08-04</text:p>
          </table:table-cell>
          <table:table-cell table:style-name="ce3" table:formula="of:=MID([.F23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12-monkeys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Licorice Pizza</text:p>
          </table:table-cell>
          <table:table-cell table:style-name="Default" office:value-type="string" calcext:value-type="string">
            <text:p>2022-08-04T19:00:00Z</text:p>
          </table:table-cell>
          <table:table-cell table:formula="of:=MID([.C240];1;10)" office:value-type="string" office:string-value="2022-08-04" calcext:value-type="string">
            <text:p>2022-08-04</text:p>
          </table:table-cell>
          <table:table-cell table:formula="of:=MID([.C240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4T21:00:00Z</text:p>
          </table:table-cell>
          <table:table-cell table:style-name="ce2" table:formula="of:=MID([.F240];1;10)" office:value-type="string" office:string-value="2022-08-04" calcext:value-type="string">
            <text:p>2022-08-04</text:p>
          </table:table-cell>
          <table:table-cell table:style-name="ce3" table:formula="of:=MID([.F240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licorice-pizza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Licorice Pizza</text:p>
          </table:table-cell>
          <table:table-cell table:style-name="Default" office:value-type="string" calcext:value-type="string">
            <text:p>2022-08-05T17:30:00Z</text:p>
          </table:table-cell>
          <table:table-cell table:formula="of:=MID([.C241];1;10)" office:value-type="string" office:string-value="2022-08-05" calcext:value-type="string">
            <text:p>2022-08-05</text:p>
          </table:table-cell>
          <table:table-cell table:formula="of:=MID([.C241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05T19:30:00Z</text:p>
          </table:table-cell>
          <table:table-cell table:style-name="ce2" table:formula="of:=MID([.F241];1;10)" office:value-type="string" office:string-value="2022-08-05" calcext:value-type="string">
            <text:p>2022-08-05</text:p>
          </table:table-cell>
          <table:table-cell table:style-name="ce3" table:formula="of:=MID([.F241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licorice-pizza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Grosse Freiheit</text:p>
          </table:table-cell>
          <table:table-cell table:style-name="Default" office:value-type="string" calcext:value-type="string">
            <text:p>2022-08-05T19:00:00Z</text:p>
          </table:table-cell>
          <table:table-cell table:formula="of:=MID([.C242];1;10)" office:value-type="string" office:string-value="2022-08-05" calcext:value-type="string">
            <text:p>2022-08-05</text:p>
          </table:table-cell>
          <table:table-cell table:formula="of:=MID([.C242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5T21:00:00Z</text:p>
          </table:table-cell>
          <table:table-cell table:style-name="ce2" table:formula="of:=MID([.F242];1;10)" office:value-type="string" office:string-value="2022-08-05" calcext:value-type="string">
            <text:p>2022-08-05</text:p>
          </table:table-cell>
          <table:table-cell table:style-name="ce3" table:formula="of:=MID([.F242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grosse-freiheit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Grosse Freiheit</text:p>
          </table:table-cell>
          <table:table-cell table:style-name="Default" office:value-type="string" calcext:value-type="string">
            <text:p>2022-08-06T17:30:00Z</text:p>
          </table:table-cell>
          <table:table-cell table:formula="of:=MID([.C243];1;10)" office:value-type="string" office:string-value="2022-08-06" calcext:value-type="string">
            <text:p>2022-08-06</text:p>
          </table:table-cell>
          <table:table-cell table:formula="of:=MID([.C243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06T19:30:00Z</text:p>
          </table:table-cell>
          <table:table-cell table:style-name="ce2" table:formula="of:=MID([.F243];1;10)" office:value-type="string" office:string-value="2022-08-06" calcext:value-type="string">
            <text:p>2022-08-06</text:p>
          </table:table-cell>
          <table:table-cell table:style-name="ce3" table:formula="of:=MID([.F24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grosse-freiheit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Alcarràs</text:p>
          </table:table-cell>
          <table:table-cell table:style-name="Default" office:value-type="string" calcext:value-type="string">
            <text:p>2022-08-06T19:00:00Z</text:p>
          </table:table-cell>
          <table:table-cell table:formula="of:=MID([.C244];1;10)" office:value-type="string" office:string-value="2022-08-06" calcext:value-type="string">
            <text:p>2022-08-06</text:p>
          </table:table-cell>
          <table:table-cell table:formula="of:=MID([.C244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6T21:00:00Z</text:p>
          </table:table-cell>
          <table:table-cell table:style-name="ce2" table:formula="of:=MID([.F244];1;10)" office:value-type="string" office:string-value="2022-08-06" calcext:value-type="string">
            <text:p>2022-08-06</text:p>
          </table:table-cell>
          <table:table-cell table:style-name="ce3" table:formula="of:=MID([.F244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alcarras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Alcarràs</text:p>
          </table:table-cell>
          <table:table-cell table:style-name="Default" office:value-type="string" calcext:value-type="string">
            <text:p>2022-08-07T17:30:00Z</text:p>
          </table:table-cell>
          <table:table-cell table:formula="of:=MID([.C245];1;10)" office:value-type="string" office:string-value="2022-08-07" calcext:value-type="string">
            <text:p>2022-08-07</text:p>
          </table:table-cell>
          <table:table-cell table:formula="of:=MID([.C245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07T19:30:00Z</text:p>
          </table:table-cell>
          <table:table-cell table:style-name="ce2" table:formula="of:=MID([.F245];1;10)" office:value-type="string" office:string-value="2022-08-07" calcext:value-type="string">
            <text:p>2022-08-07</text:p>
          </table:table-cell>
          <table:table-cell table:style-name="ce3" table:formula="of:=MID([.F245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alcarras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Mulholland Drive</text:p>
          </table:table-cell>
          <table:table-cell table:style-name="Default" office:value-type="string" calcext:value-type="string">
            <text:p>2022-08-07T19:00:00Z</text:p>
          </table:table-cell>
          <table:table-cell table:formula="of:=MID([.C246];1;10)" office:value-type="string" office:string-value="2022-08-07" calcext:value-type="string">
            <text:p>2022-08-07</text:p>
          </table:table-cell>
          <table:table-cell table:formula="of:=MID([.C246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7T21:00:00Z</text:p>
          </table:table-cell>
          <table:table-cell table:style-name="ce2" table:formula="of:=MID([.F246];1;10)" office:value-type="string" office:string-value="2022-08-07" calcext:value-type="string">
            <text:p>2022-08-07</text:p>
          </table:table-cell>
          <table:table-cell table:style-name="ce3" table:formula="of:=MID([.F246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mulholland-drive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Mulholland Drive</text:p>
          </table:table-cell>
          <table:table-cell table:style-name="Default" office:value-type="string" calcext:value-type="string">
            <text:p>2022-08-08T17:30:00Z</text:p>
          </table:table-cell>
          <table:table-cell table:formula="of:=MID([.C247];1;10)" office:value-type="string" office:string-value="2022-08-08" calcext:value-type="string">
            <text:p>2022-08-08</text:p>
          </table:table-cell>
          <table:table-cell table:formula="of:=MID([.C247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08T19:30:00Z</text:p>
          </table:table-cell>
          <table:table-cell table:style-name="ce2" table:formula="of:=MID([.F247];1;10)" office:value-type="string" office:string-value="2022-08-08" calcext:value-type="string">
            <text:p>2022-08-08</text:p>
          </table:table-cell>
          <table:table-cell table:style-name="ce3" table:formula="of:=MID([.F24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mulholland-drive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Leben!</text:p>
          </table:table-cell>
          <table:table-cell table:style-name="Default" office:value-type="string" calcext:value-type="string">
            <text:p>2022-08-08T19:00:00Z</text:p>
          </table:table-cell>
          <table:table-cell table:formula="of:=MID([.C248];1;10)" office:value-type="string" office:string-value="2022-08-08" calcext:value-type="string">
            <text:p>2022-08-08</text:p>
          </table:table-cell>
          <table:table-cell table:formula="of:=MID([.C248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8T21:00:00Z</text:p>
          </table:table-cell>
          <table:table-cell table:style-name="ce2" table:formula="of:=MID([.F248];1;10)" office:value-type="string" office:string-value="2022-08-08" calcext:value-type="string">
            <text:p>2022-08-08</text:p>
          </table:table-cell>
          <table:table-cell table:style-name="ce3" table:formula="of:=MID([.F248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leben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Leben!</text:p>
          </table:table-cell>
          <table:table-cell table:style-name="Default" office:value-type="string" calcext:value-type="string">
            <text:p>2022-08-09T17:30:00Z</text:p>
          </table:table-cell>
          <table:table-cell table:formula="of:=MID([.C249];1;10)" office:value-type="string" office:string-value="2022-08-09" calcext:value-type="string">
            <text:p>2022-08-09</text:p>
          </table:table-cell>
          <table:table-cell table:formula="of:=MID([.C249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09T19:30:00Z</text:p>
          </table:table-cell>
          <table:table-cell table:style-name="ce2" table:formula="of:=MID([.F249];1;10)" office:value-type="string" office:string-value="2022-08-09" calcext:value-type="string">
            <text:p>2022-08-09</text:p>
          </table:table-cell>
          <table:table-cell table:style-name="ce3" table:formula="of:=MID([.F24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leben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Melancholia</text:p>
          </table:table-cell>
          <table:table-cell table:style-name="Default" office:value-type="string" calcext:value-type="string">
            <text:p>2022-08-09T19:00:00Z</text:p>
          </table:table-cell>
          <table:table-cell table:formula="of:=MID([.C250];1;10)" office:value-type="string" office:string-value="2022-08-09" calcext:value-type="string">
            <text:p>2022-08-09</text:p>
          </table:table-cell>
          <table:table-cell table:formula="of:=MID([.C250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9T21:00:00Z</text:p>
          </table:table-cell>
          <table:table-cell table:style-name="ce2" table:formula="of:=MID([.F250];1;10)" office:value-type="string" office:string-value="2022-08-09" calcext:value-type="string">
            <text:p>2022-08-09</text:p>
          </table:table-cell>
          <table:table-cell table:style-name="ce3" table:formula="of:=MID([.F250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melancholia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Melancholia</text:p>
          </table:table-cell>
          <table:table-cell table:style-name="Default" office:value-type="string" calcext:value-type="string">
            <text:p>2022-08-10T17:30:00Z</text:p>
          </table:table-cell>
          <table:table-cell table:formula="of:=MID([.C251];1;10)" office:value-type="string" office:string-value="2022-08-10" calcext:value-type="string">
            <text:p>2022-08-10</text:p>
          </table:table-cell>
          <table:table-cell table:formula="of:=MID([.C251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10T19:30:00Z</text:p>
          </table:table-cell>
          <table:table-cell table:style-name="ce2" table:formula="of:=MID([.F251];1;10)" office:value-type="string" office:string-value="2022-08-10" calcext:value-type="string">
            <text:p>2022-08-10</text:p>
          </table:table-cell>
          <table:table-cell table:style-name="ce3" table:formula="of:=MID([.F251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melancholia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Porträt Einer Jungen Frau In Flammen</text:p>
          </table:table-cell>
          <table:table-cell table:style-name="Default" office:value-type="string" calcext:value-type="string">
            <text:p>2022-08-10T19:00:00Z</text:p>
          </table:table-cell>
          <table:table-cell table:formula="of:=MID([.C252];1;10)" office:value-type="string" office:string-value="2022-08-10" calcext:value-type="string">
            <text:p>2022-08-10</text:p>
          </table:table-cell>
          <table:table-cell table:formula="of:=MID([.C252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0T21:00:00Z</text:p>
          </table:table-cell>
          <table:table-cell table:style-name="ce2" table:formula="of:=MID([.F252];1;10)" office:value-type="string" office:string-value="2022-08-10" calcext:value-type="string">
            <text:p>2022-08-10</text:p>
          </table:table-cell>
          <table:table-cell table:style-name="ce3" table:formula="of:=MID([.F252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portraet-einer-jungen-frau-in-flammen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Wanderkino Bioskop II</text:p>
          </table:table-cell>
          <table:table-cell table:style-name="Default" office:value-type="string" calcext:value-type="string">
            <text:p>2022-08-11T17:30:00Z</text:p>
          </table:table-cell>
          <table:table-cell table:formula="of:=MID([.C253];1;10)" office:value-type="string" office:string-value="2022-08-11" calcext:value-type="string">
            <text:p>2022-08-11</text:p>
          </table:table-cell>
          <table:table-cell table:formula="of:=MID([.C253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11T19:00:00Z</text:p>
          </table:table-cell>
          <table:table-cell table:style-name="ce2" table:formula="of:=MID([.F253];1;10)" office:value-type="string" office:string-value="2022-08-11" calcext:value-type="string">
            <text:p>2022-08-11</text:p>
          </table:table-cell>
          <table:table-cell table:style-name="ce3" table:formula="of:=MID([.F253];12;8) + TIME(2;0;0)" office:value-type="time" office:time-value="PT21H00M00S" calcext:value-type="time">
            <text:p>21:00:00</text:p>
          </table:table-cell>
          <table:table-cell office:value-type="string" calcext:value-type="string">
            <text:p>https://www.filmarchiv.at/program/film/wanderkino-bioskop-ii/</text:p>
          </table:table-cell>
          <table:table-cell office:value-type="string" calcext:value-type="string">
            <text:p>Obere Augartenstraße 1, 1020 Wien, KINOZEL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Porträt Einer Jungen Frau In Flammen</text:p>
          </table:table-cell>
          <table:table-cell table:style-name="Default" office:value-type="string" calcext:value-type="string">
            <text:p>2022-08-11T17:30:00Z</text:p>
          </table:table-cell>
          <table:table-cell table:formula="of:=MID([.C254];1;10)" office:value-type="string" office:string-value="2022-08-11" calcext:value-type="string">
            <text:p>2022-08-11</text:p>
          </table:table-cell>
          <table:table-cell table:formula="of:=MID([.C254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11T19:30:00Z</text:p>
          </table:table-cell>
          <table:table-cell table:style-name="ce2" table:formula="of:=MID([.F254];1;10)" office:value-type="string" office:string-value="2022-08-11" calcext:value-type="string">
            <text:p>2022-08-11</text:p>
          </table:table-cell>
          <table:table-cell table:style-name="ce3" table:formula="of:=MID([.F25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portraet-einer-jungen-frau-in-flammen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Für Die Vielen – Die Arbeiterkammer Wien</text:p>
          </table:table-cell>
          <table:table-cell table:style-name="Default" office:value-type="string" calcext:value-type="string">
            <text:p>2022-08-11T19:00:00Z</text:p>
          </table:table-cell>
          <table:table-cell table:formula="of:=MID([.C255];1;10)" office:value-type="string" office:string-value="2022-08-11" calcext:value-type="string">
            <text:p>2022-08-11</text:p>
          </table:table-cell>
          <table:table-cell table:formula="of:=MID([.C255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1T21:00:00Z</text:p>
          </table:table-cell>
          <table:table-cell table:style-name="ce2" table:formula="of:=MID([.F255];1;10)" office:value-type="string" office:string-value="2022-08-11" calcext:value-type="string">
            <text:p>2022-08-11</text:p>
          </table:table-cell>
          <table:table-cell table:style-name="ce3" table:formula="of:=MID([.F255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fuer-die-vielen-die-arbeiterkammer-wien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Für Die Vielen – Die Arbeiterkammer Wien</text:p>
          </table:table-cell>
          <table:table-cell table:style-name="Default" office:value-type="string" calcext:value-type="string">
            <text:p>2022-08-12T17:30:00Z</text:p>
          </table:table-cell>
          <table:table-cell table:formula="of:=MID([.C256];1;10)" office:value-type="string" office:string-value="2022-08-12" calcext:value-type="string">
            <text:p>2022-08-12</text:p>
          </table:table-cell>
          <table:table-cell table:formula="of:=MID([.C256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12T19:30:00Z</text:p>
          </table:table-cell>
          <table:table-cell table:style-name="ce2" table:formula="of:=MID([.F256];1;10)" office:value-type="string" office:string-value="2022-08-12" calcext:value-type="string">
            <text:p>2022-08-12</text:p>
          </table:table-cell>
          <table:table-cell table:style-name="ce3" table:formula="of:=MID([.F25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fuer-die-vielen-die-arbeiterkammer-wien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Mona Lisa And The Blood Moon</text:p>
          </table:table-cell>
          <table:table-cell table:style-name="Default" office:value-type="string" calcext:value-type="string">
            <text:p>2022-08-12T19:00:00Z</text:p>
          </table:table-cell>
          <table:table-cell table:formula="of:=MID([.C257];1;10)" office:value-type="string" office:string-value="2022-08-12" calcext:value-type="string">
            <text:p>2022-08-12</text:p>
          </table:table-cell>
          <table:table-cell table:formula="of:=MID([.C257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2T21:00:00Z</text:p>
          </table:table-cell>
          <table:table-cell table:style-name="ce2" table:formula="of:=MID([.F257];1;10)" office:value-type="string" office:string-value="2022-08-12" calcext:value-type="string">
            <text:p>2022-08-12</text:p>
          </table:table-cell>
          <table:table-cell table:style-name="ce3" table:formula="of:=MID([.F257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mona-lisa-and-the-blood-moon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Mona Lisa And The Blood Moon</text:p>
          </table:table-cell>
          <table:table-cell table:style-name="Default" office:value-type="string" calcext:value-type="string">
            <text:p>2022-08-13T17:30:00Z</text:p>
          </table:table-cell>
          <table:table-cell table:formula="of:=MID([.C258];1;10)" office:value-type="string" office:string-value="2022-08-13" calcext:value-type="string">
            <text:p>2022-08-13</text:p>
          </table:table-cell>
          <table:table-cell table:formula="of:=MID([.C258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13T19:30:00Z</text:p>
          </table:table-cell>
          <table:table-cell table:style-name="ce2" table:formula="of:=MID([.F258];1;10)" office:value-type="string" office:string-value="2022-08-13" calcext:value-type="string">
            <text:p>2022-08-13</text:p>
          </table:table-cell>
          <table:table-cell table:style-name="ce3" table:formula="of:=MID([.F25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mona-lisa-and-the-blood-moon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Rubikon</text:p>
          </table:table-cell>
          <table:table-cell table:style-name="Default" office:value-type="string" calcext:value-type="string">
            <text:p>2022-08-13T19:00:00Z</text:p>
          </table:table-cell>
          <table:table-cell table:formula="of:=MID([.C259];1;10)" office:value-type="string" office:string-value="2022-08-13" calcext:value-type="string">
            <text:p>2022-08-13</text:p>
          </table:table-cell>
          <table:table-cell table:formula="of:=MID([.C259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3T21:00:00Z</text:p>
          </table:table-cell>
          <table:table-cell table:style-name="ce2" table:formula="of:=MID([.F259];1;10)" office:value-type="string" office:string-value="2022-08-13" calcext:value-type="string">
            <text:p>2022-08-13</text:p>
          </table:table-cell>
          <table:table-cell table:style-name="ce3" table:formula="of:=MID([.F259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rubikon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Rubikon</text:p>
          </table:table-cell>
          <table:table-cell table:style-name="Default" office:value-type="string" calcext:value-type="string">
            <text:p>2022-08-14T17:30:00Z</text:p>
          </table:table-cell>
          <table:table-cell table:formula="of:=MID([.C260];1;10)" office:value-type="string" office:string-value="2022-08-14" calcext:value-type="string">
            <text:p>2022-08-14</text:p>
          </table:table-cell>
          <table:table-cell table:formula="of:=MID([.C260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14T19:30:00Z</text:p>
          </table:table-cell>
          <table:table-cell table:style-name="ce2" table:formula="of:=MID([.F260];1;10)" office:value-type="string" office:string-value="2022-08-14" calcext:value-type="string">
            <text:p>2022-08-14</text:p>
          </table:table-cell>
          <table:table-cell table:style-name="ce3" table:formula="of:=MID([.F26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rubikon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Der Engel Mit Der Posaune</text:p>
          </table:table-cell>
          <table:table-cell table:style-name="Default" office:value-type="string" calcext:value-type="string">
            <text:p>2022-08-14T19:00:00Z</text:p>
          </table:table-cell>
          <table:table-cell table:formula="of:=MID([.C261];1;10)" office:value-type="string" office:string-value="2022-08-14" calcext:value-type="string">
            <text:p>2022-08-14</text:p>
          </table:table-cell>
          <table:table-cell table:formula="of:=MID([.C261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4T21:00:00Z</text:p>
          </table:table-cell>
          <table:table-cell table:style-name="ce2" table:formula="of:=MID([.F261];1;10)" office:value-type="string" office:string-value="2022-08-14" calcext:value-type="string">
            <text:p>2022-08-14</text:p>
          </table:table-cell>
          <table:table-cell table:style-name="ce3" table:formula="of:=MID([.F261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der-engel-mit-der-posaune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Der Engel Mit Der Posaune</text:p>
          </table:table-cell>
          <table:table-cell table:style-name="Default" office:value-type="string" calcext:value-type="string">
            <text:p>2022-08-15T17:30:00Z</text:p>
          </table:table-cell>
          <table:table-cell table:formula="of:=MID([.C262];1;10)" office:value-type="string" office:string-value="2022-08-15" calcext:value-type="string">
            <text:p>2022-08-15</text:p>
          </table:table-cell>
          <table:table-cell table:formula="of:=MID([.C262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15T19:30:00Z</text:p>
          </table:table-cell>
          <table:table-cell table:style-name="ce2" table:formula="of:=MID([.F262];1;10)" office:value-type="string" office:string-value="2022-08-15" calcext:value-type="string">
            <text:p>2022-08-15</text:p>
          </table:table-cell>
          <table:table-cell table:style-name="ce3" table:formula="of:=MID([.F26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der-engel-mit-der-posaune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Der Schlimmste Mensch Der Welt</text:p>
          </table:table-cell>
          <table:table-cell table:style-name="Default" office:value-type="string" calcext:value-type="string">
            <text:p>2022-08-15T19:00:00Z</text:p>
          </table:table-cell>
          <table:table-cell table:formula="of:=MID([.C263];1;10)" office:value-type="string" office:string-value="2022-08-15" calcext:value-type="string">
            <text:p>2022-08-15</text:p>
          </table:table-cell>
          <table:table-cell table:formula="of:=MID([.C263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5T21:00:00Z</text:p>
          </table:table-cell>
          <table:table-cell table:style-name="ce2" table:formula="of:=MID([.F263];1;10)" office:value-type="string" office:string-value="2022-08-15" calcext:value-type="string">
            <text:p>2022-08-15</text:p>
          </table:table-cell>
          <table:table-cell table:style-name="ce3" table:formula="of:=MID([.F263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der-schlimmste-mensch-der-welt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Der Schlimmste Mensch Der Welt</text:p>
          </table:table-cell>
          <table:table-cell table:style-name="Default" office:value-type="string" calcext:value-type="string">
            <text:p>2022-08-16T17:30:00Z</text:p>
          </table:table-cell>
          <table:table-cell table:formula="of:=MID([.C264];1;10)" office:value-type="string" office:string-value="2022-08-16" calcext:value-type="string">
            <text:p>2022-08-16</text:p>
          </table:table-cell>
          <table:table-cell table:formula="of:=MID([.C264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16T19:30:00Z</text:p>
          </table:table-cell>
          <table:table-cell table:style-name="ce2" table:formula="of:=MID([.F264];1;10)" office:value-type="string" office:string-value="2022-08-16" calcext:value-type="string">
            <text:p>2022-08-16</text:p>
          </table:table-cell>
          <table:table-cell table:style-name="ce3" table:formula="of:=MID([.F26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der-schlimmste-mensch-der-welt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Elvis – That’s The Way It Is</text:p>
          </table:table-cell>
          <table:table-cell table:style-name="Default" office:value-type="string" calcext:value-type="string">
            <text:p>2022-08-16T19:00:00Z</text:p>
          </table:table-cell>
          <table:table-cell table:formula="of:=MID([.C265];1;10)" office:value-type="string" office:string-value="2022-08-16" calcext:value-type="string">
            <text:p>2022-08-16</text:p>
          </table:table-cell>
          <table:table-cell table:formula="of:=MID([.C265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6T21:00:00Z</text:p>
          </table:table-cell>
          <table:table-cell table:style-name="ce2" table:formula="of:=MID([.F265];1;10)" office:value-type="string" office:string-value="2022-08-16" calcext:value-type="string">
            <text:p>2022-08-16</text:p>
          </table:table-cell>
          <table:table-cell table:style-name="ce3" table:formula="of:=MID([.F265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elvis-thats-the-way-it-is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Elvis – That’s The Way It Is</text:p>
          </table:table-cell>
          <table:table-cell table:style-name="Default" office:value-type="string" calcext:value-type="string">
            <text:p>2022-08-17T17:30:00Z</text:p>
          </table:table-cell>
          <table:table-cell table:formula="of:=MID([.C266];1;10)" office:value-type="string" office:string-value="2022-08-17" calcext:value-type="string">
            <text:p>2022-08-17</text:p>
          </table:table-cell>
          <table:table-cell table:formula="of:=MID([.C266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17T19:30:00Z</text:p>
          </table:table-cell>
          <table:table-cell table:style-name="ce2" table:formula="of:=MID([.F266];1;10)" office:value-type="string" office:string-value="2022-08-17" calcext:value-type="string">
            <text:p>2022-08-17</text:p>
          </table:table-cell>
          <table:table-cell table:style-name="ce3" table:formula="of:=MID([.F26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elvis-thats-the-way-it-is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Sonne</text:p>
          </table:table-cell>
          <table:table-cell table:style-name="Default" office:value-type="string" calcext:value-type="string">
            <text:p>2022-08-17T19:00:00Z</text:p>
          </table:table-cell>
          <table:table-cell table:formula="of:=MID([.C267];1;10)" office:value-type="string" office:string-value="2022-08-17" calcext:value-type="string">
            <text:p>2022-08-17</text:p>
          </table:table-cell>
          <table:table-cell table:formula="of:=MID([.C267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7T21:00:00Z</text:p>
          </table:table-cell>
          <table:table-cell table:style-name="ce2" table:formula="of:=MID([.F267];1;10)" office:value-type="string" office:string-value="2022-08-17" calcext:value-type="string">
            <text:p>2022-08-17</text:p>
          </table:table-cell>
          <table:table-cell table:style-name="ce3" table:formula="of:=MID([.F267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sonne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Sonne</text:p>
          </table:table-cell>
          <table:table-cell table:style-name="Default" office:value-type="string" calcext:value-type="string">
            <text:p>2022-08-18T17:30:00Z</text:p>
          </table:table-cell>
          <table:table-cell table:formula="of:=MID([.C268];1;10)" office:value-type="string" office:string-value="2022-08-18" calcext:value-type="string">
            <text:p>2022-08-18</text:p>
          </table:table-cell>
          <table:table-cell table:formula="of:=MID([.C268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18T19:30:00Z</text:p>
          </table:table-cell>
          <table:table-cell table:style-name="ce2" table:formula="of:=MID([.F268];1;10)" office:value-type="string" office:string-value="2022-08-18" calcext:value-type="string">
            <text:p>2022-08-18</text:p>
          </table:table-cell>
          <table:table-cell table:style-name="ce3" table:formula="of:=MID([.F26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sonne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Märzengrund</text:p>
          </table:table-cell>
          <table:table-cell table:style-name="Default" office:value-type="string" calcext:value-type="string">
            <text:p>2022-08-18T19:00:00Z</text:p>
          </table:table-cell>
          <table:table-cell table:formula="of:=MID([.C269];1;10)" office:value-type="string" office:string-value="2022-08-18" calcext:value-type="string">
            <text:p>2022-08-18</text:p>
          </table:table-cell>
          <table:table-cell table:formula="of:=MID([.C269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8T21:00:00Z</text:p>
          </table:table-cell>
          <table:table-cell table:style-name="ce2" table:formula="of:=MID([.F269];1;10)" office:value-type="string" office:string-value="2022-08-18" calcext:value-type="string">
            <text:p>2022-08-18</text:p>
          </table:table-cell>
          <table:table-cell table:style-name="ce3" table:formula="of:=MID([.F269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maerzengrund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Märzengrund</text:p>
          </table:table-cell>
          <table:table-cell table:style-name="Default" office:value-type="string" calcext:value-type="string">
            <text:p>2022-08-19T17:30:00Z</text:p>
          </table:table-cell>
          <table:table-cell table:formula="of:=MID([.C270];1;10)" office:value-type="string" office:string-value="2022-08-19" calcext:value-type="string">
            <text:p>2022-08-19</text:p>
          </table:table-cell>
          <table:table-cell table:formula="of:=MID([.C270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19T19:30:00Z</text:p>
          </table:table-cell>
          <table:table-cell table:style-name="ce2" table:formula="of:=MID([.F270];1;10)" office:value-type="string" office:string-value="2022-08-19" calcext:value-type="string">
            <text:p>2022-08-19</text:p>
          </table:table-cell>
          <table:table-cell table:style-name="ce3" table:formula="of:=MID([.F27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maerzengrund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Alice Schwarzer</text:p>
          </table:table-cell>
          <table:table-cell table:style-name="Default" office:value-type="string" calcext:value-type="string">
            <text:p>2022-08-19T19:00:00Z</text:p>
          </table:table-cell>
          <table:table-cell table:formula="of:=MID([.C271];1;10)" office:value-type="string" office:string-value="2022-08-19" calcext:value-type="string">
            <text:p>2022-08-19</text:p>
          </table:table-cell>
          <table:table-cell table:formula="of:=MID([.C271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9T21:00:00Z</text:p>
          </table:table-cell>
          <table:table-cell table:style-name="ce2" table:formula="of:=MID([.F271];1;10)" office:value-type="string" office:string-value="2022-08-19" calcext:value-type="string">
            <text:p>2022-08-19</text:p>
          </table:table-cell>
          <table:table-cell table:style-name="ce3" table:formula="of:=MID([.F271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alice-schwarzer-3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Alice Schwarzer</text:p>
          </table:table-cell>
          <table:table-cell table:style-name="Default" office:value-type="string" calcext:value-type="string">
            <text:p>2022-08-20T17:30:00Z</text:p>
          </table:table-cell>
          <table:table-cell table:formula="of:=MID([.C272];1;10)" office:value-type="string" office:string-value="2022-08-20" calcext:value-type="string">
            <text:p>2022-08-20</text:p>
          </table:table-cell>
          <table:table-cell table:formula="of:=MID([.C272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20T19:30:00Z</text:p>
          </table:table-cell>
          <table:table-cell table:style-name="ce2" table:formula="of:=MID([.F272];1;10)" office:value-type="string" office:string-value="2022-08-20" calcext:value-type="string">
            <text:p>2022-08-20</text:p>
          </table:table-cell>
          <table:table-cell table:style-name="ce3" table:formula="of:=MID([.F27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alice-schwarzer-3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Nope</text:p>
          </table:table-cell>
          <table:table-cell table:style-name="Default" office:value-type="string" calcext:value-type="string">
            <text:p>2022-08-20T19:00:00Z</text:p>
          </table:table-cell>
          <table:table-cell table:formula="of:=MID([.C273];1;10)" office:value-type="string" office:string-value="2022-08-20" calcext:value-type="string">
            <text:p>2022-08-20</text:p>
          </table:table-cell>
          <table:table-cell table:formula="of:=MID([.C273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20T21:00:00Z</text:p>
          </table:table-cell>
          <table:table-cell table:style-name="ce2" table:formula="of:=MID([.F273];1;10)" office:value-type="string" office:string-value="2022-08-20" calcext:value-type="string">
            <text:p>2022-08-20</text:p>
          </table:table-cell>
          <table:table-cell table:style-name="ce3" table:formula="of:=MID([.F273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nope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Nope</text:p>
          </table:table-cell>
          <table:table-cell table:style-name="Default" office:value-type="string" calcext:value-type="string">
            <text:p>2022-08-21T17:30:00Z</text:p>
          </table:table-cell>
          <table:table-cell table:formula="of:=MID([.C274];1;10)" office:value-type="string" office:string-value="2022-08-21" calcext:value-type="string">
            <text:p>2022-08-21</text:p>
          </table:table-cell>
          <table:table-cell table:formula="of:=MID([.C274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8-21T19:30:00Z</text:p>
          </table:table-cell>
          <table:table-cell table:style-name="ce2" table:formula="of:=MID([.F274];1;10)" office:value-type="string" office:string-value="2022-08-21" calcext:value-type="string">
            <text:p>2022-08-21</text:p>
          </table:table-cell>
          <table:table-cell table:style-name="ce3" table:formula="of:=MID([.F27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filmarchiv.at/program/film/nope/</text:p>
          </table:table-cell>
          <table:table-cell office:value-type="string" calcext:value-type="string">
            <text:p>Johannesgasse 4, Wien, AT 10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Wie Noch Nie</text:p>
          </table:table-cell>
          <table:table-cell office:value-type="string" calcext:value-type="string">
            <text:p>The Great Dictator</text:p>
          </table:table-cell>
          <table:table-cell table:style-name="Default" office:value-type="string" calcext:value-type="string">
            <text:p>2022-08-21T19:00:00Z</text:p>
          </table:table-cell>
          <table:table-cell table:formula="of:=MID([.C275];1;10)" office:value-type="string" office:string-value="2022-08-21" calcext:value-type="string">
            <text:p>2022-08-21</text:p>
          </table:table-cell>
          <table:table-cell table:formula="of:=MID([.C275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21T21:00:00Z</text:p>
          </table:table-cell>
          <table:table-cell table:style-name="ce2" table:formula="of:=MID([.F275];1;10)" office:value-type="string" office:string-value="2022-08-21" calcext:value-type="string">
            <text:p>2022-08-21</text:p>
          </table:table-cell>
          <table:table-cell table:style-name="ce3" table:formula="of:=MID([.F275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filmarchiv.at/program/film/the-great-dictator/</text:p>
          </table:table-cell>
          <table:table-cell office:value-type="string" calcext:value-type="string">
            <text:p>Obere Augartenstraße 1, 1020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2022-06-06T19:00:00Z</text:p>
          </table:table-cell>
          <table:table-cell table:formula="of:=MID([.C276];1;10)" office:value-type="string" office:string-value="2022-06-06" calcext:value-type="string">
            <text:p>2022-06-06</text:p>
          </table:table-cell>
          <table:table-cell table:formula="of:=MID([.C276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06T21:00:00Z</text:p>
          </table:table-cell>
          <table:table-cell table:style-name="ce2" table:formula="of:=MID([.F276];1;10)" office:value-type="string" office:string-value="2022-06-06" calcext:value-type="string">
            <text:p>2022-06-06</text:p>
          </table:table-cell>
          <table:table-cell table:style-name="ce3" table:formula="of:=MID([.F276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alien-das-unheimliche-wesen-aus-einer-fremden-welt-1</text:p>
          </table:table-cell>
          <table:table-cell office:value-type="string" calcext:value-type="string">
            <text:p>Bruno-Kreisky-Park,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ie Körperfresser Kommen</text:p>
          </table:table-cell>
          <table:table-cell office:value-type="string" calcext:value-type="string">
            <text:p>2022-06-08T19:00:00Z</text:p>
          </table:table-cell>
          <table:table-cell table:formula="of:=MID([.C277];1;10)" office:value-type="string" office:string-value="2022-06-08" calcext:value-type="string">
            <text:p>2022-06-08</text:p>
          </table:table-cell>
          <table:table-cell table:formula="of:=MID([.C277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08T21:00:00Z</text:p>
          </table:table-cell>
          <table:table-cell table:style-name="ce2" table:formula="of:=MID([.F277];1;10)" office:value-type="string" office:string-value="2022-06-08" calcext:value-type="string">
            <text:p>2022-06-08</text:p>
          </table:table-cell>
          <table:table-cell table:style-name="ce3" table:formula="of:=MID([.F277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die-korperfresser-kommen</text:p>
          </table:table-cell>
          <table:table-cell office:value-type="string" calcext:value-type="string">
            <text:p>Bruno-Kreisky-Park,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Was Geschah Wirklich Mit Baby Jane?</text:p>
          </table:table-cell>
          <table:table-cell office:value-type="string" calcext:value-type="string">
            <text:p>2022-06-09T19:00:00Z</text:p>
          </table:table-cell>
          <table:table-cell table:formula="of:=MID([.C278];1;10)" office:value-type="string" office:string-value="2022-06-09" calcext:value-type="string">
            <text:p>2022-06-09</text:p>
          </table:table-cell>
          <table:table-cell table:formula="of:=MID([.C278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09T21:00:00Z</text:p>
          </table:table-cell>
          <table:table-cell table:style-name="ce2" table:formula="of:=MID([.F278];1;10)" office:value-type="string" office:string-value="2022-06-09" calcext:value-type="string">
            <text:p>2022-06-09</text:p>
          </table:table-cell>
          <table:table-cell table:style-name="ce3" table:formula="of:=MID([.F278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was-geschah-wirklich-mit-baby-jane</text:p>
          </table:table-cell>
          <table:table-cell office:value-type="string" calcext:value-type="string">
            <text:p>Jodok-Fink-Platz, 10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Planet der Vampire</text:p>
          </table:table-cell>
          <table:table-cell office:value-type="string" calcext:value-type="string">
            <text:p>2022-06-09T19:00:00Z</text:p>
          </table:table-cell>
          <table:table-cell table:formula="of:=MID([.C279];1;10)" office:value-type="string" office:string-value="2022-06-09" calcext:value-type="string">
            <text:p>2022-06-09</text:p>
          </table:table-cell>
          <table:table-cell table:formula="of:=MID([.C279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09T21:00:00Z</text:p>
          </table:table-cell>
          <table:table-cell table:style-name="ce2" table:formula="of:=MID([.F279];1;10)" office:value-type="string" office:string-value="2022-06-09" calcext:value-type="string">
            <text:p>2022-06-09</text:p>
          </table:table-cell>
          <table:table-cell table:style-name="ce3" table:formula="of:=MID([.F279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planet-der-vampire</text:p>
          </table:table-cell>
          <table:table-cell office:value-type="string" calcext:value-type="string">
            <text:p>Bruno-Kreisky-Park,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Wiegenlied Für Eine Leiche</text:p>
          </table:table-cell>
          <table:table-cell office:value-type="string" calcext:value-type="string">
            <text:p>2022-06-10T19:00:00Z</text:p>
          </table:table-cell>
          <table:table-cell table:formula="of:=MID([.C280];1;10)" office:value-type="string" office:string-value="2022-06-10" calcext:value-type="string">
            <text:p>2022-06-10</text:p>
          </table:table-cell>
          <table:table-cell table:formula="of:=MID([.C280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10T21:00:00Z</text:p>
          </table:table-cell>
          <table:table-cell table:style-name="ce2" table:formula="of:=MID([.F280];1;10)" office:value-type="string" office:string-value="2022-06-10" calcext:value-type="string">
            <text:p>2022-06-10</text:p>
          </table:table-cell>
          <table:table-cell table:style-name="ce3" table:formula="of:=MID([.F280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wiegenlied-fur-eine-leiche</text:p>
          </table:table-cell>
          <table:table-cell office:value-type="string" calcext:value-type="string">
            <text:p>Jodok-Fink-Platz, 10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Save the Green Planet</text:p>
          </table:table-cell>
          <table:table-cell office:value-type="string" calcext:value-type="string">
            <text:p>2022-06-10T19:00:00Z</text:p>
          </table:table-cell>
          <table:table-cell table:formula="of:=MID([.C281];1;10)" office:value-type="string" office:string-value="2022-06-10" calcext:value-type="string">
            <text:p>2022-06-10</text:p>
          </table:table-cell>
          <table:table-cell table:formula="of:=MID([.C281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10T21:00:00Z</text:p>
          </table:table-cell>
          <table:table-cell table:style-name="ce2" table:formula="of:=MID([.F281];1;10)" office:value-type="string" office:string-value="2022-06-10" calcext:value-type="string">
            <text:p>2022-06-10</text:p>
          </table:table-cell>
          <table:table-cell table:style-name="ce3" table:formula="of:=MID([.F281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save-the-green-planet</text:p>
          </table:table-cell>
          <table:table-cell office:value-type="string" calcext:value-type="string">
            <text:p>Bruno-Kreisky-Park,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The Thing</text:p>
          </table:table-cell>
          <table:table-cell office:value-type="string" calcext:value-type="string">
            <text:p>2022-06-11T19:00:00Z</text:p>
          </table:table-cell>
          <table:table-cell table:formula="of:=MID([.C282];1;10)" office:value-type="string" office:string-value="2022-06-11" calcext:value-type="string">
            <text:p>2022-06-11</text:p>
          </table:table-cell>
          <table:table-cell table:formula="of:=MID([.C282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11T21:00:00Z</text:p>
          </table:table-cell>
          <table:table-cell table:style-name="ce2" table:formula="of:=MID([.F282];1;10)" office:value-type="string" office:string-value="2022-06-11" calcext:value-type="string">
            <text:p>2022-06-11</text:p>
          </table:table-cell>
          <table:table-cell table:style-name="ce3" table:formula="of:=MID([.F282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the-thing-das-ding-aus-einer-anderen-welt</text:p>
          </table:table-cell>
          <table:table-cell office:value-type="string" calcext:value-type="string">
            <text:p>Bruno-Kreisky-Park,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Silver City</text:p>
          </table:table-cell>
          <table:table-cell office:value-type="string" calcext:value-type="string">
            <text:p>2022-06-11T19:00:00Z</text:p>
          </table:table-cell>
          <table:table-cell table:formula="of:=MID([.C283];1;10)" office:value-type="string" office:string-value="2022-06-11" calcext:value-type="string">
            <text:p>2022-06-11</text:p>
          </table:table-cell>
          <table:table-cell table:formula="of:=MID([.C283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11T21:00:00Z</text:p>
          </table:table-cell>
          <table:table-cell table:style-name="ce2" table:formula="of:=MID([.F283];1;10)" office:value-type="string" office:string-value="2022-06-11" calcext:value-type="string">
            <text:p>2022-06-11</text:p>
          </table:table-cell>
          <table:table-cell table:style-name="ce3" table:formula="of:=MID([.F283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silver-city</text:p>
          </table:table-cell>
          <table:table-cell office:value-type="string" calcext:value-type="string">
            <text:p>Jodok-Fink-Platz, 10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Bulworth</text:p>
          </table:table-cell>
          <table:table-cell office:value-type="string" calcext:value-type="string">
            <text:p>2022-06-12T19:00:00Z</text:p>
          </table:table-cell>
          <table:table-cell table:formula="of:=MID([.C284];1;10)" office:value-type="string" office:string-value="2022-06-12" calcext:value-type="string">
            <text:p>2022-06-12</text:p>
          </table:table-cell>
          <table:table-cell table:formula="of:=MID([.C284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12T21:00:00Z</text:p>
          </table:table-cell>
          <table:table-cell table:style-name="ce2" table:formula="of:=MID([.F284];1;10)" office:value-type="string" office:string-value="2022-06-12" calcext:value-type="string">
            <text:p>2022-06-12</text:p>
          </table:table-cell>
          <table:table-cell table:style-name="ce3" table:formula="of:=MID([.F284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bulworth</text:p>
          </table:table-cell>
          <table:table-cell office:value-type="string" calcext:value-type="string">
            <text:p>Jodok-Fink-Platz, 10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Son Of Rambow</text:p>
          </table:table-cell>
          <table:table-cell office:value-type="string" calcext:value-type="string">
            <text:p>2022-06-15T19:00:00Z</text:p>
          </table:table-cell>
          <table:table-cell table:formula="of:=MID([.C285];1;10)" office:value-type="string" office:string-value="2022-06-15" calcext:value-type="string">
            <text:p>2022-06-15</text:p>
          </table:table-cell>
          <table:table-cell table:formula="of:=MID([.C285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15T21:00:00Z</text:p>
          </table:table-cell>
          <table:table-cell table:style-name="ce2" table:formula="of:=MID([.F285];1;10)" office:value-type="string" office:string-value="2022-06-15" calcext:value-type="string">
            <text:p>2022-06-15</text:p>
          </table:table-cell>
          <table:table-cell table:style-name="ce3" table:formula="of:=MID([.F285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son-of-rambow</text:p>
          </table:table-cell>
          <table:table-cell office:value-type="string" calcext:value-type="string">
            <text:p>Reithofferpark, 11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Patti Cake$ – Queen Of Rap</text:p>
          </table:table-cell>
          <table:table-cell office:value-type="string" calcext:value-type="string">
            <text:p>2022-06-23T19:00:00Z</text:p>
          </table:table-cell>
          <table:table-cell table:formula="of:=MID([.C286];1;10)" office:value-type="string" office:string-value="2022-06-23" calcext:value-type="string">
            <text:p>2022-06-23</text:p>
          </table:table-cell>
          <table:table-cell table:formula="of:=MID([.C286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23T21:00:00Z</text:p>
          </table:table-cell>
          <table:table-cell table:style-name="ce2" table:formula="of:=MID([.F286];1;10)" office:value-type="string" office:string-value="2022-06-23" calcext:value-type="string">
            <text:p>2022-06-23</text:p>
          </table:table-cell>
          <table:table-cell table:style-name="ce3" table:formula="of:=MID([.F286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patti-cake-queen-of-rap</text:p>
          </table:table-cell>
          <table:table-cell office:value-type="string" calcext:value-type="string">
            <text:p>Polgarstraße 24, 12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Kiss Me Kosher</text:p>
          </table:table-cell>
          <table:table-cell office:value-type="string" calcext:value-type="string">
            <text:p>2022-06-24T19:00:00Z</text:p>
          </table:table-cell>
          <table:table-cell table:formula="of:=MID([.C287];1;10)" office:value-type="string" office:string-value="2022-06-24" calcext:value-type="string">
            <text:p>2022-06-24</text:p>
          </table:table-cell>
          <table:table-cell table:formula="of:=MID([.C287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24T21:00:00Z</text:p>
          </table:table-cell>
          <table:table-cell table:style-name="ce2" table:formula="of:=MID([.F287];1;10)" office:value-type="string" office:string-value="2022-06-24" calcext:value-type="string">
            <text:p>2022-06-24</text:p>
          </table:table-cell>
          <table:table-cell table:style-name="ce3" table:formula="of:=MID([.F287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kiss-me-kosher</text:p>
          </table:table-cell>
          <table:table-cell office:value-type="string" calcext:value-type="string">
            <text:p>Der Wildgarten, 11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onbass</text:p>
          </table:table-cell>
          <table:table-cell office:value-type="string" calcext:value-type="string">
            <text:p>2022-07-01T19:00:00Z</text:p>
          </table:table-cell>
          <table:table-cell table:formula="of:=MID([.C288];1;10)" office:value-type="string" office:string-value="2022-07-01" calcext:value-type="string">
            <text:p>2022-07-01</text:p>
          </table:table-cell>
          <table:table-cell table:formula="of:=MID([.C288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1T21:00:00Z</text:p>
          </table:table-cell>
          <table:table-cell table:style-name="ce2" table:formula="of:=MID([.F288];1;10)" office:value-type="string" office:string-value="2022-07-01" calcext:value-type="string">
            <text:p>2022-07-01</text:p>
          </table:table-cell>
          <table:table-cell table:style-name="ce3" table:formula="of:=MID([.F288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donbass</text:p>
          </table:table-cell>
          <table:table-cell office:value-type="string" calcext:value-type="string">
            <text:p>Meidlinger Platzl, 11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er Schönste Tag</text:p>
          </table:table-cell>
          <table:table-cell office:value-type="string" calcext:value-type="string">
            <text:p>2022-07-02T19:00:00Z</text:p>
          </table:table-cell>
          <table:table-cell table:formula="of:=MID([.C289];1;10)" office:value-type="string" office:string-value="2022-07-02" calcext:value-type="string">
            <text:p>2022-07-02</text:p>
          </table:table-cell>
          <table:table-cell table:formula="of:=MID([.C289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2T21:00:00Z</text:p>
          </table:table-cell>
          <table:table-cell table:style-name="ce2" table:formula="of:=MID([.F289];1;10)" office:value-type="string" office:string-value="2022-07-02" calcext:value-type="string">
            <text:p>2022-07-02</text:p>
          </table:table-cell>
          <table:table-cell table:style-name="ce3" table:formula="of:=MID([.F289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der-schonste-tag</text:p>
          </table:table-cell>
          <table:table-cell office:value-type="string" calcext:value-type="string">
            <text:p>Matteottiplatz, 11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Sonderveranstaltung: Sonne</text:p>
          </table:table-cell>
          <table:table-cell office:value-type="string" calcext:value-type="string">
            <text:p>2022-07-07T19:00:00Z</text:p>
          </table:table-cell>
          <table:table-cell table:formula="of:=MID([.C290];1;10)" office:value-type="string" office:string-value="2022-07-07" calcext:value-type="string">
            <text:p>2022-07-07</text:p>
          </table:table-cell>
          <table:table-cell table:formula="of:=MID([.C290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7T21:00:00Z</text:p>
          </table:table-cell>
          <table:table-cell table:style-name="ce2" table:formula="of:=MID([.F290];1;10)" office:value-type="string" office:string-value="2022-07-07" calcext:value-type="string">
            <text:p>2022-07-07</text:p>
          </table:table-cell>
          <table:table-cell table:style-name="ce3" table:formula="of:=MID([.F290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sonderveranstaltung-sonne</text:p>
          </table:table-cell>
          <table:table-cell office:value-type="string" calcext:value-type="string">
            <text:p>Reithofferpark, 1150\\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Spione Undercover</text:p>
          </table:table-cell>
          <table:table-cell office:value-type="string" calcext:value-type="string">
            <text:p>2022-07-07T19:00:00Z</text:p>
          </table:table-cell>
          <table:table-cell table:formula="of:=MID([.C291];1;10)" office:value-type="string" office:string-value="2022-07-07" calcext:value-type="string">
            <text:p>2022-07-07</text:p>
          </table:table-cell>
          <table:table-cell table:formula="of:=MID([.C291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7T21:00:00Z</text:p>
          </table:table-cell>
          <table:table-cell table:style-name="ce2" table:formula="of:=MID([.F291];1;10)" office:value-type="string" office:string-value="2022-07-07" calcext:value-type="string">
            <text:p>2022-07-07</text:p>
          </table:table-cell>
          <table:table-cell table:style-name="ce3" table:formula="of:=MID([.F291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spione-undercover</text:p>
          </table:table-cell>
          <table:table-cell office:value-type="string" calcext:value-type="string">
            <text:p>Leberweg, 11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er Schein Trügt</text:p>
          </table:table-cell>
          <table:table-cell office:value-type="string" calcext:value-type="string">
            <text:p>2022-07-08T19:00:00Z</text:p>
          </table:table-cell>
          <table:table-cell table:formula="of:=MID([.C292];1;10)" office:value-type="string" office:string-value="2022-07-08" calcext:value-type="string">
            <text:p>2022-07-08</text:p>
          </table:table-cell>
          <table:table-cell table:formula="of:=MID([.C292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8T21:00:00Z</text:p>
          </table:table-cell>
          <table:table-cell table:style-name="ce2" table:formula="of:=MID([.F292];1;10)" office:value-type="string" office:string-value="2022-07-08" calcext:value-type="string">
            <text:p>2022-07-08</text:p>
          </table:table-cell>
          <table:table-cell table:style-name="ce3" table:formula="of:=MID([.F292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der-schein-trugt</text:p>
          </table:table-cell>
          <table:table-cell office:value-type="string" calcext:value-type="string">
            <text:p>Yppengasse, 11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er Mann, Der Seine Haut Verkaufte</text:p>
          </table:table-cell>
          <table:table-cell office:value-type="string" calcext:value-type="string">
            <text:p>2022-07-09T19:00:00Z</text:p>
          </table:table-cell>
          <table:table-cell table:formula="of:=MID([.C293];1;10)" office:value-type="string" office:string-value="2022-07-09" calcext:value-type="string">
            <text:p>2022-07-09</text:p>
          </table:table-cell>
          <table:table-cell table:formula="of:=MID([.C293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9T21:00:00Z</text:p>
          </table:table-cell>
          <table:table-cell table:style-name="ce2" table:formula="of:=MID([.F293];1;10)" office:value-type="string" office:string-value="2022-07-09" calcext:value-type="string">
            <text:p>2022-07-09</text:p>
          </table:table-cell>
          <table:table-cell table:style-name="ce3" table:formula="of:=MID([.F293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der-mann-der-seine-haut-verkaufte</text:p>
          </table:table-cell>
          <table:table-cell office:value-type="string" calcext:value-type="string">
            <text:p>Yppengasse, 11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Halt Auf Freier Strecke</text:p>
          </table:table-cell>
          <table:table-cell office:value-type="string" calcext:value-type="string">
            <text:p>2022-07-14T19:00:00Z</text:p>
          </table:table-cell>
          <table:table-cell table:formula="of:=MID([.C294];1;10)" office:value-type="string" office:string-value="2022-07-14" calcext:value-type="string">
            <text:p>2022-07-14</text:p>
          </table:table-cell>
          <table:table-cell table:formula="of:=MID([.C294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14T21:00:00Z</text:p>
          </table:table-cell>
          <table:table-cell table:style-name="ce2" table:formula="of:=MID([.F294];1;10)" office:value-type="string" office:string-value="2022-07-14" calcext:value-type="string">
            <text:p>2022-07-14</text:p>
          </table:table-cell>
          <table:table-cell table:style-name="ce3" table:formula="of:=MID([.F294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halt-auf-freier-strecke</text:p>
          </table:table-cell>
          <table:table-cell office:value-type="string" calcext:value-type="string">
            <text:p>Arenbergpark, 10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Palm Springs</text:p>
          </table:table-cell>
          <table:table-cell office:value-type="string" calcext:value-type="string">
            <text:p>2022-07-15T19:00:00Z</text:p>
          </table:table-cell>
          <table:table-cell table:formula="of:=MID([.C295];1;10)" office:value-type="string" office:string-value="2022-07-15" calcext:value-type="string">
            <text:p>2022-07-15</text:p>
          </table:table-cell>
          <table:table-cell table:formula="of:=MID([.C295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15T21:00:00Z</text:p>
          </table:table-cell>
          <table:table-cell table:style-name="ce2" table:formula="of:=MID([.F295];1;10)" office:value-type="string" office:string-value="2022-07-15" calcext:value-type="string">
            <text:p>2022-07-15</text:p>
          </table:table-cell>
          <table:table-cell table:style-name="ce3" table:formula="of:=MID([.F295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palm-springs</text:p>
          </table:table-cell>
          <table:table-cell office:value-type="string" calcext:value-type="string">
            <text:p>Mitterhofergasse 2, 12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Sonderveranstaltung: Lovecut</text:p>
          </table:table-cell>
          <table:table-cell office:value-type="string" calcext:value-type="string">
            <text:p>2022-07-19T19:00:00Z</text:p>
          </table:table-cell>
          <table:table-cell table:formula="of:=MID([.C296];1;10)" office:value-type="string" office:string-value="2022-07-19" calcext:value-type="string">
            <text:p>2022-07-19</text:p>
          </table:table-cell>
          <table:table-cell table:formula="of:=MID([.C296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19T21:00:00Z</text:p>
          </table:table-cell>
          <table:table-cell table:style-name="ce2" table:formula="of:=MID([.F296];1;10)" office:value-type="string" office:string-value="2022-07-19" calcext:value-type="string">
            <text:p>2022-07-19</text:p>
          </table:table-cell>
          <table:table-cell table:style-name="ce3" table:formula="of:=MID([.F296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lovecut</text:p>
          </table:table-cell>
          <table:table-cell office:value-type="string" calcext:value-type="string">
            <text:p>USUS AM WASSER, 1210\\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Curveball - Wir Machen Die Wahrheit</text:p>
          </table:table-cell>
          <table:table-cell office:value-type="string" calcext:value-type="string">
            <text:p>2022-07-22T19:00:00Z</text:p>
          </table:table-cell>
          <table:table-cell table:formula="of:=MID([.C297];1;10)" office:value-type="string" office:string-value="2022-07-22" calcext:value-type="string">
            <text:p>2022-07-22</text:p>
          </table:table-cell>
          <table:table-cell table:formula="of:=MID([.C297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22T21:00:00Z</text:p>
          </table:table-cell>
          <table:table-cell table:style-name="ce2" table:formula="of:=MID([.F297];1;10)" office:value-type="string" office:string-value="2022-07-22" calcext:value-type="string">
            <text:p>2022-07-22</text:p>
          </table:table-cell>
          <table:table-cell table:style-name="ce3" table:formula="of:=MID([.F297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curveball-wir-machen-die-wahrheit</text:p>
          </table:table-cell>
          <table:table-cell office:value-type="string" calcext:value-type="string">
            <text:p>Dornerplatz, 11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as Land Meines Vaters</text:p>
          </table:table-cell>
          <table:table-cell office:value-type="string" calcext:value-type="string">
            <text:p>2022-07-23T19:00:00Z</text:p>
          </table:table-cell>
          <table:table-cell table:formula="of:=MID([.C298];1;10)" office:value-type="string" office:string-value="2022-07-23" calcext:value-type="string">
            <text:p>2022-07-23</text:p>
          </table:table-cell>
          <table:table-cell table:formula="of:=MID([.C298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23T21:00:00Z</text:p>
          </table:table-cell>
          <table:table-cell table:style-name="ce2" table:formula="of:=MID([.F298];1;10)" office:value-type="string" office:string-value="2022-07-23" calcext:value-type="string">
            <text:p>2022-07-23</text:p>
          </table:table-cell>
          <table:table-cell table:style-name="ce3" table:formula="of:=MID([.F298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das-land-meines-vaters</text:p>
          </table:table-cell>
          <table:table-cell office:value-type="string" calcext:value-type="string">
            <text:p>Dornerplatz, 11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er Glanz Der Unsichtbaren</text:p>
          </table:table-cell>
          <table:table-cell office:value-type="string" calcext:value-type="string">
            <text:p>2022-07-28T19:00:00Z</text:p>
          </table:table-cell>
          <table:table-cell table:formula="of:=MID([.C299];1;10)" office:value-type="string" office:string-value="2022-07-28" calcext:value-type="string">
            <text:p>2022-07-28</text:p>
          </table:table-cell>
          <table:table-cell table:formula="of:=MID([.C299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28T21:00:00Z</text:p>
          </table:table-cell>
          <table:table-cell table:style-name="ce2" table:formula="of:=MID([.F299];1;10)" office:value-type="string" office:string-value="2022-07-28" calcext:value-type="string">
            <text:p>2022-07-28</text:p>
          </table:table-cell>
          <table:table-cell table:style-name="ce3" table:formula="of:=MID([.F299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der-glanz-der-unsichtbaren</text:p>
          </table:table-cell>
          <table:table-cell office:value-type="string" calcext:value-type="string">
            <text:p>Putzendopplergasse 4\\n12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Nowhere Special</text:p>
          </table:table-cell>
          <table:table-cell office:value-type="string" calcext:value-type="string">
            <text:p>2022-07-29T19:00:00Z</text:p>
          </table:table-cell>
          <table:table-cell table:formula="of:=MID([.C300];1;10)" office:value-type="string" office:string-value="2022-07-29" calcext:value-type="string">
            <text:p>2022-07-29</text:p>
          </table:table-cell>
          <table:table-cell table:formula="of:=MID([.C300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29T21:00:00Z</text:p>
          </table:table-cell>
          <table:table-cell table:style-name="ce2" table:formula="of:=MID([.F300];1;10)" office:value-type="string" office:string-value="2022-07-29" calcext:value-type="string">
            <text:p>2022-07-29</text:p>
          </table:table-cell>
          <table:table-cell table:style-name="ce3" table:formula="of:=MID([.F300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nowhere-special</text:p>
          </table:table-cell>
          <table:table-cell office:value-type="string" calcext:value-type="string">
            <text:p>Dornerplatz, 11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Maikäfer Flieg</text:p>
          </table:table-cell>
          <table:table-cell office:value-type="string" calcext:value-type="string">
            <text:p>2022-07-30T19:00:00Z</text:p>
          </table:table-cell>
          <table:table-cell table:formula="of:=MID([.C301];1;10)" office:value-type="string" office:string-value="2022-07-30" calcext:value-type="string">
            <text:p>2022-07-30</text:p>
          </table:table-cell>
          <table:table-cell table:formula="of:=MID([.C301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30T21:00:00Z</text:p>
          </table:table-cell>
          <table:table-cell table:style-name="ce2" table:formula="of:=MID([.F301];1;10)" office:value-type="string" office:string-value="2022-07-30" calcext:value-type="string">
            <text:p>2022-07-30</text:p>
          </table:table-cell>
          <table:table-cell table:style-name="ce3" table:formula="of:=MID([.F301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maikafer-flieg</text:p>
          </table:table-cell>
          <table:table-cell office:value-type="string" calcext:value-type="string">
            <text:p>Dornerplatz, 11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ear Future Children</text:p>
          </table:table-cell>
          <table:table-cell office:value-type="string" calcext:value-type="string">
            <text:p>2022-08-04T18:30:00Z</text:p>
          </table:table-cell>
          <table:table-cell table:formula="of:=MID([.C302];1;10)" office:value-type="string" office:string-value="2022-08-04" calcext:value-type="string">
            <text:p>2022-08-04</text:p>
          </table:table-cell>
          <table:table-cell table:formula="of:=MID([.C302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04T20:30:00Z</text:p>
          </table:table-cell>
          <table:table-cell table:style-name="ce2" table:formula="of:=MID([.F302];1;10)" office:value-type="string" office:string-value="2022-08-04" calcext:value-type="string">
            <text:p>2022-08-04</text:p>
          </table:table-cell>
          <table:table-cell table:style-name="ce3" table:formula="of:=MID([.F302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www.volxkino.at/event-details/dear-future-children</text:p>
          </table:table-cell>
          <table:table-cell office:value-type="string" calcext:value-type="string">
            <text:p>Uni Campus / Altes AKH\\nHof 1, 10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Rimini</text:p>
          </table:table-cell>
          <table:table-cell office:value-type="string" calcext:value-type="string">
            <text:p>2022-08-10T18:30:00Z</text:p>
          </table:table-cell>
          <table:table-cell table:formula="of:=MID([.C303];1;10)" office:value-type="string" office:string-value="2022-08-10" calcext:value-type="string">
            <text:p>2022-08-10</text:p>
          </table:table-cell>
          <table:table-cell table:formula="of:=MID([.C303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10T20:30:00Z</text:p>
          </table:table-cell>
          <table:table-cell table:style-name="ce2" table:formula="of:=MID([.F303];1;10)" office:value-type="string" office:string-value="2022-08-10" calcext:value-type="string">
            <text:p>2022-08-10</text:p>
          </table:table-cell>
          <table:table-cell table:style-name="ce3" table:formula="of:=MID([.F303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www.volxkino.at/event-details/rimini</text:p>
          </table:table-cell>
          <table:table-cell office:value-type="string" calcext:value-type="string">
            <text:p>Burjanplatz, 11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Rabiye Kurnaz Gegen George W. Bush</text:p>
          </table:table-cell>
          <table:table-cell office:value-type="string" calcext:value-type="string">
            <text:p>2022-08-16T18:30:00Z</text:p>
          </table:table-cell>
          <table:table-cell table:formula="of:=MID([.C304];1;10)" office:value-type="string" office:string-value="2022-08-16" calcext:value-type="string">
            <text:p>2022-08-16</text:p>
          </table:table-cell>
          <table:table-cell table:formula="of:=MID([.C304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16T20:30:00Z</text:p>
          </table:table-cell>
          <table:table-cell table:style-name="ce2" table:formula="of:=MID([.F304];1;10)" office:value-type="string" office:string-value="2022-08-16" calcext:value-type="string">
            <text:p>2022-08-16</text:p>
          </table:table-cell>
          <table:table-cell table:style-name="ce3" table:formula="of:=MID([.F304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www.volxkino.at/event-details/rabiye-kurnaz-gegen-george-w-bush</text:p>
          </table:table-cell>
          <table:table-cell office:value-type="string" calcext:value-type="string">
            <text:p>Columbusplatz,1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The Card Counter</text:p>
          </table:table-cell>
          <table:table-cell office:value-type="string" calcext:value-type="string">
            <text:p>2022-08-17T18:30:00Z</text:p>
          </table:table-cell>
          <table:table-cell table:formula="of:=MID([.C305];1;10)" office:value-type="string" office:string-value="2022-08-17" calcext:value-type="string">
            <text:p>2022-08-17</text:p>
          </table:table-cell>
          <table:table-cell table:formula="of:=MID([.C305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17T20:30:00Z</text:p>
          </table:table-cell>
          <table:table-cell table:style-name="ce2" table:formula="of:=MID([.F305];1;10)" office:value-type="string" office:string-value="2022-08-17" calcext:value-type="string">
            <text:p>2022-08-17</text:p>
          </table:table-cell>
          <table:table-cell table:style-name="ce3" table:formula="of:=MID([.F305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www.volxkino.at/event-details/the-card-counter</text:p>
          </table:table-cell>
          <table:table-cell office:value-type="string" calcext:value-type="string">
            <text:p>Columbusplatz,1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Fuchs Im Bau</text:p>
          </table:table-cell>
          <table:table-cell office:value-type="string" calcext:value-type="string">
            <text:p>2022-08-19T18:30:00Z</text:p>
          </table:table-cell>
          <table:table-cell table:formula="of:=MID([.C306];1;10)" office:value-type="string" office:string-value="2022-08-19" calcext:value-type="string">
            <text:p>2022-08-19</text:p>
          </table:table-cell>
          <table:table-cell table:formula="of:=MID([.C306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19T20:30:00Z</text:p>
          </table:table-cell>
          <table:table-cell table:style-name="ce2" table:formula="of:=MID([.F306];1;10)" office:value-type="string" office:string-value="2022-08-19" calcext:value-type="string">
            <text:p>2022-08-19</text:p>
          </table:table-cell>
          <table:table-cell table:style-name="ce3" table:formula="of:=MID([.F306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www.volxkino.at/event-details/fuchs-im-bau</text:p>
          </table:table-cell>
          <table:table-cell office:value-type="string" calcext:value-type="string">
            <text:p>Ocwirkgasse 13, 12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Bekas</text:p>
          </table:table-cell>
          <table:table-cell office:value-type="string" calcext:value-type="string">
            <text:p>2022-08-24T18:00:00Z</text:p>
          </table:table-cell>
          <table:table-cell table:formula="of:=MID([.C307];1;10)" office:value-type="string" office:string-value="2022-08-24" calcext:value-type="string">
            <text:p>2022-08-24</text:p>
          </table:table-cell>
          <table:table-cell table:formula="of:=MID([.C307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8-24T20:00:00Z</text:p>
          </table:table-cell>
          <table:table-cell table:style-name="ce2" table:formula="of:=MID([.F307];1;10)" office:value-type="string" office:string-value="2022-08-24" calcext:value-type="string">
            <text:p>2022-08-24</text:p>
          </table:table-cell>
          <table:table-cell table:style-name="ce3" table:formula="of:=MID([.F307];12;8) + TIME(2;0;0)" office:value-type="time" office:time-value="PT22H00M00S" calcext:value-type="time">
            <text:p>22:00:00</text:p>
          </table:table-cell>
          <table:table-cell office:value-type="string" calcext:value-type="string">
            <text:p>https://www.volxkino.at/event-details/bekas</text:p>
          </table:table-cell>
          <table:table-cell office:value-type="string" calcext:value-type="string">
            <text:p>Baumgartner-Casinopark\\n11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The French Dispatch</text:p>
          </table:table-cell>
          <table:table-cell office:value-type="string" calcext:value-type="string">
            <text:p>2022-08-25T18:00:00Z</text:p>
          </table:table-cell>
          <table:table-cell table:formula="of:=MID([.C308];1;10)" office:value-type="string" office:string-value="2022-08-25" calcext:value-type="string">
            <text:p>2022-08-25</text:p>
          </table:table-cell>
          <table:table-cell table:formula="of:=MID([.C308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8-25T20:00:00Z</text:p>
          </table:table-cell>
          <table:table-cell table:style-name="ce2" table:formula="of:=MID([.F308];1;10)" office:value-type="string" office:string-value="2022-08-25" calcext:value-type="string">
            <text:p>2022-08-25</text:p>
          </table:table-cell>
          <table:table-cell table:style-name="ce3" table:formula="of:=MID([.F308];12;8) + TIME(2;0;0)" office:value-type="time" office:time-value="PT22H00M00S" calcext:value-type="time">
            <text:p>22:00:00</text:p>
          </table:table-cell>
          <table:table-cell office:value-type="string" calcext:value-type="string">
            <text:p>https://www.volxkino.at/event-details/the-french-dispatch</text:p>
          </table:table-cell>
          <table:table-cell office:value-type="string" calcext:value-type="string">
            <text:p>Paltaufgasse 16, 11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Alles Steht Kopf</text:p>
          </table:table-cell>
          <table:table-cell office:value-type="string" calcext:value-type="string">
            <text:p>2022-08-26T18:00:00Z</text:p>
          </table:table-cell>
          <table:table-cell table:formula="of:=MID([.C309];1;10)" office:value-type="string" office:string-value="2022-08-26" calcext:value-type="string">
            <text:p>2022-08-26</text:p>
          </table:table-cell>
          <table:table-cell table:formula="of:=MID([.C309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8-26T20:00:00Z</text:p>
          </table:table-cell>
          <table:table-cell table:style-name="ce2" table:formula="of:=MID([.F309];1;10)" office:value-type="string" office:string-value="2022-08-26" calcext:value-type="string">
            <text:p>2022-08-26</text:p>
          </table:table-cell>
          <table:table-cell table:style-name="ce3" table:formula="of:=MID([.F309];12;8) + TIME(2;0;0)" office:value-type="time" office:time-value="PT22H00M00S" calcext:value-type="time">
            <text:p>22:00:00</text:p>
          </table:table-cell>
          <table:table-cell office:value-type="string" calcext:value-type="string">
            <text:p>https://www.volxkino.at/event-details/alles-steht-kopf</text:p>
          </table:table-cell>
          <table:table-cell office:value-type="string" calcext:value-type="string">
            <text:p>Max-Winter-Platz, 10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Kings Of Hollywood</text:p>
          </table:table-cell>
          <table:table-cell office:value-type="string" calcext:value-type="string">
            <text:p>2022-08-27T18:00:00Z</text:p>
          </table:table-cell>
          <table:table-cell table:formula="of:=MID([.C310];1;10)" office:value-type="string" office:string-value="2022-08-27" calcext:value-type="string">
            <text:p>2022-08-27</text:p>
          </table:table-cell>
          <table:table-cell table:formula="of:=MID([.C310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8-27T20:00:00Z</text:p>
          </table:table-cell>
          <table:table-cell table:style-name="ce2" table:formula="of:=MID([.F310];1;10)" office:value-type="string" office:string-value="2022-08-27" calcext:value-type="string">
            <text:p>2022-08-27</text:p>
          </table:table-cell>
          <table:table-cell table:style-name="ce3" table:formula="of:=MID([.F310];12;8) + TIME(2;0;0)" office:value-type="time" office:time-value="PT22H00M00S" calcext:value-type="time">
            <text:p>22:00:00</text:p>
          </table:table-cell>
          <table:table-cell office:value-type="string" calcext:value-type="string">
            <text:p>https://www.volxkino.at/event-details/kings-of-hollywood</text:p>
          </table:table-cell>
          <table:table-cell office:value-type="string" calcext:value-type="string">
            <text:p>Floridsdorfer Markt\\n(Schlingermarkt), 12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Arizona Junior</text:p>
          </table:table-cell>
          <table:table-cell office:value-type="string" calcext:value-type="string">
            <text:p>2022-08-27T18:00:00Z</text:p>
          </table:table-cell>
          <table:table-cell table:formula="of:=MID([.C311];1;10)" office:value-type="string" office:string-value="2022-08-27" calcext:value-type="string">
            <text:p>2022-08-27</text:p>
          </table:table-cell>
          <table:table-cell table:formula="of:=MID([.C311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8-27T20:00:00Z</text:p>
          </table:table-cell>
          <table:table-cell table:style-name="ce2" table:formula="of:=MID([.F311];1;10)" office:value-type="string" office:string-value="2022-08-27" calcext:value-type="string">
            <text:p>2022-08-27</text:p>
          </table:table-cell>
          <table:table-cell table:style-name="ce3" table:formula="of:=MID([.F311];12;8) + TIME(2;0;0)" office:value-type="time" office:time-value="PT22H00M00S" calcext:value-type="time">
            <text:p>22:00:00</text:p>
          </table:table-cell>
          <table:table-cell office:value-type="string" calcext:value-type="string">
            <text:p>https://www.volxkino.at/event-details/arizona-junior</text:p>
          </table:table-cell>
          <table:table-cell office:value-type="string" calcext:value-type="string">
            <text:p>Mühlbergstraße 5,\\nParkanlage - Auhof, 1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Titane</text:p>
          </table:table-cell>
          <table:table-cell office:value-type="string" calcext:value-type="string">
            <text:p>2022-08-27T19:30:00Z</text:p>
          </table:table-cell>
          <table:table-cell table:formula="of:=MID([.C312];1;10)" office:value-type="string" office:string-value="2022-08-27" calcext:value-type="string">
            <text:p>2022-08-27</text:p>
          </table:table-cell>
          <table:table-cell table:formula="of:=MID([.C31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8-27T20:30:00Z</text:p>
          </table:table-cell>
          <table:table-cell table:style-name="ce2" table:formula="of:=MID([.F312];1;10)" office:value-type="string" office:string-value="2022-08-27" calcext:value-type="string">
            <text:p>2022-08-27</text:p>
          </table:table-cell>
          <table:table-cell table:style-name="ce3" table:formula="of:=MID([.F312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www.volxkino.at/event-details/titane</text:p>
          </table:table-cell>
          <table:table-cell office:value-type="string" calcext:value-type="string">
            <text:p>Lerchenfelder Gürtel 22, 108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er Blaue Tiger</text:p>
          </table:table-cell>
          <table:table-cell office:value-type="string" calcext:value-type="string">
            <text:p>2022-09-02T17:30:00Z</text:p>
          </table:table-cell>
          <table:table-cell table:formula="of:=MID([.C313];1;10)" office:value-type="string" office:string-value="2022-09-02" calcext:value-type="string">
            <text:p>2022-09-02</text:p>
          </table:table-cell>
          <table:table-cell table:formula="of:=MID([.C313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02T19:30:00Z</text:p>
          </table:table-cell>
          <table:table-cell table:style-name="ce2" table:formula="of:=MID([.F313];1;10)" office:value-type="string" office:string-value="2022-09-02" calcext:value-type="string">
            <text:p>2022-09-02</text:p>
          </table:table-cell>
          <table:table-cell table:style-name="ce3" table:formula="of:=MID([.F31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der-blaue-tiger</text:p>
          </table:table-cell>
          <table:table-cell office:value-type="string" calcext:value-type="string">
            <text:p>Matznerpark, 11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Rotzbub</text:p>
          </table:table-cell>
          <table:table-cell office:value-type="string" calcext:value-type="string">
            <text:p>2022-09-02T17:30:00Z</text:p>
          </table:table-cell>
          <table:table-cell table:formula="of:=MID([.C314];1;10)" office:value-type="string" office:string-value="2022-09-02" calcext:value-type="string">
            <text:p>2022-09-02</text:p>
          </table:table-cell>
          <table:table-cell table:formula="of:=MID([.C314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02T19:30:00Z</text:p>
          </table:table-cell>
          <table:table-cell table:style-name="ce2" table:formula="of:=MID([.F314];1;10)" office:value-type="string" office:string-value="2022-09-02" calcext:value-type="string">
            <text:p>2022-09-02</text:p>
          </table:table-cell>
          <table:table-cell table:style-name="ce3" table:formula="of:=MID([.F31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rotzbub</text:p>
          </table:table-cell>
          <table:table-cell office:value-type="string" calcext:value-type="string">
            <text:p>Marco-Polo-Platz, 12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Grosse Freiheit</text:p>
          </table:table-cell>
          <table:table-cell office:value-type="string" calcext:value-type="string">
            <text:p>2022-09-03T17:30:00Z</text:p>
          </table:table-cell>
          <table:table-cell table:formula="of:=MID([.C315];1;10)" office:value-type="string" office:string-value="2022-09-03" calcext:value-type="string">
            <text:p>2022-09-03</text:p>
          </table:table-cell>
          <table:table-cell table:formula="of:=MID([.C315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03T19:30:00Z</text:p>
          </table:table-cell>
          <table:table-cell table:style-name="ce2" table:formula="of:=MID([.F315];1;10)" office:value-type="string" office:string-value="2022-09-03" calcext:value-type="string">
            <text:p>2022-09-03</text:p>
          </table:table-cell>
          <table:table-cell table:style-name="ce3" table:formula="of:=MID([.F315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grosse-freiheit</text:p>
          </table:table-cell>
          <table:table-cell office:value-type="string" calcext:value-type="string">
            <text:p>Schweizergarten, 10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Wer Früher Stirbt, Ist Länger Tot</text:p>
          </table:table-cell>
          <table:table-cell office:value-type="string" calcext:value-type="string">
            <text:p>2022-09-03T17:30:00Z</text:p>
          </table:table-cell>
          <table:table-cell table:formula="of:=MID([.C316];1;10)" office:value-type="string" office:string-value="2022-09-03" calcext:value-type="string">
            <text:p>2022-09-03</text:p>
          </table:table-cell>
          <table:table-cell table:formula="of:=MID([.C316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03T19:30:00Z</text:p>
          </table:table-cell>
          <table:table-cell table:style-name="ce2" table:formula="of:=MID([.F316];1;10)" office:value-type="string" office:string-value="2022-09-03" calcext:value-type="string">
            <text:p>2022-09-03</text:p>
          </table:table-cell>
          <table:table-cell table:style-name="ce3" table:formula="of:=MID([.F31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wer-fruher-stirbt-ist-langer-tot</text:p>
          </table:table-cell>
          <table:table-cell office:value-type="string" calcext:value-type="string">
            <text:p>Pirquetgasse 7 -Actin Park\\n12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Come On, Come On</text:p>
          </table:table-cell>
          <table:table-cell office:value-type="string" calcext:value-type="string">
            <text:p>2022-09-05T17:30:00Z</text:p>
          </table:table-cell>
          <table:table-cell table:formula="of:=MID([.C317];1;10)" office:value-type="string" office:string-value="2022-09-05" calcext:value-type="string">
            <text:p>2022-09-05</text:p>
          </table:table-cell>
          <table:table-cell table:formula="of:=MID([.C317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05T19:30:00Z</text:p>
          </table:table-cell>
          <table:table-cell table:style-name="ce2" table:formula="of:=MID([.F317];1;10)" office:value-type="string" office:string-value="2022-09-05" calcext:value-type="string">
            <text:p>2022-09-05</text:p>
          </table:table-cell>
          <table:table-cell table:style-name="ce3" table:formula="of:=MID([.F31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come-on-come-on</text:p>
          </table:table-cell>
          <table:table-cell office:value-type="string" calcext:value-type="string">
            <text:p>Rudolf-Bednar-Park, 10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Ich Bin Dein Mensch</text:p>
          </table:table-cell>
          <table:table-cell office:value-type="string" calcext:value-type="string">
            <text:p>2022-09-08T17:30:00Z</text:p>
          </table:table-cell>
          <table:table-cell table:formula="of:=MID([.C318];1;10)" office:value-type="string" office:string-value="2022-09-08" calcext:value-type="string">
            <text:p>2022-09-08</text:p>
          </table:table-cell>
          <table:table-cell table:formula="of:=MID([.C318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08T19:30:00Z</text:p>
          </table:table-cell>
          <table:table-cell table:style-name="ce2" table:formula="of:=MID([.F318];1;10)" office:value-type="string" office:string-value="2022-09-08" calcext:value-type="string">
            <text:p>2022-09-08</text:p>
          </table:table-cell>
          <table:table-cell table:style-name="ce3" table:formula="of:=MID([.F31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ich-bin-dein-mensch</text:p>
          </table:table-cell>
          <table:table-cell office:value-type="string" calcext:value-type="string">
            <text:p>Speisinger Straße 256\\nVHS Mauer, 12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Nomadland</text:p>
          </table:table-cell>
          <table:table-cell office:value-type="string" calcext:value-type="string">
            <text:p>2022-09-09T17:30:00Z</text:p>
          </table:table-cell>
          <table:table-cell table:formula="of:=MID([.C319];1;10)" office:value-type="string" office:string-value="2022-09-09" calcext:value-type="string">
            <text:p>2022-09-09</text:p>
          </table:table-cell>
          <table:table-cell table:formula="of:=MID([.C319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09T19:30:00Z</text:p>
          </table:table-cell>
          <table:table-cell table:style-name="ce2" table:formula="of:=MID([.F319];1;10)" office:value-type="string" office:string-value="2022-09-09" calcext:value-type="string">
            <text:p>2022-09-09</text:p>
          </table:table-cell>
          <table:table-cell table:style-name="ce3" table:formula="of:=MID([.F31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nomadland</text:p>
          </table:table-cell>
          <table:table-cell office:value-type="string" calcext:value-type="string">
            <text:p>Rotenberggasse/\\nVeitingergasse, 1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Britt Marie War Hier</text:p>
          </table:table-cell>
          <table:table-cell office:value-type="string" calcext:value-type="string">
            <text:p>2022-09-09T17:30:00Z</text:p>
          </table:table-cell>
          <table:table-cell table:formula="of:=MID([.C320];1;10)" office:value-type="string" office:string-value="2022-09-09" calcext:value-type="string">
            <text:p>2022-09-09</text:p>
          </table:table-cell>
          <table:table-cell table:formula="of:=MID([.C320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09T19:30:00Z</text:p>
          </table:table-cell>
          <table:table-cell table:style-name="ce2" table:formula="of:=MID([.F320];1;10)" office:value-type="string" office:string-value="2022-09-09" calcext:value-type="string">
            <text:p>2022-09-09</text:p>
          </table:table-cell>
          <table:table-cell table:style-name="ce3" table:formula="of:=MID([.F32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britt-marie-war-hier</text:p>
          </table:table-cell>
          <table:table-cell office:value-type="string" calcext:value-type="string">
            <text:p>Am Schöpfwerk 27\\nHüglpark, 11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Soldat Ahmet</text:p>
          </table:table-cell>
          <table:table-cell office:value-type="string" calcext:value-type="string">
            <text:p>2022-09-10T17:30:00Z</text:p>
          </table:table-cell>
          <table:table-cell table:formula="of:=MID([.C321];1;10)" office:value-type="string" office:string-value="2022-09-10" calcext:value-type="string">
            <text:p>2022-09-10</text:p>
          </table:table-cell>
          <table:table-cell table:formula="of:=MID([.C321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10T19:30:00Z</text:p>
          </table:table-cell>
          <table:table-cell table:style-name="ce2" table:formula="of:=MID([.F321];1;10)" office:value-type="string" office:string-value="2022-09-10" calcext:value-type="string">
            <text:p>2022-09-10</text:p>
          </table:table-cell>
          <table:table-cell table:style-name="ce3" table:formula="of:=MID([.F321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soldat-ahmet</text:p>
          </table:table-cell>
          <table:table-cell office:value-type="string" calcext:value-type="string">
            <text:p>Alois-Drasche-Park, 10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Lionhearted</text:p>
          </table:table-cell>
          <table:table-cell office:value-type="string" calcext:value-type="string">
            <text:p>2022-09-10T17:30:00Z</text:p>
          </table:table-cell>
          <table:table-cell table:formula="of:=MID([.C322];1;10)" office:value-type="string" office:string-value="2022-09-10" calcext:value-type="string">
            <text:p>2022-09-10</text:p>
          </table:table-cell>
          <table:table-cell table:formula="of:=MID([.C322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10T19:30:00Z</text:p>
          </table:table-cell>
          <table:table-cell table:style-name="ce2" table:formula="of:=MID([.F322];1;10)" office:value-type="string" office:string-value="2022-09-10" calcext:value-type="string">
            <text:p>2022-09-10</text:p>
          </table:table-cell>
          <table:table-cell table:style-name="ce3" table:formula="of:=MID([.F32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lionhearted-aus-der-deckung</text:p>
          </table:table-cell>
          <table:table-cell office:value-type="string" calcext:value-type="string">
            <text:p>Arthaberpark, 1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Riders of Justice</text:p>
          </table:table-cell>
          <table:table-cell office:value-type="string" calcext:value-type="string">
            <text:p>2022-09-15T17:30:00Z</text:p>
          </table:table-cell>
          <table:table-cell table:formula="of:=MID([.C323];1;10)" office:value-type="string" office:string-value="2022-09-15" calcext:value-type="string">
            <text:p>2022-09-15</text:p>
          </table:table-cell>
          <table:table-cell table:formula="of:=MID([.C323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15T19:30:00Z</text:p>
          </table:table-cell>
          <table:table-cell table:style-name="ce2" table:formula="of:=MID([.F323];1;10)" office:value-type="string" office:string-value="2022-09-15" calcext:value-type="string">
            <text:p>2022-09-15</text:p>
          </table:table-cell>
          <table:table-cell table:style-name="ce3" table:formula="of:=MID([.F32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riders-of-justice-helden-der-wahrscheinlichkeit</text:p>
          </table:table-cell>
          <table:table-cell office:value-type="string" calcext:value-type="string">
            <text:p>Wallensteinplatz, 1200</text:p>
          </table:table-cell>
          <table:table-cell table:number-columns-repeated="1014"/>
        </table:table-row>
        <table:table-row table:style-name="ro1" table:number-rows-repeated="10482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volxkino.A1:volxkino.AMJ1048576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 style:data-style-name="N2" text:time-value="11:33:35.0575403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2T11:36:09.141955800</dc:date>
    <meta:editing-duration>PT20M37S</meta:editing-duration>
    <meta:editing-cycles>4</meta:editing-cycles>
    <meta:generator>LibreOffice/7.2.7.2$Linux_X86_64 LibreOffice_project/20$Build-2</meta:generator>
    <meta:document-statistic meta:table-count="1" meta:cell-count="3230" meta:object-count="0"/>
  </office:meta>
</office:document-meta>
</file>